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application/x-openoffice-wmf;windows_formatname=&quot;Image WMF&quot;" manifest:full-path="ObjectReplacements/ObjBFFFD2E1"/>
  <manifest:file-entry manifest:media-type="application/x-openoffice-wmf;windows_formatname=&quot;Image WMF&quot;" manifest:full-path="ObjectReplacements/ObjBFFFD2E2"/>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application/vnd.sun.star.oleobject" manifest:full-path="ObjBFFFD2E1"/>
  <manifest:file-entry manifest:media-type="" manifest:full-path="Pictures/2000000700000F4100000B5E446446DD.svm"/>
  <manifest:file-entry manifest:media-type="" manifest:full-path="Pictures/20000007000002E30000034954C94503.svm"/>
  <manifest:file-entry manifest:media-type="" manifest:full-path="Pictures/2000000700001A4700001E386A29723D.svm"/>
  <manifest:file-entry manifest:media-type="" manifest:full-path="Pictures/2000000700002237000024987217FB70.svm"/>
  <manifest:file-entry manifest:media-type="" manifest:full-path="Pictures/200000070000039C000002FC0933829D.svm"/>
  <manifest:file-entry manifest:media-type="" manifest:full-path="Pictures/200000070000034D000003491B51FBE4.svm"/>
  <manifest:file-entry manifest:media-type="" manifest:full-path="Pictures/20000007000003670000027723F83D0F.svm"/>
  <manifest:file-entry manifest:media-type="" manifest:full-path="Pictures/200000070000188700000C180711713B.svm"/>
  <manifest:file-entry manifest:media-type="" manifest:full-path="Pictures/20000007000003820000025DB605734D.svm"/>
  <manifest:file-entry manifest:media-type="" manifest:full-path="Pictures/2000000700000318000002FCB7C41F3F.svm"/>
  <manifest:file-entry manifest:media-type="" manifest:full-path="Pictures/2000000700004BA300003C58189C697C.svm"/>
  <manifest:file-entry manifest:media-type="" manifest:full-path="Pictures/2000000700000382000002C707D60F18.svm"/>
  <manifest:file-entry manifest:media-type="" manifest:full-path="Pictures/20000007000016E2000004C1BC8C0B41.svm"/>
  <manifest:file-entry manifest:media-type="" manifest:full-path="Pictures/20000007000003670000025D16C85C9D.svm"/>
  <manifest:file-entry manifest:media-type="" manifest:full-path="Pictures/2000000700000367000003160B952A6F.svm"/>
  <manifest:file-entry manifest:media-type="" manifest:full-path="Pictures/200000070000039C000002AC1E311EA3.svm"/>
  <manifest:file-entry manifest:media-type="" manifest:full-path="Pictures/200000070000034D0000034987AA82A7.svm"/>
  <manifest:file-entry manifest:media-type="" manifest:full-path="Configurations2/accelerator/current.xml"/>
  <manifest:file-entry manifest:media-type="application/vnd.sun.xml.ui.configuration" manifest:full-path="Configurations2/"/>
  <manifest:file-entry manifest:media-type="application/vnd.sun.star.oleobject" manifest:full-path="ObjBFFFD2E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Tahoma1" svg:font-family="Tahoma"/>
    <style:font-face style:name="Courier New" svg:font-family="'Courier New'" style:font-family-generic="modern"/>
    <style:font-face style:name="Courier New Cyr" svg:font-family="'Courier New Cyr'" style:font-family-generic="modern"/>
    <style:font-face style:name="Andale Sans UI" svg:font-family="'Andale Sans UI'"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Nimbus Sans L" svg:font-family="'Nimbus Sans L'" style:font-family-generic="swiss" style:font-pitch="variable"/>
  </office:font-face-decls>
  <office:automatic-styles>
    <style:style style:name="Tableau1" style:family="table">
      <style:table-properties style:width="16.805cm" fo:margin-left="0.725cm" table:align="left" style:writing-mode="lr-tb"/>
    </style:style>
    <style:style style:name="Tableau1.A" style:family="table-column">
      <style:table-column-properties style:column-width="4.436cm"/>
    </style:style>
    <style:style style:name="Tableau1.B" style:family="table-column">
      <style:table-column-properties style:column-width="12.368cm"/>
    </style:style>
    <style:style style:name="Tableau1.A1" style:family="table-cell">
      <style:table-cell-properties style:vertical-align="top" fo:background-color="#cccccc" fo:padding-left="0.191cm" fo:padding-right="0.191cm" fo:padding-top="0cm" fo:padding-bottom="0cm" fo:border-left="1pt solid #000000" fo:border-right="none" fo:border-top="1pt solid #000000" fo:border-bottom="0.05pt solid #000000">
        <style:background-image/>
      </style:table-cell-properties>
    </style:style>
    <style:style style:name="Tableau1.B1" style:family="table-cell">
      <style:table-cell-properties style:vertical-align="top" fo:background-color="#cccccc" fo:padding-left="0.191cm" fo:padding-right="0.191cm" fo:padding-top="0cm" fo:padding-bottom="0cm" fo:border-left="0.05pt solid #000000" fo:border-right="1pt solid #000000" fo:border-top="1pt solid #000000" fo:border-bottom="0.05pt solid #000000">
        <style:background-image/>
      </style:table-cell-properties>
    </style:style>
    <style:style style:name="Tableau1.A2" style:family="table-cell">
      <style:table-cell-properties style:vertical-align="top" fo:padding-left="0.191cm" fo:padding-right="0.191cm" fo:padding-top="0cm" fo:padding-bottom="0cm" fo:border-left="1pt solid #000000" fo:border-right="none" fo:border-top="none" fo:border-bottom="0.05pt solid #000000"/>
    </style:style>
    <style:style style:name="Tableau1.B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leau1.A3" style:family="table-cell">
      <style:table-cell-properties style:vertical-align="top" fo:padding-left="0.191cm" fo:padding-right="0.191cm" fo:padding-top="0cm" fo:padding-bottom="0cm" fo:border-left="1pt solid #000000" fo:border-right="none" fo:border-top="none" fo:border-bottom="0.05pt solid #000000"/>
    </style:style>
    <style:style style:name="Tableau1.B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leau1.A4" style:family="table-cell">
      <style:table-cell-properties style:vertical-align="top" fo:padding-left="0.191cm" fo:padding-right="0.191cm" fo:padding-top="0cm" fo:padding-bottom="0cm" fo:border-left="1pt solid #000000" fo:border-right="none" fo:border-top="none" fo:border-bottom="0.05pt solid #000000"/>
    </style:style>
    <style:style style:name="Tableau1.B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leau1.A5" style:family="table-cell">
      <style:table-cell-properties style:vertical-align="top" fo:padding-left="0.191cm" fo:padding-right="0.191cm" fo:padding-top="0cm" fo:padding-bottom="0cm" fo:border-left="1pt solid #000000" fo:border-right="none" fo:border-top="none" fo:border-bottom="0.05pt solid #000000"/>
    </style:style>
    <style:style style:name="Tableau1.B5"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leau1.A6" style:family="table-cell">
      <style:table-cell-properties style:vertical-align="top" fo:padding-left="0.191cm" fo:padding-right="0.191cm" fo:padding-top="0cm" fo:padding-bottom="0cm" fo:border-left="1pt solid #000000" fo:border-right="none" fo:border-top="none" fo:border-bottom="0.05pt solid #000000"/>
    </style:style>
    <style:style style:name="Tableau1.B6"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leau1.A7" style:family="table-cell">
      <style:table-cell-properties style:vertical-align="top" fo:padding-left="0.191cm" fo:padding-right="0.191cm" fo:padding-top="0cm" fo:padding-bottom="0cm" fo:border-left="1pt solid #000000" fo:border-right="none" fo:border-top="none" fo:border-bottom="0.05pt solid #000000"/>
    </style:style>
    <style:style style:name="Tableau1.B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leau1.A8" style:family="table-cell">
      <style:table-cell-properties style:vertical-align="top" fo:padding-left="0.191cm" fo:padding-right="0.191cm" fo:padding-top="0cm" fo:padding-bottom="0cm" fo:border-left="1pt solid #000000" fo:border-right="none" fo:border-top="none" fo:border-bottom="0.05pt solid #000000"/>
    </style:style>
    <style:style style:name="Tableau1.B8"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leau1.A9" style:family="table-cell">
      <style:table-cell-properties style:vertical-align="top" fo:padding-left="0.191cm" fo:padding-right="0.191cm" fo:padding-top="0cm" fo:padding-bottom="0cm" fo:border-left="1pt solid #000000" fo:border-right="none" fo:border-top="none" fo:border-bottom="0.05pt solid #000000"/>
    </style:style>
    <style:style style:name="Tableau1.B9"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leau1.A10" style:family="table-cell">
      <style:table-cell-properties style:vertical-align="top" fo:padding-left="0.191cm" fo:padding-right="0.191cm" fo:padding-top="0cm" fo:padding-bottom="0cm" fo:border-left="1pt solid #000000" fo:border-right="none" fo:border-top="none" fo:border-bottom="0.05pt solid #000000"/>
    </style:style>
    <style:style style:name="Tableau1.B10"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leau1.A11" style:family="table-cell">
      <style:table-cell-properties style:vertical-align="top" fo:padding-left="0.191cm" fo:padding-right="0.191cm" fo:padding-top="0cm" fo:padding-bottom="0cm" fo:border-left="1pt solid #000000" fo:border-right="none" fo:border-top="none" fo:border-bottom="0.05pt solid #000000"/>
    </style:style>
    <style:style style:name="Tableau1.B11"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leau1.A12" style:family="table-cell">
      <style:table-cell-properties style:vertical-align="top" fo:padding-left="0.191cm" fo:padding-right="0.191cm" fo:padding-top="0cm" fo:padding-bottom="0cm" fo:border-left="1pt solid #000000" fo:border-right="none" fo:border-top="none" fo:border-bottom="0.05pt solid #000000"/>
    </style:style>
    <style:style style:name="Tableau1.B1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leau1.A13" style:family="table-cell">
      <style:table-cell-properties style:vertical-align="top" fo:padding-left="0.191cm" fo:padding-right="0.191cm" fo:padding-top="0cm" fo:padding-bottom="0cm" fo:border-left="1pt solid #000000" fo:border-right="none" fo:border-top="none" fo:border-bottom="0.05pt solid #000000"/>
    </style:style>
    <style:style style:name="Tableau1.B1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leau1.A14" style:family="table-cell">
      <style:table-cell-properties style:vertical-align="top" fo:padding-left="0.191cm" fo:padding-right="0.191cm" fo:padding-top="0cm" fo:padding-bottom="0cm" fo:border-left="1pt solid #000000" fo:border-right="none" fo:border-top="none" fo:border-bottom="0.05pt solid #000000"/>
    </style:style>
    <style:style style:name="Tableau1.B1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leau1.A15" style:family="table-cell">
      <style:table-cell-properties style:vertical-align="top" fo:padding-left="0.191cm" fo:padding-right="0.191cm" fo:padding-top="0cm" fo:padding-bottom="0cm" fo:border-left="1pt solid #000000" fo:border-right="none" fo:border-top="none" fo:border-bottom="0.05pt solid #000000"/>
    </style:style>
    <style:style style:name="Tableau1.B15"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leau1.A16" style:family="table-cell">
      <style:table-cell-properties style:vertical-align="top" fo:padding-left="0.191cm" fo:padding-right="0.191cm" fo:padding-top="0cm" fo:padding-bottom="0cm" fo:border-left="1pt solid #000000" fo:border-right="none" fo:border-top="none" fo:border-bottom="0.05pt solid #000000"/>
    </style:style>
    <style:style style:name="Tableau1.B16"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leau1.A17" style:family="table-cell">
      <style:table-cell-properties style:vertical-align="top" fo:padding-left="0.191cm" fo:padding-right="0.191cm" fo:padding-top="0cm" fo:padding-bottom="0cm" fo:border-left="1pt solid #000000" fo:border-right="none" fo:border-top="none" fo:border-bottom="0.05pt solid #000000"/>
    </style:style>
    <style:style style:name="Tableau1.B1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leau1.A18" style:family="table-cell">
      <style:table-cell-properties style:vertical-align="top" fo:padding-left="0.191cm" fo:padding-right="0.191cm" fo:padding-top="0cm" fo:padding-bottom="0cm" fo:border-left="1pt solid #000000" fo:border-right="none" fo:border-top="none" fo:border-bottom="0.05pt solid #000000"/>
    </style:style>
    <style:style style:name="Tableau1.B18"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leau1.A19" style:family="table-cell">
      <style:table-cell-properties style:vertical-align="top" fo:padding-left="0.191cm" fo:padding-right="0.191cm" fo:padding-top="0cm" fo:padding-bottom="0cm" fo:border-left="1pt solid #000000" fo:border-right="none" fo:border-top="none" fo:border-bottom="0.05pt solid #000000"/>
    </style:style>
    <style:style style:name="Tableau1.B19"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leau1.A20" style:family="table-cell">
      <style:table-cell-properties style:vertical-align="top" fo:padding-left="0.191cm" fo:padding-right="0.191cm" fo:padding-top="0cm" fo:padding-bottom="0cm" fo:border-left="1pt solid #000000" fo:border-right="none" fo:border-top="none" fo:border-bottom="1pt solid #000000"/>
    </style:style>
    <style:style style:name="Tableau1.B20" style:family="table-cell">
      <style:table-cell-properties style:vertical-align="top" fo:padding-left="0.191cm" fo:padding-right="0.191cm" fo:padding-top="0cm" fo:padding-bottom="0cm" fo:border-left="0.05pt solid #000000" fo:border-right="1pt solid #000000" fo:border-top="none" fo:border-bottom="1pt solid #000000"/>
    </style:style>
    <style:style style:name="P1" style:family="paragraph" style:parent-style-name="Standard">
      <style:paragraph-properties fo:text-align="center" style:justify-single-word="false"/>
      <style:text-properties style:font-name="Arial Cyr" fo:font-size="18pt" fo:language="en" fo:country="US" fo:font-weight="bold" style:font-size-asian="18pt" style:font-weight-asian="bold"/>
    </style:style>
    <style:style style:name="P2" style:family="paragraph" style:parent-style-name="Standard">
      <style:text-properties style:font-name="Arial Cyr" fo:language="en" fo:country="US"/>
    </style:style>
    <style:style style:name="P3" style:family="paragraph" style:parent-style-name="Standard">
      <style:paragraph-properties fo:text-align="center" style:justify-single-word="false"/>
      <style:text-properties style:font-name="Arial Cyr" fo:language="en" fo:country="US" fo:font-weight="bold" style:font-weight-asian="bold"/>
    </style:style>
    <style:style style:name="P4" style:family="paragraph" style:parent-style-name="Standard">
      <style:paragraph-properties fo:text-align="justify" style:justify-single-word="false"/>
      <style:text-properties style:font-name="Arial Cyr" fo:language="en" fo:country="US" fo:font-weight="bold" style:font-weight-asian="bold"/>
    </style:style>
    <style:style style:name="P5" style:family="paragraph" style:parent-style-name="Standard">
      <style:paragraph-properties fo:text-align="justify" style:justify-single-word="false"/>
      <style:text-properties style:font-name="Arial Cyr" fo:language="en" fo:country="US"/>
    </style:style>
    <style:style style:name="P6" style:family="paragraph" style:parent-style-name="Standard">
      <style:paragraph-properties fo:text-align="justify" style:justify-single-word="false" fo:orphans="0" fo:widows="0"/>
      <style:text-properties style:font-name="Arial Cyr" fo:language="en" fo:country="US"/>
    </style:style>
    <style:style style:name="P7" style:family="paragraph" style:parent-style-name="Standard">
      <style:paragraph-properties fo:text-align="justify" style:justify-single-word="false"/>
      <style:text-properties style:font-name="Arial Cyr"/>
    </style:style>
    <style:style style:name="P8" style:family="paragraph" style:parent-style-name="Standard">
      <style:paragraph-properties fo:text-align="center" style:justify-single-word="false"/>
      <style:text-properties fo:font-size="26pt" fo:language="en" fo:country="US" fo:font-weight="bold" style:font-size-asian="26pt" style:font-weight-asian="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8pt" fo:language="en" fo:country="US" fo:font-weight="bold" style:font-size-asian="18pt" style:font-weight-asian="bold"/>
    </style:style>
    <style:style style:name="P11" style:family="paragraph" style:parent-style-name="Standard">
      <style:text-properties fo:language="en" fo:country="US"/>
    </style:style>
    <style:style style:name="P12" style:family="paragraph" style:parent-style-name="Standard">
      <style:paragraph-properties fo:text-align="justify" style:justify-single-word="false"/>
      <style:text-properties fo:language="en" fo:country="US"/>
    </style:style>
    <style:style style:name="P13" style:family="paragraph" style:parent-style-name="Standard">
      <style:paragraph-properties fo:text-align="justify" style:justify-single-word="false" fo:orphans="0" fo:widows="0"/>
      <style:text-properties fo:language="en" fo:country="US"/>
    </style:style>
    <style:style style:name="P14" style:family="paragraph" style:parent-style-name="Standard">
      <style:paragraph-properties fo:text-align="justify" style:justify-single-word="false"/>
    </style:style>
    <style:style style:name="P15" style:family="paragraph" style:parent-style-name="Standard">
      <style:paragraph-properties fo:line-height="150%" fo:text-align="justify" style:justify-single-word="false"/>
    </style:style>
    <style:style style:name="P16" style:family="paragraph" style:parent-style-name="Standard">
      <style:paragraph-properties fo:text-align="justify" style:justify-single-word="false"/>
      <style:text-properties fo:color="#000000" fo:language="en" fo:country="US"/>
    </style:style>
    <style:style style:name="P17" style:family="paragraph" style:parent-style-name="Standard">
      <style:paragraph-properties fo:text-align="center" style:justify-single-word="false"/>
      <style:text-properties fo:color="#000000" fo:font-size="10pt" fo:language="en" fo:country="US" style:font-size-asian="10pt"/>
    </style:style>
    <style:style style:name="P18" style:family="paragraph" style:parent-style-name="Standard">
      <style:paragraph-properties fo:text-align="justify" style:justify-single-word="false"/>
      <style:text-properties fo:color="#000000" style:font-name="Arial Cyr" fo:language="en" fo:country="US"/>
    </style:style>
    <style:style style:name="P19" style:family="paragraph" style:parent-style-name="Standard">
      <style:paragraph-properties fo:text-align="center" style:justify-single-word="false"/>
      <style:text-properties fo:font-size="10pt" fo:language="en" fo:country="US" fo:font-weight="bold" style:font-size-asian="10pt" style:font-weight-asian="bold"/>
    </style:style>
    <style:style style:name="P20" style:family="paragraph" style:parent-style-name="Standard">
      <style:paragraph-properties fo:text-align="justify" style:justify-single-word="false"/>
      <style:text-properties fo:font-size="10pt" fo:language="en" fo:country="US" style:font-size-asian="10pt"/>
    </style:style>
    <style:style style:name="P21" style:family="paragraph" style:parent-style-name="Standard">
      <style:paragraph-properties fo:text-align="justify" style:justify-single-word="false"/>
      <style:text-properties fo:color="#ff0000" fo:language="en" fo:country="US" fo:font-weight="bold" style:font-weight-asian="bold"/>
    </style:style>
    <style:style style:name="P22" style:family="paragraph" style:parent-style-name="Standard">
      <style:paragraph-properties fo:text-align="justify" style:justify-single-word="false"/>
      <style:text-properties style:font-name="Courier New" fo:language="en" fo:country="US" fo:font-weight="bold" style:font-weight-asian="bold"/>
    </style:style>
    <style:style style:name="P23" style:family="paragraph" style:parent-style-name="Standard">
      <style:paragraph-properties fo:text-align="justify" style:justify-single-word="false"/>
      <style:text-properties style:font-name="Courier New" fo:language="en" fo:country="US"/>
    </style:style>
    <style:style style:name="P24" style:family="paragraph" style:parent-style-name="Standard">
      <style:paragraph-properties fo:text-align="justify" style:justify-single-word="false"/>
      <style:text-properties style:font-name="Courier New Cyr" fo:language="en" fo:country="US" fo:font-weight="bold" style:font-weight-asian="bold"/>
    </style:style>
    <style:style style:name="P25" style:family="paragraph" style:parent-style-name="Standard">
      <style:paragraph-properties fo:text-align="justify" style:justify-single-word="false"/>
      <style:text-properties style:font-name="Courier New Cyr" fo:language="en" fo:country="US"/>
    </style:style>
    <style:style style:name="P26" style:family="paragraph" style:parent-style-name="Contents_20_1">
      <style:paragraph-properties fo:break-before="page">
        <style:tab-stops>
          <style:tab-stop style:position="19.498cm" style:type="right" style:leader-style="dotted" style:leader-text="."/>
        </style:tab-stops>
      </style:paragraph-properties>
    </style:style>
    <style:style style:name="P27" style:family="paragraph" style:parent-style-name="Contents_20_1">
      <style:paragraph-properties>
        <style:tab-stops>
          <style:tab-stop style:position="19.498cm" style:type="right" style:leader-style="dotted" style:leader-text="."/>
        </style:tab-stops>
      </style:paragraph-properties>
    </style:style>
    <style:style style:name="P28" style:family="paragraph" style:parent-style-name="Contents_20_2">
      <style:paragraph-properties>
        <style:tab-stops>
          <style:tab-stop style:position="19.498cm" style:type="right" style:leader-style="dotted" style:leader-text="."/>
        </style:tab-stops>
      </style:paragraph-properties>
    </style:style>
    <style:style style:name="P29" style:family="paragraph" style:parent-style-name="Contents_20_3">
      <style:paragraph-properties>
        <style:tab-stops>
          <style:tab-stop style:position="19.498cm" style:type="right" style:leader-style="dotted" style:leader-text="."/>
        </style:tab-stops>
      </style:paragraph-properties>
    </style:style>
    <style:style style:name="P30" style:family="paragraph" style:parent-style-name="Îñíîâíîé_20_òåêñò_20_2">
      <style:paragraph-properties fo:margin-left="0cm" fo:margin-right="0cm" fo:text-indent="1.27cm" style:auto-text-indent="false"/>
      <style:text-properties style:use-window-font-color="true" fo:font-weight="normal" style:font-weight-asian="normal"/>
    </style:style>
    <style:style style:name="P31" style:family="paragraph" style:parent-style-name="Standard">
      <style:paragraph-properties fo:margin-left="0cm" fo:margin-right="0cm" fo:text-align="justify" style:justify-single-word="false" fo:text-indent="1.27cm" style:auto-text-indent="false"/>
    </style:style>
    <style:style style:name="P32" style:family="paragraph" style:parent-style-name="Standard">
      <style:paragraph-properties fo:margin-left="0cm" fo:margin-right="0cm" fo:text-align="justify" style:justify-single-word="false" fo:text-indent="1.27cm" style:auto-text-indent="false"/>
      <style:text-properties fo:language="en" fo:country="US"/>
    </style:style>
    <style:style style:name="P33" style:family="paragraph" style:parent-style-name="Standard">
      <style:paragraph-properties fo:margin-left="0cm" fo:margin-right="0cm" fo:text-align="justify" style:justify-single-word="false" fo:orphans="0" fo:widows="0" fo:text-indent="1.27cm" style:auto-text-indent="false"/>
      <style:text-properties fo:language="en" fo:country="US"/>
    </style:style>
    <style:style style:name="P34" style:family="paragraph" style:parent-style-name="Standard">
      <style:paragraph-properties fo:margin-left="0cm" fo:margin-right="0cm" fo:text-align="justify" style:justify-single-word="false" fo:text-indent="1.27cm" style:auto-text-indent="false"/>
      <style:text-properties fo:color="#000000" fo:language="en" fo:country="US"/>
    </style:style>
    <style:style style:name="P35" style:family="paragraph" style:parent-style-name="Standard">
      <style:paragraph-properties fo:margin-left="0cm" fo:margin-right="0cm" fo:text-align="justify" style:justify-single-word="false" fo:text-indent="1.27cm" style:auto-text-indent="false"/>
      <style:text-properties style:font-name="Arial Cyr" fo:language="en" fo:country="US"/>
    </style:style>
    <style:style style:name="P36" style:family="paragraph" style:parent-style-name="Standard">
      <style:paragraph-properties fo:margin-left="0.545cm" fo:margin-right="0.674cm" fo:text-align="justify" style:justify-single-word="false" fo:text-indent="1.27cm" style:auto-text-indent="false"/>
    </style:style>
    <style:style style:name="P37" style:family="paragraph" style:parent-style-name="Standard">
      <style:paragraph-properties fo:text-align="justify" style:justify-single-word="false" fo:keep-with-next="always"/>
      <style:text-properties style:font-name="Arial Cyr"/>
    </style:style>
    <style:style style:name="P38" style:family="paragraph" style:parent-style-name="Title">
      <style:paragraph-properties fo:text-align="justify" style:justify-single-word="false"/>
    </style:style>
    <style:style style:name="P39" style:family="paragraph" style:parent-style-name="Standard">
      <style:paragraph-properties fo:margin-left="1.27cm" fo:margin-right="0cm" fo:text-indent="0cm" style:auto-text-indent="false"/>
    </style:style>
    <style:style style:name="P40" style:family="paragraph" style:parent-style-name="Standard">
      <style:paragraph-properties fo:margin-left="1.27cm" fo:margin-right="0cm" fo:text-align="justify" style:justify-single-word="false" fo:text-indent="0cm" style:auto-text-indent="false"/>
      <style:text-properties fo:language="en" fo:country="US"/>
    </style:style>
    <style:style style:name="P41" style:family="paragraph" style:parent-style-name="Standard">
      <style:paragraph-properties fo:margin-left="1.27cm" fo:margin-right="0cm" fo:text-align="justify" style:justify-single-word="false" fo:text-indent="0cm" style:auto-text-indent="false"/>
      <style:text-properties style:font-name="Arial Cyr" fo:language="en" fo:country="US"/>
    </style:style>
    <style:style style:name="P42" style:family="paragraph" style:parent-style-name="Standard">
      <style:paragraph-properties fo:margin-left="1.27cm" fo:margin-right="0cm" fo:text-align="justify" style:justify-single-word="false" fo:text-indent="0cm" style:auto-text-indent="false"/>
    </style:style>
    <style:style style:name="P43" style:family="paragraph" style:parent-style-name="çàãîëîâîê_20_5">
      <style:text-properties fo:language="en" fo:country="US"/>
    </style:style>
    <style:style style:name="P44" style:family="paragraph" style:parent-style-name="Îñíîâíîé_20_òåêñò_20_ñ_20_îòñòóïîì_20_3">
      <style:paragraph-properties fo:text-align="justify" style:justify-single-word="false"/>
    </style:style>
    <style:style style:name="P45" style:family="paragraph" style:parent-style-name="Standard">
      <style:paragraph-properties fo:margin-left="0cm" fo:margin-right="-0.019cm" fo:text-align="justify" style:justify-single-word="false" fo:text-indent="1.27cm" style:auto-text-indent="false"/>
      <style:text-properties fo:color="#000000" fo:language="en" fo:country="US"/>
    </style:style>
    <style:style style:name="P46" style:family="paragraph" style:parent-style-name="Standard">
      <style:paragraph-properties fo:margin-left="0cm" fo:margin-right="-0.019cm" fo:text-align="justify" style:justify-single-word="false" fo:text-indent="1.27cm" style:auto-text-indent="false"/>
      <style:text-properties style:font-name="Arial Cyr" fo:language="en" fo:country="US"/>
    </style:style>
    <style:style style:name="P47" style:family="paragraph" style:parent-style-name="Standard">
      <style:paragraph-properties fo:margin-left="0cm" fo:margin-right="-0.019cm" fo:text-align="justify" style:justify-single-word="false" fo:text-indent="1.27cm" style:auto-text-indent="false"/>
      <style:text-properties fo:language="en" fo:country="US"/>
    </style:style>
    <style:style style:name="P48" style:family="paragraph" style:parent-style-name="Standard">
      <style:paragraph-properties fo:margin-left="0cm" fo:margin-right="-0.019cm" fo:text-align="justify" style:justify-single-word="false" fo:text-indent="0cm" style:auto-text-indent="false"/>
    </style:style>
    <style:style style:name="P49" style:family="paragraph" style:parent-style-name="Standard">
      <style:paragraph-properties fo:margin-left="0cm" fo:margin-right="-0.019cm" fo:text-align="justify" style:justify-single-word="false" fo:text-indent="0cm" style:auto-text-indent="false"/>
      <style:text-properties style:font-name="Arial Cyr" fo:language="en" fo:country="US"/>
    </style:style>
    <style:style style:name="P50" style:family="paragraph" style:parent-style-name="Standard">
      <style:paragraph-properties fo:margin-left="0cm" fo:margin-right="-0.019cm" fo:text-align="justify" style:justify-single-word="false" fo:text-indent="0cm" style:auto-text-indent="false"/>
      <style:text-properties fo:language="en" fo:country="US"/>
    </style:style>
    <style:style style:name="P51" style:family="paragraph" style:parent-style-name="Standard">
      <style:paragraph-properties fo:margin-left="0cm" fo:margin-right="-0.019cm" fo:text-align="justify" style:justify-single-word="false" fo:text-indent="0cm" style:auto-text-indent="false"/>
      <style:text-properties fo:color="#ff0000" fo:language="en" fo:country="US" fo:font-weight="bold" style:font-weight-asian="bold"/>
    </style:style>
    <style:style style:name="P52" style:family="paragraph" style:parent-style-name="Standard">
      <style:paragraph-properties fo:margin-left="0cm" fo:margin-right="-0.019cm" fo:text-align="justify" style:justify-single-word="false" fo:text-indent="0cm" style:auto-text-indent="false"/>
      <style:text-properties style:font-name="Courier New" fo:language="en" fo:country="US" fo:font-weight="bold" style:font-weight-asian="bold"/>
    </style:style>
    <style:style style:name="P53" style:family="paragraph" style:parent-style-name="Standard">
      <style:paragraph-properties fo:margin-left="0cm" fo:margin-right="-0.019cm" fo:text-align="justify" style:justify-single-word="false" fo:text-indent="0cm" style:auto-text-indent="false"/>
      <style:text-properties style:font-name="Courier New" fo:language="en" fo:country="US"/>
    </style:style>
    <style:style style:name="P54" style:family="paragraph" style:parent-style-name="Standard">
      <style:paragraph-properties fo:margin-left="0cm" fo:margin-right="-0.019cm" fo:text-align="justify" style:justify-single-word="false" fo:text-indent="0cm" style:auto-text-indent="false"/>
      <style:text-properties style:font-name="Courier New Cyr" fo:language="en" fo:country="US"/>
    </style:style>
    <style:style style:name="P55" style:family="paragraph" style:parent-style-name="Text_20_body">
      <style:text-properties fo:font-style="italic" style:font-style-asian="italic"/>
    </style:style>
    <style:style style:name="P56" style:family="paragraph" style:parent-style-name="Standard">
      <style:paragraph-properties fo:margin-left="0cm" fo:margin-right="-0.019cm" fo:text-align="justify" style:justify-single-word="false" fo:text-indent="0.635cm" style:auto-text-indent="false"/>
      <style:text-properties fo:language="en" fo:country="US"/>
    </style:style>
    <style:style style:name="P57" style:family="paragraph" style:parent-style-name="Standard">
      <style:paragraph-properties fo:margin-left="1.27cm" fo:margin-right="-0.019cm" fo:text-align="justify" style:justify-single-word="false" fo:text-indent="0cm" style:auto-text-indent="false"/>
      <style:text-properties fo:language="en" fo:country="US"/>
    </style:style>
    <style:style style:name="P58" style:family="paragraph" style:parent-style-name="Standard" style:master-page-name="Standard">
      <style:paragraph-properties fo:text-align="center" style:justify-single-word="false" style:page-number="auto"/>
      <style:text-properties style:font-name="Arial Cyr" fo:font-size="18pt" fo:language="en" fo:country="US" fo:font-weight="bold" style:font-size-asian="18pt" style:font-weight-asian="bold"/>
    </style:style>
    <style:style style:name="P59" style:family="paragraph" style:parent-style-name="Standard" style:list-style-name="L1">
      <style:paragraph-properties fo:margin-left="0cm" fo:margin-right="0cm" fo:text-align="justify" style:justify-single-word="false" fo:text-indent="0cm" style:auto-text-indent="false"/>
      <style:text-properties fo:language="en" fo:country="US"/>
    </style:style>
    <style:style style:name="P60" style:family="paragraph" style:parent-style-name="Standard" style:list-style-name="L3">
      <style:paragraph-properties fo:margin-left="0cm" fo:margin-right="0cm" fo:text-align="justify" style:justify-single-word="false" fo:text-indent="0cm" style:auto-text-indent="false"/>
      <style:text-properties fo:language="en" fo:country="US"/>
    </style:style>
    <style:style style:name="P61" style:family="paragraph" style:parent-style-name="Standard" style:list-style-name="L8">
      <style:paragraph-properties fo:margin-left="0cm" fo:margin-right="0cm" fo:text-align="justify" style:justify-single-word="false" fo:text-indent="0cm" style:auto-text-indent="false">
        <style:tab-stops>
          <style:tab-stop style:position="0.635cm"/>
        </style:tab-stops>
      </style:paragraph-properties>
      <style:text-properties fo:language="en" fo:country="US"/>
    </style:style>
    <style:style style:name="P62" style:family="paragraph" style:parent-style-name="Standard" style:list-style-name="L9">
      <style:paragraph-properties fo:margin-left="0cm" fo:margin-right="0cm" fo:text-align="justify" style:justify-single-word="false" fo:text-indent="0cm" style:auto-text-indent="false"/>
      <style:text-properties fo:language="en" fo:country="US"/>
    </style:style>
    <style:style style:name="P63" style:family="paragraph" style:parent-style-name="Standard" style:list-style-name="L10">
      <style:paragraph-properties fo:margin-left="0cm" fo:margin-right="0cm" fo:text-align="justify" style:justify-single-word="false" fo:text-indent="0cm" style:auto-text-indent="false"/>
      <style:text-properties fo:language="en" fo:country="US"/>
    </style:style>
    <style:style style:name="P64" style:family="paragraph" style:parent-style-name="Standard" style:list-style-name="L11">
      <style:paragraph-properties fo:margin-left="0cm" fo:margin-right="0cm" fo:text-align="justify" style:justify-single-word="false" fo:text-indent="0cm" style:auto-text-indent="false"/>
      <style:text-properties fo:language="en" fo:country="US"/>
    </style:style>
    <style:style style:name="P65" style:family="paragraph" style:parent-style-name="Standard" style:list-style-name="L12">
      <style:paragraph-properties fo:margin-left="0cm" fo:margin-right="0cm" fo:text-align="justify" style:justify-single-word="false" fo:text-indent="0cm" style:auto-text-indent="false"/>
      <style:text-properties fo:language="en" fo:country="US"/>
    </style:style>
    <style:style style:name="P66" style:family="paragraph" style:parent-style-name="Standard" style:list-style-name="L27">
      <style:paragraph-properties fo:margin-left="0cm" fo:margin-right="0cm" fo:text-align="justify" style:justify-single-word="false" fo:text-indent="0cm" style:auto-text-indent="false"/>
      <style:text-properties fo:language="en" fo:country="US"/>
    </style:style>
    <style:style style:name="P67" style:family="paragraph" style:parent-style-name="Standard" style:list-style-name="L7">
      <style:paragraph-properties fo:margin-left="0cm" fo:margin-right="0cm" fo:text-indent="0cm" style:auto-text-indent="false">
        <style:tab-stops/>
      </style:paragraph-properties>
      <style:text-properties fo:language="en" fo:country="US"/>
    </style:style>
    <style:style style:name="P68" style:family="paragraph" style:parent-style-name="Standard" style:list-style-name="L1">
      <style:paragraph-properties fo:margin-left="0cm" fo:margin-right="0cm" fo:text-align="justify" style:justify-single-word="false" fo:text-indent="0cm" style:auto-text-indent="false"/>
    </style:style>
    <style:style style:name="P69" style:family="paragraph" style:parent-style-name="Standard" style:list-style-name="L2">
      <style:paragraph-properties fo:margin-left="0cm" fo:margin-right="0cm" fo:text-align="justify" style:justify-single-word="false" fo:text-indent="0cm" style:auto-text-indent="false">
        <style:tab-stops/>
      </style:paragraph-properties>
    </style:style>
    <style:style style:name="P70" style:family="paragraph" style:parent-style-name="Standard" style:list-style-name="L5">
      <style:paragraph-properties fo:margin-left="0cm" fo:margin-right="0cm" fo:text-align="justify" style:justify-single-word="false" fo:text-indent="0cm" style:auto-text-indent="false">
        <style:tab-stops/>
      </style:paragraph-properties>
    </style:style>
    <style:style style:name="P71" style:family="paragraph" style:parent-style-name="Standard" style:list-style-name="L3">
      <style:paragraph-properties fo:margin-left="0cm" fo:margin-right="0cm" fo:text-align="justify" style:justify-single-word="false" fo:text-indent="0cm" style:auto-text-indent="false"/>
    </style:style>
    <style:style style:name="P72" style:family="paragraph" style:parent-style-name="Standard" style:list-style-name="L4">
      <style:paragraph-properties fo:margin-left="0cm" fo:margin-right="0cm" fo:text-align="justify" style:justify-single-word="false" fo:text-indent="0cm" style:auto-text-indent="false"/>
    </style:style>
    <style:style style:name="P73" style:family="paragraph" style:parent-style-name="Standard" style:list-style-name="L8">
      <style:paragraph-properties fo:margin-left="0cm" fo:margin-right="0cm" fo:text-align="justify" style:justify-single-word="false" fo:text-indent="0cm" style:auto-text-indent="false">
        <style:tab-stops>
          <style:tab-stop style:position="0.635cm"/>
        </style:tab-stops>
      </style:paragraph-properties>
    </style:style>
    <style:style style:name="P74" style:family="paragraph" style:parent-style-name="Standard" style:list-style-name="L9">
      <style:paragraph-properties fo:margin-left="0cm" fo:margin-right="0cm" fo:text-align="justify" style:justify-single-word="false" fo:text-indent="0cm" style:auto-text-indent="false"/>
    </style:style>
    <style:style style:name="P75" style:family="paragraph" style:parent-style-name="Standard" style:list-style-name="L10">
      <style:paragraph-properties fo:margin-left="0cm" fo:margin-right="0cm" fo:text-align="justify" style:justify-single-word="false" fo:text-indent="0cm" style:auto-text-indent="false"/>
    </style:style>
    <style:style style:name="P76" style:family="paragraph" style:parent-style-name="Standard" style:list-style-name="L11">
      <style:paragraph-properties fo:margin-left="0cm" fo:margin-right="0cm" fo:text-align="justify" style:justify-single-word="false" fo:text-indent="0cm" style:auto-text-indent="false"/>
    </style:style>
    <style:style style:name="P77" style:family="paragraph" style:parent-style-name="Standard" style:list-style-name="L7">
      <style:paragraph-properties fo:margin-left="0cm" fo:margin-right="0cm" fo:text-indent="0cm" style:auto-text-indent="false">
        <style:tab-stops/>
      </style:paragraph-properties>
    </style:style>
    <style:style style:name="P78" style:family="paragraph" style:parent-style-name="Standard" style:list-style-name="L6">
      <style:paragraph-properties fo:margin-left="0.106cm" fo:margin-right="0cm" fo:text-align="justify" style:justify-single-word="false" fo:text-indent="0cm" style:auto-text-indent="false"/>
      <style:text-properties fo:language="en" fo:country="US"/>
    </style:style>
    <style:style style:name="P79" style:family="paragraph" style:parent-style-name="Standard" style:list-style-name="L6">
      <style:paragraph-properties fo:margin-left="0.106cm" fo:margin-right="0cm" fo:text-align="justify" style:justify-single-word="false" fo:text-indent="0cm" style:auto-text-indent="false"/>
    </style:style>
    <style:style style:name="P80" style:family="paragraph" style:parent-style-name="Standard" style:list-style-name="L13">
      <style:paragraph-properties fo:margin-left="0cm" fo:margin-right="-0.019cm" fo:text-align="justify" style:justify-single-word="false" fo:text-indent="0cm" style:auto-text-indent="false">
        <style:tab-stops>
          <style:tab-stop style:position="0.635cm"/>
        </style:tab-stops>
      </style:paragraph-properties>
    </style:style>
    <style:style style:name="P81" style:family="paragraph" style:parent-style-name="Standard" style:list-style-name="L14">
      <style:paragraph-properties fo:margin-left="0cm" fo:margin-right="-0.019cm" fo:text-align="justify" style:justify-single-word="false" fo:text-indent="0cm" style:auto-text-indent="false"/>
    </style:style>
    <style:style style:name="P82" style:family="paragraph" style:parent-style-name="Standard" style:list-style-name="L15">
      <style:paragraph-properties fo:margin-left="0cm" fo:margin-right="-0.019cm" fo:text-align="justify" style:justify-single-word="false" fo:text-indent="0cm" style:auto-text-indent="false"/>
    </style:style>
    <style:style style:name="P83" style:family="paragraph" style:parent-style-name="Standard" style:list-style-name="L16">
      <style:paragraph-properties fo:margin-left="0cm" fo:margin-right="-0.019cm" fo:text-align="justify" style:justify-single-word="false" fo:text-indent="0cm" style:auto-text-indent="false"/>
    </style:style>
    <style:style style:name="P84" style:family="paragraph" style:parent-style-name="Standard" style:list-style-name="L19">
      <style:paragraph-properties fo:margin-left="0cm" fo:margin-right="-0.019cm" fo:text-align="justify" style:justify-single-word="false" fo:text-indent="0cm" style:auto-text-indent="false"/>
    </style:style>
    <style:style style:name="P85" style:family="paragraph" style:parent-style-name="Standard" style:list-style-name="L22">
      <style:paragraph-properties fo:margin-left="0cm" fo:margin-right="-0.019cm" fo:text-align="justify" style:justify-single-word="false" fo:text-indent="0cm" style:auto-text-indent="false"/>
    </style:style>
    <style:style style:name="P86" style:family="paragraph" style:parent-style-name="Standard" style:list-style-name="L24">
      <style:paragraph-properties fo:margin-left="0cm" fo:margin-right="-0.019cm" fo:text-align="justify" style:justify-single-word="false" fo:text-indent="0cm" style:auto-text-indent="false"/>
    </style:style>
    <style:style style:name="P87" style:family="paragraph" style:parent-style-name="Standard" style:list-style-name="L25">
      <style:paragraph-properties fo:margin-left="0cm" fo:margin-right="-0.019cm" fo:text-align="justify" style:justify-single-word="false" fo:text-indent="0cm" style:auto-text-indent="false"/>
    </style:style>
    <style:style style:name="P88" style:family="paragraph" style:parent-style-name="Standard" style:list-style-name="L26">
      <style:paragraph-properties fo:margin-left="0cm" fo:margin-right="-0.019cm" fo:text-align="justify" style:justify-single-word="false" fo:text-indent="0cm" style:auto-text-indent="false"/>
    </style:style>
    <style:style style:name="P89" style:family="paragraph" style:parent-style-name="Standard" style:list-style-name="L23">
      <style:paragraph-properties fo:margin-left="0cm" fo:margin-right="-0.019cm" fo:text-align="justify" style:justify-single-word="false" fo:text-indent="0cm" style:auto-text-indent="false">
        <style:tab-stops/>
      </style:paragraph-properties>
      <style:text-properties fo:language="en" fo:country="US"/>
    </style:style>
    <style:style style:name="P90" style:family="paragraph" style:parent-style-name="Standard" style:list-style-name="L27">
      <style:paragraph-properties fo:margin-left="0cm" fo:margin-right="-0.019cm" fo:text-align="justify" style:justify-single-word="false" fo:text-indent="0cm" style:auto-text-indent="false"/>
      <style:text-properties fo:language="en" fo:country="US"/>
    </style:style>
    <style:style style:name="P91" style:family="paragraph" style:parent-style-name="Standard" style:list-style-name="L24">
      <style:paragraph-properties fo:margin-left="0cm" fo:margin-right="-0.019cm" fo:text-align="justify" style:justify-single-word="false" fo:text-indent="0cm" style:auto-text-indent="false"/>
      <style:text-properties style:font-name="Arial Cyr" fo:language="en" fo:country="US"/>
    </style:style>
    <style:style style:name="P92" style:family="paragraph" style:parent-style-name="Standard" style:list-style-name="L17">
      <style:paragraph-properties fo:margin-left="1.482cm" fo:margin-right="-0.019cm" fo:text-align="justify" style:justify-single-word="false" fo:text-indent="0cm" style:auto-text-indent="false"/>
      <style:text-properties fo:language="en" fo:country="US"/>
    </style:style>
    <style:style style:name="P93" style:family="paragraph" style:parent-style-name="Standard" style:list-style-name="L18">
      <style:paragraph-properties fo:margin-left="1.482cm" fo:margin-right="-0.019cm" fo:text-align="justify" style:justify-single-word="false" fo:text-indent="0cm" style:auto-text-indent="false"/>
      <style:text-properties fo:language="en" fo:country="US"/>
    </style:style>
    <style:style style:name="P94" style:family="paragraph" style:parent-style-name="Standard" style:list-style-name="L20">
      <style:paragraph-properties fo:margin-left="1.482cm" fo:margin-right="-0.019cm" fo:text-align="justify" style:justify-single-word="false" fo:text-indent="0cm" style:auto-text-indent="false"/>
      <style:text-properties fo:language="en" fo:country="US"/>
    </style:style>
    <style:style style:name="P95" style:family="paragraph" style:parent-style-name="Standard" style:list-style-name="L21">
      <style:paragraph-properties fo:margin-left="1.482cm" fo:margin-right="-0.019cm" fo:text-align="justify" style:justify-single-word="false" fo:text-indent="0cm" style:auto-text-indent="false"/>
      <style:text-properties fo:language="en" fo:country="US"/>
    </style:style>
    <style:style style:name="P96" style:family="paragraph" style:parent-style-name="Heading_20_1">
      <style:paragraph-properties fo:break-before="page"/>
      <style:text-properties fo:language="en" fo:country="US"/>
    </style:style>
    <style:style style:name="P97" style:family="paragraph" style:parent-style-name="Heading_20_1">
      <style:paragraph-properties fo:break-before="page"/>
      <style:text-properties fo:text-transform="uppercase" fo:language="en" fo:country="US"/>
    </style:style>
    <style:style style:name="P98" style:family="paragraph" style:parent-style-name="Heading_20_1">
      <style:paragraph-properties fo:break-before="page"/>
      <style:text-properties fo:color="#000000" fo:language="en" fo:country="US"/>
    </style:style>
    <style:style style:name="P99" style:family="paragraph" style:parent-style-name="Heading_20_2">
      <style:paragraph-properties fo:break-before="page"/>
      <style:text-properties fo:language="en" fo:country="US"/>
    </style:style>
    <style:style style:name="P100" style:family="paragraph" style:parent-style-name="Heading_20_2">
      <style:text-properties fo:text-transform="uppercase" fo:language="en" fo:country="US"/>
    </style:style>
    <style:style style:name="P101" style:family="paragraph" style:parent-style-name="Heading_20_2">
      <style:text-properties fo:text-transform="uppercase" fo:language="en" fo:country="US" fo:font-style="normal" style:font-style-asian="normal"/>
    </style:style>
    <style:style style:name="P102" style:family="paragraph" style:parent-style-name="Heading_20_2">
      <style:text-properties fo:text-transform="uppercase" fo:color="#000000" fo:language="en" fo:country="US" fo:font-style="normal" style:font-style-asian="normal"/>
    </style:style>
    <style:style style:name="P103" style:family="paragraph" style:parent-style-name="Heading_20_2">
      <style:text-properties fo:language="en" fo:country="US" fo:font-style="normal" style:font-style-asian="normal"/>
    </style:style>
    <style:style style:name="P104" style:family="paragraph" style:parent-style-name="Heading_20_2">
      <style:text-properties fo:language="en" fo:country="US"/>
    </style:style>
    <style:style style:name="P105" style:family="paragraph" style:parent-style-name="Heading_20_3">
      <style:text-properties fo:language="en" fo:country="US" fo:font-weight="bold" style:font-weight-asian="bold"/>
    </style:style>
    <style:style style:name="P106" style:family="paragraph" style:parent-style-name="Heading_20_3">
      <style:text-properties fo:color="#000000" fo:language="en" fo:country="US" fo:font-weight="bold" style:font-weight-asian="bold"/>
    </style:style>
    <style:style style:name="T1" style:family="text">
      <style:text-properties fo:font-size="18pt" fo:language="en" fo:country="US" fo:font-weight="bold" style:font-size-asian="18pt" style:font-weight-asian="bold"/>
    </style:style>
    <style:style style:name="T2" style:family="text">
      <style:text-properties style:font-name="Arial Cyr" fo:font-size="18pt" fo:language="en" fo:country="US" fo:font-weight="bold" style:font-size-asian="18pt" style:font-weight-asian="bold"/>
    </style:style>
    <style:style style:name="T3" style:family="text">
      <style:text-properties style:font-name="Arial Cyr" fo:language="en" fo:country="US"/>
    </style:style>
    <style:style style:name="T4" style:family="text">
      <style:text-properties style:font-name="Arial Cyr" fo:language="en" fo:country="US" fo:font-weight="bold" style:font-weight-asian="bold"/>
    </style:style>
    <style:style style:name="T5" style:family="text">
      <style:text-properties style:font-name="Arial Cyr" fo:language="en" fo:country="US" fo:font-style="italic" style:font-style-asian="italic"/>
    </style:style>
    <style:style style:name="T6" style:family="text">
      <style:text-properties fo:language="en" fo:country="US"/>
    </style:style>
    <style:style style:name="T7" style:family="text">
      <style:text-properties fo:language="en" fo:country="US" fo:font-style="italic" style:font-style-asian="italic"/>
    </style:style>
    <style:style style:name="T8" style:family="text">
      <style:text-properties fo:language="en" fo:country="US" fo:font-style="italic" fo:font-weight="bold" style:font-style-asian="italic" style:font-weight-asian="bold"/>
    </style:style>
    <style:style style:name="T9" style:family="text">
      <style:text-properties fo:language="en" fo:country="US" fo:font-weight="bold" style:font-weight-asian="bold"/>
    </style:style>
    <style:style style:name="T10" style:family="text">
      <style:text-properties fo:language="en" fo:country="US" style:text-underline-style="solid" style:text-underline-width="auto" style:text-underline-color="font-color"/>
    </style:style>
    <style:style style:name="T11" style:family="text">
      <style:text-properties fo:font-size="10pt" fo:language="en" fo:country="US" fo:font-weight="bold" style:font-size-asian="10pt" style:font-weight-asian="bold"/>
    </style:style>
    <style:style style:name="T12" style:family="text">
      <style:text-properties fo:font-size="10pt" fo:language="en" fo:country="US" style:font-size-asian="10pt"/>
    </style:style>
    <style:style style:name="T13" style:family="text">
      <style:text-properties style:text-position="super 58%" style:font-name="Arial Cyr" fo:language="en" fo:country="US"/>
    </style:style>
    <style:style style:name="T14" style:family="text">
      <style:text-properties style:text-position="super 58%" fo:language="en" fo:country="US"/>
    </style:style>
    <style:style style:name="T15" style:family="text">
      <style:text-properties fo:font-weight="bold" style:font-weight-asian="bold"/>
    </style:style>
    <style:style style:name="T16" style:family="text">
      <style:text-properties style:use-window-font-color="true" fo:language="en" fo:country="US"/>
    </style:style>
    <style:style style:name="T17" style:family="text">
      <style:text-properties style:use-window-font-color="true" style:font-name="Arial Cyr" fo:language="en" fo:country="US"/>
    </style:style>
    <style:style style:name="T18" style:family="text">
      <style:text-properties fo:color="#000000" fo:font-size="10pt" fo:language="en" fo:country="US" style:font-size-asian="10pt"/>
    </style:style>
    <style:style style:name="T19" style:family="text">
      <style:text-properties fo:color="#000000" fo:language="en" fo:country="US"/>
    </style:style>
    <style:style style:name="T20" style:family="text">
      <style:text-properties fo:color="#000000" fo:language="en" fo:country="US" fo:font-style="normal" style:font-style-asian="normal"/>
    </style:style>
    <style:style style:name="T21" style:family="text">
      <style:text-properties fo:color="#000000" fo:language="en" fo:country="US" fo:font-weight="bold" style:font-weight-asian="bold"/>
    </style:style>
    <style:style style:name="T22" style:family="text">
      <style:text-properties fo:color="#000000" fo:letter-spacing="0.004cm" fo:language="en" fo:country="US"/>
    </style:style>
    <style:style style:name="T23" style:family="text">
      <style:text-properties fo:color="#000000" fo:letter-spacing="0.004cm" fo:language="en" fo:country="US" fo:font-style="normal" style:font-style-asian="normal"/>
    </style:style>
    <style:style style:name="T24" style:family="text">
      <style:text-properties fo:color="#ff0000" fo:language="en" fo:country="US" fo:font-weight="bold" style:font-weight-asian="bold"/>
    </style:style>
    <style:style style:name="T25" style:family="text">
      <style:text-properties style:font-name="Courier New Cyr" fo:language="en" fo:country="US"/>
    </style:style>
    <style:style style:name="T26" style:family="text">
      <style:text-properties style:font-name="Courier New Cyr" fo:language="en" fo:country="US" fo:font-weight="bold" style:font-weight-asian="bold"/>
    </style:style>
    <style:style style:name="T27" style:family="text">
      <style:text-properties fo:color="#000080" style:font-name="Courier New Cyr" fo:language="en" fo:country="US"/>
    </style:style>
    <style:style style:name="T28" style:family="text">
      <style:text-properties fo:color="#000080" style:font-name="Courier New" fo:language="en" fo:country="US"/>
    </style:style>
    <style:style style:name="T29" style:family="text">
      <style:text-properties fo:color="#000080" style:font-name="Courier New" fo:language="en" fo:country="US" fo:font-weight="bold" style:font-weight-asian="bold"/>
    </style:style>
    <style:style style:name="T30" style:family="text">
      <style:text-properties style:font-name="Courier New" fo:language="en" fo:country="US"/>
    </style:style>
    <style:style style:name="T31" style:family="text">
      <style:text-properties style:font-name="Courier New" fo:language="en" fo:country="US" fo:font-weight="bold" style:font-weight-asian="bold"/>
    </style:style>
    <style:style style:name="T32" style:family="text">
      <style:text-properties fo:letter-spacing="0.004cm" fo:language="en" fo:country="US"/>
    </style:style>
    <style:style style:name="T33" style:family="text">
      <style:text-properties fo:letter-spacing="0.004cm" fo:font-style="italic" style:font-style-asian="italic"/>
    </style:style>
    <style:style style:name="T34" style:family="text">
      <style:text-properties fo:font-style="italic" style:font-style-asian="italic"/>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top="0cm" draw:visible-area-width="12.172cm" draw:visible-area-height="1.589cm"/>
    </style:style>
    <style:style style:name="fr3" style:family="graphic" style:parent-style-name="OLE">
      <style:graphic-properties style:vertical-pos="top" style:vertical-rel="baseline" draw:ole-draw-aspect="1" draw:visible-area-top="0cm" draw:visible-area-width="0.61cm" draw:visible-area-height="0.689cm"/>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bullet text:level="1" style:num-pre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bullet text:level="1" style:num-pre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style:num-pre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bullet text:level="1" style:num-pre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style:num-pre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style:num-suffix=". "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style:num-suffix=". "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style:num-suffix=". "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style:num-suffix=". "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bullet text:level="1" style:num-pre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style:num-suffix=". "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style:num-suffix=". "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style:num-suffix=". " style:num-format="1" text:start-value="3">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Ðèñóíîê"/>
      </text:sequence-decls>
      <text:p text:style-name="P58"/>
      <text:p text:style-name="P1"/>
      <text:p text:style-name="P1"/>
      <text:p text:style-name="P1"/>
      <text:p text:style-name="P1"/>
      <text:p text:style-name="P1"/>
      <text:p text:style-name="P1"/>
      <text:p text:style-name="P1"/>
      <text:p text:style-name="P8">REPORT GENERATOR</text:p>
      <text:p text:style-name="P8">FreeReport v2.32</text:p>
      <text:p text:style-name="P3"/>
      <text:p text:style-name="P9"><text:span text:style-name="T1">for</text:span><text:span text:style-name="T2"> LAZARUS</text:span></text:p>
      <text:p text:style-name="P1"/>
      <text:p text:style-name="P1"/>
      <text:p text:style-name="P1"/>
      <text:p text:style-name="P10">Developer’s manua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1999</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6">INTRODUCTION<text:tab/>4</text:p>
          <text:p text:style-name="P27">LICENSE<text:tab/>5</text:p>
          <text:p text:style-name="P27">1. BEFORE CREATING REPORT<text:tab/>15</text:p>
          <text:p text:style-name="P28">1.1. VISUAL OBJECTS<text:tab/>16</text:p>
          <text:p text:style-name="P29"><text:s/>«Text» object<text:tab/>16</text:p>
          <text:p text:style-name="P29"><text:s/>«Band» object<text:tab/>17</text:p>
          <text:p text:style-name="P29"><text:s/>«Picture» object<text:tab/>18</text:p>
          <text:p text:style-name="P29"><text:s/>«SubReport» object<text:tab/>18</text:p>
          <text:p text:style-name="P29"><text:s/>«Line» object<text:tab/>18</text:p>
          <text:p text:style-name="P29"><text:s/>«CheckBox» object<text:tab/>19</text:p>
          <text:p text:style-name="P29"><text:s/>«RichText» object<text:tab/>19</text:p>
          <text:p text:style-name="P29"><text:s/>«OLE» object<text:tab/>19</text:p>
          <text:p text:style-name="P29"><text:s/>«Chart» object<text:tab/>19</text:p>
          <text:p text:style-name="P29"><text:s/>«Shape» object<text:tab/>20</text:p>
          <text:p text:style-name="P29"><text:s/>«Barcode» object<text:tab/>20</text:p>
          <text:p text:style-name="P27">2. DESIGNER BASICS<text:tab/>21</text:p>
          <text:p text:style-name="P28">2.1. USING THE KEYBOARD<text:tab/>22</text:p>
          <text:p text:style-name="P28">2.2. USING THE MOUSE<text:tab/>22</text:p>
          <text:p text:style-name="P28">2.3. REPORT VARIABLES <text:s/><text:tab/>22</text:p>
          <text:p text:style-name="P28">2.4. REPORT OPTIONS<text:tab/>24</text:p>
          <text:p text:style-name="P28">2.5. PAGE OPTIONS<text:tab/>24</text:p>
          <text:p text:style-name="P28">2.6. Fr object INSPECTOR<text:tab/>25</text:p>
          <text:p text:style-name="P28">2.7. HIGHLIGHTNING<text:tab/>25</text:p>
          <text:p text:style-name="P28">2.8. DESIGNER OPTIONS<text:tab/>25</text:p>
          <text:p text:style-name="P28">2.9. EXTRA TOOLS<text:tab/>25</text:p>
          <text:p text:style-name="P27">3. Preview DESCRIPTION<text:tab/>26</text:p>
          <text:p text:style-name="P27">4. CREATING REPORTS<text:tab/>27</text:p>
          <text:p text:style-name="P28">4.1. SIMPLE REPORT (LIST)<text:tab/>28</text:p>
          <text:p text:style-name="P28">4.2. MASTER-DETAIL REPORT<text:tab/>28</text:p>
          <text:p text:style-name="P28">4.3. MASTER-DETAIL-SUBDETAIL REPORT<text:tab/>28</text:p>
          <text:p text:style-name="P28">4.4. CROSS-TAB REPORT<text:tab/>28</text:p>
          <text:p text:style-name="P28">4.5. REPORTS WITH VARIABLE ROW HEIGHT<text:tab/>28</text:p>
          <text:p text:style-name="P28">4.6. REPORTS WITH MULTIPLE DATA STRINGS<text:tab/>28</text:p>
          <text:p text:style-name="P28">4.7. MULTICOLUMN REPORTS<text:tab/>29</text:p>
          <text:p text:style-name="P28">4.8. MULTIPAGE REPORTS<text:tab/>29</text:p>
          <text:p text:style-name="P28">4.9. NESTED REPORTS<text:tab/>29</text:p>
          <text:p text:style-name="P28">4.10. MASTER-DETAIL-DETAIL REPORTS<text:tab/>29</text:p>
          <text:p text:style-name="P28">4.11. COMPOSITE REPORTS<text:tab/>29</text:p>
          <text:p text:style-name="P28">4.12. REPORTS WITH BREAKED BANDS<text:tab/>29</text:p>
          <text:p text:style-name="P28">4.13. REPORTS WITH MEMO FIELDS AND PICTURES<text:tab/>29</text:p>
          <text:p text:style-name="P28">4.14. REPORTS WITHOUT BANDS<text:tab/>29</text:p>
          <text:p text:style-name="P28">4.15. REPORTS WITH GROUPS<text:tab/>30</text:p>
          <text:p text:style-name="P28">4.16. REPORTS WITH CHARTS <text:tab/>30</text:p>
          <text:p text:style-name="P27">5. TfrDataStorage COMPONENT<text:tab/>31</text:p>
          <text:p text:style-name="P28">5.1. CREATING DATABASE<text:tab/>32</text:p>
          <text:p text:style-name="P28">5.2. CREATING TABLE<text:tab/>32</text:p>
          <text:p text:style-name="P28">5.3. CREATING QUERY<text:tab/>32</text:p>
          <text:p text:style-name="P28">5.4. FIELDS EDITOR<text:tab/>33</text:p>
          <text:p text:style-name="P28">5.5. CREATING lookup FIELDS<text:tab/>33</text:p>
          <text:p text:style-name="P28">5.6. QUERY PARAMETERS EDITOR<text:tab/>33</text:p>
          <text:p text:style-name="P28">5.7. JOINING DATA<text:tab/>33</text:p>
          <text:p text:style-name="P28">5.8. PARAMETERS DIALOG<text:tab/>34</text:p>
          <text:p text:style-name="P28">5.9. DESIGNER OF PARAMETERS DIALOG<text:tab/>34</text:p>
          <text:p text:style-name="P27">6. PROGRAMMING<text:tab/>35</text:p>
          <text:p text:style-name="P28">6.1. USING INFORMATION FROM NON DATABASE SOURCES. EVENTS<text:tab/>35</text:p>
          <text:p text:style-name="P28"><text:soft-page-break/>6.2. DESCRIPTION of BUILT-IN FUNCTIONS<text:tab/>36</text:p>
          <text:p text:style-name="P29">Using strings and variables<text:tab/>36</text:p>
          <text:p text:style-name="P29">Aggregate functions*<text:tab/>36</text:p>
          <text:p text:style-name="P29">String functions<text:tab/>36</text:p>
          <text:p text:style-name="P29">Arithmetic functions<text:tab/>37</text:p>
          <text:p text:style-name="P29">Other functions*<text:tab/>37</text:p>
          <text:p text:style-name="P28">6.3. INTERPRETER DESCRIPTION<text:tab/>38</text:p>
          <text:p text:style-name="P29">Interpreter basics<text:tab/>38</text:p>
          <text:p text:style-name="P29">Using interpreter<text:tab/>38</text:p>
        </text:index-body>
      </text:table-of-content>
      <text:p text:style-name="P11"/>
      <text:h text:style-name="P96" text:outline-level="1">INTRODUCTION</text:h>
      <text:p text:style-name="P30">Necessity of writing own report generator appears in 1997, when developing salary calculation system. Specific of this system is lot of report forms, ability of creating new forms and tuning their face. Reporting tools like QuickReport don’t have necessary characteristics, that’s why I create own reporting tool. Its conception was taken from “1S-Bookkeeping” 6.0 for Windows: basic report element is framed rectangle with multiline text inside it. Text can contain variables (strings rounded by square brackets). First version of report generator had only one band, but it allows creating multi-level reports.</text:p>
      <text:p text:style-name="P30">Later, in 1998, report generator becomes component (first version was only set of units). At this moment, it becomes name “FreeReport” and increases functionality. At today FreeReport is fully visual report generator (many of the reports you can build only with mouse). Its abilities listed here:</text:p>
      <text:p text:style-name="P11"/>
      <text:list xml:id="list11675284411" text:style-name="L1">
        <text:list-item>
          <text:p text:style-name="P59">Band-oriented report generator.</text:p>
        </text:list-item>
        <text:list-item>
          <text:p text:style-name="P59">Build-in powerful designer, also available in run-time.</text:p>
        </text:list-item>
        <text:list-item>
          <text:p text:style-name="P68"><text:span text:style-name="T3">Preview </text:span><text:span text:style-name="T6">like in MS Word.</text:span></text:p>
        </text:list-item>
        <text:list-item>
          <text:p text:style-name="P59">Fast like QuickReport1.</text:p>
        </text:list-item>
        <text:list-item>
          <text:p text:style-name="P59">Compact code – w/o designer smaller than QR1.</text:p>
        </text:list-item>
        <text:list-item>
          <text:p text:style-name="P59">Unlimited number of pages in prepared report.</text:p>
        </text:list-item>
        <text:list-item>
          <text:p text:style-name="P59">Multi-page reports; composite reports; subreports; groups; multi-column reports; master-detail-detail reports; cross-tab reports; two-pass reports.</text:p>
        </text:list-item>
        <text:list-item>
          <text:p text:style-name="P59">Full control over printing process; support all paper sizes.</text:p>
        </text:list-item>
        <text:list-item>
          <text:p text:style-name="P59">Set of most useful components: Text, Line, Picture, Shape, OLE object, RichText, RX Rich 2.0, Chart, Barcode.</text:p>
        </text:list-item>
        <text:list-item>
          <text:p text:style-name="P68"><text:span text:style-name="T3">TXT, RTF, CSV, </text:span><text:span text:style-name="T6">HTML export</text:span><text:span text:style-name="T3">.</text:span></text:p>
        </text:list-item>
        <text:list-item>
          <text:p text:style-name="P59">Text search in prepared report.</text:p>
        </text:list-item>
        <text:list-item>
          <text:p text:style-name="P59">Add-in component TfrDataStorage intended for creating tables and queries in run-time like QRDesigner does. Especially for end-user reports.</text:p>
        </text:list-item>
        <text:list-item>
          <text:p text:style-name="P59">Editing pages of prepared report.</text:p>
        </text:list-item>
        <text:list-item>
          <text:p text:style-name="P59">Build-in Pascal-like interpreter for handling of building process.</text:p>
        </text:list-item>
        <text:list-item>
          <text:p text:style-name="P59">Report form can store in DFM resources, external file, BLOb field of DB table, or in stream.</text:p>
        </text:list-item>
        <text:list-item>
          <text:p text:style-name="P59">Ability of expanding functionality by own report components, wizards, function libraries.</text:p>
        </text:list-item>
        <text:list-item>
          <text:p text:style-name="P59">IBObjects support in reporter core (with no BDE required).</text:p>
        </text:list-item>
        <text:list-item>
          <text:p text:style-name="P59">Interbase Express (IBX), ActiveX Data Objects (ADO) support in reporter core and in Data manager (with no BDE required).</text:p>
        </text:list-item>
      </text:list>
      <text:p text:style-name="P14"/>
      <text:h text:style-name="P96" text:outline-level="1">LICENSE</text:h>
      <text:p text:style-name="P31"><text:span text:style-name="T6">FreeReport it's und</text:span>er <text:s text:c="2"/>GNU LIBRARY GENERAL PUBLIC LICENSE Version 2, June 1991.</text:p>
      <text:p text:style-name="P31"/>
      <text:p text:style-name="P36">See <text:a xlink:type="simple" xlink:href="http://www.gnu.org/copyleft/lgpl.html">http://www.gnu.org/copyleft/lgpl.html</text:a> for complete text or license.txt file include in your package.</text:p>
      <text:h text:style-name="P96" text:outline-level="1">1. BEFORE CREATING REPORT</text:h>
      <text:p text:style-name="P12"/>
      <text:p text:style-name="P37"><draw:frame draw:style-name="fr2" draw:name="Objet1" text:anchor-type="as-char" svg:width="12.171cm" svg:height="1.588cm" draw:z-index="13"><draw:object-ole xlink:href="./ObjBFFFD2E1" xlink:type="simple" xlink:show="embed" xlink:actuate="onLoad"/><draw:image xlink:href="./ObjectReplacements/ObjBFFFD2E1" xlink:type="simple" xlink:show="embed" xlink:actuate="onLoad"/></draw:frame></text:p>
      <text:p text:style-name="P38"><text:span text:style-name="T6">Picture</text:span><text:span text:style-name="T3"> </text:span><text:span text:style-name="T3"><text:sequence text:ref-name="refÐèñóíîê0" text:name="Ðèñóíîê" text:formula="ooow:Ðèñóíîê+1" style:num-format="1">1</text:sequence></text:span><text:span text:style-name="T3">.</text:span><text:span text:style-name="T6"> The FreeReport non-visual components in the Delphi Component Palette</text:span></text:p>
      <text:p text:style-name="P12"/>
      <text:p text:style-name="P11">These components must be placed on the underlying Delphi form </text:p>
      <text:p text:style-name="P11"/>
      <text:list xml:id="list841704321" text:style-name="L2">
        <text:list-item>
          <text:p text:style-name="P69"><text:span text:style-name="T7">TfrReport</text:span><text:span text:style-name="T3"> –</text:span><text:span text:style-name="T6"> </text:span><text:span text:style-name="T3">basic report - generator component. </text:span><text:span text:style-name="T6">At</text:span><text:span text:style-name="T3"> </text:span><text:span text:style-name="T6">design-time </text:span><text:span text:style-name="T3">double </text:span><text:span text:style-name="T6">Cl</text:span><text:span text:style-name="T3">lick on component </text:span><text:span text:style-name="T6">to </text:span><text:span text:style-name="T3">open </text:span><text:span text:style-name="T6">report </text:span><text:span text:style-name="T3">designer</text:span><text:span text:style-name="T6"> window</text:span><text:span text:style-name="T3">.</text:span><text:span text:style-name="T6"> </text:span><text:span text:style-name="T7">*Required component</text:span><text:span text:style-name="T6">.</text:span></text:p>
        </text:list-item>
        <text:list-item>
          <text:p text:style-name="P69"><text:span text:style-name="T7">TfrCompositeReport</text:span><text:span text:style-name="T3"> - </text:span><text:span text:style-name="T6">Composite</text:span><text:span text:style-name="T3"> report component. Designed for </text:span><text:span text:style-name="T6">combining</text:span><text:span text:style-name="T3"> several different reports into</text:span><text:span text:style-name="T6"> </text:span><text:span text:style-name="T3">one. For this type of report you program a fill list refrencing the required TfrReport </text:span><text:span text:style-name="T6">o</text:span><text:span text:style-name="T3">bjects.</text:span><text:span text:style-name="T6"> </text:span><text:span text:style-name="T7">*Optional only required if building composite reports.</text:span></text:p>
        </text:list-item>
        <text:list-item>
          <text:p text:style-name="P69"><text:span text:style-name="T7">TfrDBDataset</text:span><text:span text:style-name="T3"> - source infomation for report, connects to data from table or query. </text:span><text:span text:style-name="T6">T</text:span><text:span text:style-name="T3">his component ha</text:span><text:span text:style-name="T6">s</text:span><text:span text:style-name="T3"> property </text:span><text:span text:style-name="T6">DataSource, </text:span><text:span text:style-name="T3">which refer</text:span><text:span text:style-name="T6">s</text:span><text:span text:style-name="T3"> </text:span><text:span text:style-name="T6">to</text:span><text:span text:style-name="T3"> </text:span><text:span text:style-name="T6">TTable - TDataSource (</text:span><text:span text:style-name="T3">or </text:span><text:span text:style-name="T6">TQuery - TDataSource). </text:span><text:span text:style-name="T7">*Optional required to connect to database data sources - 1 for each databand in report</text:span><text:span text:style-name="T6">.</text:span></text:p>
        </text:list-item>
        <text:list-item>
          <text:p text:style-name="P69"><text:span text:style-name="T7">TfrUserDataset</text:span><text:span text:style-name="T6"> - </text:span><text:span text:style-name="T3">source information, for report connects to </text:span><text:span text:style-name="T6">non-database</text:span><text:span text:style-name="T3"> data, for example, </text:span><text:span text:style-name="T6">Array</text:span><text:span text:style-name="T3"> or </text:span><text:span text:style-name="T6">StringGrid, or text files </text:span><text:span text:style-name="T3">contents.</text:span><text:span text:style-name="T6"> This</text:span><text:span text:style-name="T3"> component ha</text:span><text:span text:style-name="T6">s</text:span><text:span text:style-name="T3"> event</text:span><text:span text:style-name="T6">s</text:span><text:span text:style-name="T3"> </text:span><text:span text:style-name="T6">OnFirst, OnNext, OnCheckEOF, </text:span><text:span text:style-name="T3">which </text:span><text:span text:style-name="T6">allows control of </text:span><text:span text:style-name="T3">navigation </text:span><text:span text:style-name="T6">in non-database data</text:span><text:span text:style-name="T3">.</text:span><text:span text:style-name="T6"> </text:span><text:span text:style-name="T7">*Optional required to connect to non-database sources of data. 1 required for each data band in report.</text:span></text:p>
        </text:list-item>
        <text:list-item>
          <text:p text:style-name="P69"><text:span text:style-name="T7">TfrOLEObject</text:span><text:span text:style-name="T4">, </text:span><text:span text:style-name="T7">TfrRichObject</text:span><text:span text:style-name="T4">, </text:span><text:span text:style-name="T7">TfrCheckBoxObject</text:span><text:span text:style-name="T4">, </text:span><text:span text:style-name="T7">TfrShapeObject</text:span><text:span text:style-name="T9">, </text:span><text:span text:style-name="T7">TfrBarcodeObject,</text:span><text:span text:style-name="T3"> </text:span><text:span text:style-name="T7">TfrChartObject</text:span><text:span text:style-name="T3"> - link up</text:span><text:span text:style-name="T6"> </text:span><text:span text:style-name="T3">object</text:span><text:span text:style-name="T6">s</text:span><text:span text:style-name="T3">. Setting</text:span><text:span text:style-name="T6">s for</text:span><text:span text:style-name="T3"> each <text:s/>object </text:span><text:span text:style-name="T6">is</text:span><text:span text:style-name="T3"> </text:span><text:span text:style-name="T6">discussed</text:span><text:span text:style-name="T3"> below.</text:span><text:span text:style-name="T6"> </text:span><text:span text:style-name="T7">*Optional required if report uses these items.</text:span></text:p>
        </text:list-item>
        <text:list-item>
          <text:p text:style-name="P69"><text:span text:style-name="T7">TfrDesigner</text:span><text:span text:style-name="T3"> - report designer. </text:span><text:span text:style-name="T7">*Optional required</text:span><text:span text:style-name="T5"> if </text:span><text:span text:style-name="T7">report </text:span><text:span text:style-name="T5">designer necessary </text:span><text:span text:style-name="T7">at</text:span><text:span text:style-name="T5"> </text:span><text:span text:style-name="T7">run-time. </text:span></text:p>
        </text:list-item>
        <text:list-item>
          <text:p text:style-name="P69"><text:span text:style-name="T7">TfrDataStorage</text:span><text:span text:style-name="T6"> - </text:span><text:span text:style-name="T3">component for </text:span><text:span text:style-name="T6">enduser-</text:span><text:span text:style-name="T3">report. Allow enduser to create tables and queries, they have capabilities similar to those objects of the </text:span><text:span text:style-name="T6">D</text:span><text:span text:style-name="T3">elphi environment.</text:span><text:span text:style-name="T6"> </text:span><text:span text:style-name="T7">*Optional required if report uses this option.</text:span></text:p>
        </text:list-item>
        <text:list-item>
          <text:p text:style-name="P69"><text:span text:style-name="T7">TfrTextExport</text:span><text:span text:style-name="T4">, </text:span><text:span text:style-name="T7">TfrRTFExport</text:span><text:span text:style-name="T4">, </text:span><text:span text:style-name="T7">TfrCSVExport</text:span><text:span text:style-name="T4">, </text:span><text:span text:style-name="T7">TfrHTMExport</text:span><text:span text:style-name="T3"> - export filter. Exports reports to files of the selected format.</text:span><text:span text:style-name="T6"> </text:span><text:span text:style-name="T7">*Optional required if report uses these options.</text:span></text:p>
        </text:list-item>
      </text:list>
      <text:p text:style-name="P12"/>
      <text:h text:style-name="P99" text:outline-level="2">1.1. VISUAL OBJECTS</text:h>
      <text:h text:style-name="Heading_20_3" text:outline-level="3"><text:span text:style-name="T11"><draw:frame draw:style-name="fr1" draw:name="Image1" text:anchor-type="as-char" svg:width="0.843cm" svg:height="0.847cm" draw:z-index="0"><draw:image xlink:href="Pictures/200000070000034D000003491B51FBE4.svm" xlink:type="simple" xlink:show="embed" xlink:actuate="onLoad"/></draw:frame></text:span><text:span text:style-name="T9"> «Text» object</text:span></text:h>
      <text:p text:style-name="P32">This object represents framed rectangle with multiline text inside it. You can set frame type, color and width; all font attributes, text align and rotation (horizontal or vertical).</text:p>
      <text:p text:style-name="P31"><text:span text:style-name="T3">The contents of the rectangle is a memo object which may contain text, variables or data fields, or a combination of those objects, however font formatting will apply to all objects contained in the rectangle.</text:span><text:span text:style-name="T6"> </text:span></text:p>
      <text:p text:style-name="P12"/>
      <text:p text:style-name="P5">Example of rectangle objects memo contents:</text:p>
      <text:p text:style-name="P14"><text:span text:style-name="T5">Length, см: [Length]</text:span><text:span text:style-name="T3"> <text:s/>- text and [variable] </text:span></text:p>
      <text:p text:style-name="P14"><text:span text:style-name="T5">Length, см: [Table1."Length_cm"]</text:span><text:span text:style-name="T3"> <text:s/>- text and [datafield] </text:span></text:p>
      <text:p text:style-name="P14"><text:span text:style-name="T5">Length, см: [[Length inch] * 2.54]</text:span><text:span text:style-name="T3"> <text:s/>- text and [[variable] * value] <text:s/>note addition of second set of square bra</text:span><text:span text:style-name="T6">c</text:span><text:span text:style-name="T3">kets </text:span></text:p>
      <text:p text:style-name="P14"><text:span text:style-name="T5">Length, см: [Table1."Length_in" * 2.54]</text:span><text:span text:style-name="T3"> <text:s/>- text and [datafield * value] <text:s text:c="2"/></text:span></text:p>
      <text:p text:style-name="P5"/>
      <text:p text:style-name="P31"><text:span text:style-name="T3">The memo of the </text:span><text:span text:style-name="T6">“Text” </text:span><text:span text:style-name="T3">object may be accessed in several ways. The fastest is to select the desired rectangle and dblclick, this brings up the memo editor dialog from which you may select what you wish to insert. You may type in text or insert variables or data fields or expressions. </text:span><text:span text:style-name="T6">C</text:span><text:span text:style-name="T3">licking on the datafield or variable buttons in the memo editor dialog will expose the currently available fields or variables, for forming the report. </text:span><text:span text:style-name="T6">You can use the following quick keys:</text:span></text:p>
      <text:p text:style-name="P32">Insert = “Variable” button - brings up variable dialog.</text:p>
      <text:p text:style-name="P32">Ctrl+Enter = “OK” button - accepts and closes dialog.</text:p>
      <text:p text:style-name="P32">Ctrl+F = “Format” button - brings up format editor dialog.</text:p>
      <text:p text:style-name="P32">Esc = “Cancel” button - closes and cancels editing.</text:p>
      <text:p text:style-name="P32"/>
      <text:p text:style-name="P32">Format editor allows you to set formatting for variables, used in the memo of «Text» object. You can bring up this editor in memo editor by «Format» button, or in context menu of «Text» object. Variable can be showed as text string (with no formatting), as numeric value, as date, time or boolean value. For each formatting category you can choose one of several formatting strings (for example, you can set number of digits in fraction part of numeric value, choose long or short date format etc.). You also can set custom format string for each category (for example, #,##0.000 for numeric value). Formatting strings in this case is equal to Delphi formatting strings (is described in Delphi online help system, «Formatting strings» topic). Boolean values can be formatted by False_string;True_string string.</text:p>
      <text:p text:style-name="P32">This format is implemented to each variable in the memo of «Text» object. If variable cannot be formatted, it showed as text.</text:p>
      <text:p text:style-name="P32">If you using several variables in one object, but you want different format for each variable, you can use in-place formatting by «#» tag. Just put this tag and format string inside variable brackets:</text:p>
      <text:p text:style-name="P12"/>
      <text:p text:style-name="P14"><text:span text:style-name="T6">[Variable</text:span><text:span text:style-name="T3"> </text:span><text:span text:style-name="T6">#format]</text:span><text:span text:style-name="T3">, </text:span><text:span text:style-name="T6">where format is one of following values</text:span><text:span text:style-name="T3">:</text:span></text:p>
      <text:p text:style-name="P5"/>
      <text:list xml:id="list966732101" text:style-name="L3">
        <text:list-item>
          <text:p text:style-name="P71"><text:span text:style-name="T6">x.x or</text:span><text:span text:style-name="T3"> </text:span><text:span text:style-name="T6">Nx.x or</text:span><text:span text:style-name="T3"> </text:span><text:span text:style-name="T6">Nyyyyy - numeric formatting</text:span><text:span text:style-name="T3">. </text:span><text:span text:style-name="T6">x.x - length of number/number of digits in fraction part;</text:span><text:span text:style-name="T3"> </text:span><text:span text:style-name="T6">yyyyy - string like</text:span><text:span text:style-name="T3"> </text:span><text:span text:style-name="T6">#,##0.00 (described in Delphi online help system, «Formatting strings» topic). If x.x or yyyyy string contains </text:span><text:span text:style-name="T3">«.», «,», «-»</text:span><text:span text:style-name="T6"> characters</text:span><text:span text:style-name="T3">, </text:span><text:span text:style-name="T6">last this character will be used as decimal separator.</text:span></text:p>
        </text:list-item>
        <text:list-item>
          <text:p text:style-name="P71"><text:span text:style-name="T6">Dxxxxx, Txxxxx - date and time</text:span><text:span text:style-name="T3">. </text:span><text:span text:style-name="T6">xxxxx - string like</text:span><text:span text:style-name="T3"> </text:span><text:span text:style-name="T6">dd.mm.yy.</text:span></text:p>
        </text:list-item>
        <text:list-item>
          <text:p text:style-name="P71"><text:span text:style-name="T6">Bxxxxx;yyyyy - boolean formatting</text:span><text:span text:style-name="T3">. </text:span><text:span text:style-name="T6">If value is False, xxxxx string will be shown, otherwise yyyyy string will be shown.</text:span></text:p>
        </text:list-item>
      </text:list>
      <text:p text:style-name="P12"><text:soft-page-break/></text:p>
      <text:p text:style-name="P14"><text:span text:style-name="T6">There is some examples of using «#» tag</text:span><text:span text:style-name="T3">:</text:span></text:p>
      <text:p text:style-name="P5"/>
      <text:p text:style-name="P15"><text:span text:style-name="T6">[Table1.«N1» #9.2] </text:span><text:span text:style-name="T3"><text:s text:c="2"/></text:span><text:span text:style-name="T6">[Table1.«N2» #N9</text:span><text:span text:style-name="T3">-</text:span><text:span text:style-name="T6">2] </text:span><text:span text:style-name="T3"><text:s text:c="2"/></text:span><text:span text:style-name="T6">[Table1.«N3» #N#,##0</text:span><text:span text:style-name="T3">.</text:span><text:span text:style-name="T6">00] - numeric formatting</text:span></text:p>
      <text:p text:style-name="P15"><text:span text:style-name="T6">[Table1.«Date1» #Ddd.mm.yyyy]</text:span><text:span text:style-name="T3"> <text:s/></text:span><text:span text:style-name="T6"><text:s/>[Table1.«Time» #Thh:mm:ss] - date/time formatting</text:span></text:p>
      <text:p text:style-name="P15"><text:span text:style-name="T6">[Table1.«Bool1» #BFalse;True]</text:span><text:span text:style-name="T3"> <text:s/></text:span><text:span text:style-name="T6"><text:s/>[Table1.«Bool2» #BNo</text:span><text:span text:style-name="T3">;</text:span><text:span text:style-name="T6">Yes] - boolean formatting</text:span></text:p>
      <text:p text:style-name="P12"/>
      <text:p text:style-name="P12">You can not use format tag in expressions created in variables editor (see below).</text:p>
      <text:p text:style-name="P5"/>
      <text:p text:style-name="P40">In context menu of «Text» object you can set the following options:</text:p>
      <text:list xml:id="list975728973" text:continue-list="list966732101" text:style-name="L3">
        <text:list-item text:start-value="1">
          <text:p text:style-name="P60">«Stretched» - object has variable height depending of actual number of text strings in it. You should also turn on this option in object’s parent band. When this band printed, it calculates maximal height of objects with Stretched option and stretch itself.</text:p>
        </text:list-item>
        <text:list-item>
          <text:p text:style-name="P60">«Word wrap» - long strings is wrapped onto several lines of text.</text:p>
        </text:list-item>
        <text:list-item>
          <text:p text:style-name="P60">«Autosize» - before drawing, object calculate its actual height and width and stretch itself.</text:p>
        </text:list-item>
      </text:list>
      <text:p text:style-name="P5"/>
      <text:h text:style-name="Heading_20_3" text:outline-level="3"><text:span text:style-name="T11"><draw:frame draw:style-name="fr1" draw:name="Image2" text:anchor-type="as-char" svg:width="0.843cm" svg:height="0.847cm" draw:z-index="1"><draw:image xlink:href="Pictures/200000070000034D0000034987AA82A7.svm" xlink:type="simple" xlink:show="embed" xlink:actuate="onLoad"/></draw:frame></text:span><text:span text:style-name="T9"> «Band» object</text:span></text:h>
      <text:p text:style-name="P31"><text:span text:style-name="T6">FreeReport</text:span><text:span text:style-name="T3">, </text:span><text:span text:style-name="T6">is a banded report generator, bands control where dynamic data of the report appear on it’s output pages, the table below Lists the types of bands and where they appear in the finished report. The bands do not have to appear in the correct order in the Report designer window’s Page the band type governs where they are located on the finished report. <text:s/>However placing them in the correct order makes it much easier to modify reports later.</text:span></text:p>
      <text:p text:style-name="P2"/>
      <table:table table:name="Tableau1" table:style-name="Tableau1">
        <table:table-column table:style-name="Tableau1.A"/>
        <table:table-column table:style-name="Tableau1.B"/>
        <table:table-row>
          <table:table-cell table:style-name="Tableau1.A1" office:value-type="string">
            <text:p text:style-name="P3">Name</text:p>
          </table:table-cell>
          <table:table-cell table:style-name="Tableau1.B1" office:value-type="string">
            <text:p text:style-name="P43">Where and when</text:p>
          </table:table-cell>
        </table:table-row>
        <table:table-row>
          <table:table-cell table:style-name="Tableau1.A19" office:value-type="string">
            <text:p text:style-name="P2">Report title </text:p>
          </table:table-cell>
          <table:table-cell table:style-name="Tableau1.B19" office:value-type="string">
            <text:p text:style-name="P2"><text:s/>Prints once at beginning report</text:p>
          </table:table-cell>
        </table:table-row>
        <table:table-row>
          <table:table-cell table:style-name="Tableau1.A19" office:value-type="string">
            <text:p text:style-name="P2">Report summary </text:p>
          </table:table-cell>
          <table:table-cell table:style-name="Tableau1.B19" office:value-type="string">
            <text:p text:style-name="P2"><text:s/>Prints once at end report</text:p>
          </table:table-cell>
        </table:table-row>
        <table:table-row>
          <table:table-cell table:style-name="Tableau1.A19" office:value-type="string">
            <text:p text:style-name="P2">Page header </text:p>
          </table:table-cell>
          <table:table-cell table:style-name="Tableau1.B19" office:value-type="string">
            <text:p text:style-name="P2"><text:s/>Prints once at the top of <text:s/>each page</text:p>
          </table:table-cell>
        </table:table-row>
        <table:table-row>
          <table:table-cell table:style-name="Tableau1.A19" office:value-type="string">
            <text:p text:style-name="P2">Page footer </text:p>
          </table:table-cell>
          <table:table-cell table:style-name="Tableau1.B19" office:value-type="string">
            <text:p text:style-name="P2"><text:s/>Prints once at bottom of <text:s/>each page</text:p>
          </table:table-cell>
        </table:table-row>
        <table:table-row>
          <table:table-cell table:style-name="Tableau1.A19" office:value-type="string">
            <text:p text:style-name="P2">Master header </text:p>
          </table:table-cell>
          <table:table-cell table:style-name="Tableau1.B19" office:value-type="string">
            <text:p text:style-name="P2"><text:s/>Prints once at beginning of first data level</text:p>
          </table:table-cell>
        </table:table-row>
        <table:table-row>
          <table:table-cell table:style-name="Tableau1.A19" office:value-type="string">
            <text:p text:style-name="P2">Master data </text:p>
          </table:table-cell>
          <table:table-cell table:style-name="Tableau1.B19" office:value-type="string">
            <text:p text:style-name="Standard"><text:span text:style-name="T3"><text:s/>Data of first data level</text:span><text:span text:style-name="T6"> – repeats once for each master data record</text:span></text:p>
          </table:table-cell>
        </table:table-row>
        <table:table-row>
          <table:table-cell table:style-name="Tableau1.A19" office:value-type="string">
            <text:p text:style-name="P2">Master footer </text:p>
          </table:table-cell>
          <table:table-cell table:style-name="Tableau1.B19" office:value-type="string">
            <text:p text:style-name="P2"><text:s/>Prints once at end first data level</text:p>
          </table:table-cell>
        </table:table-row>
        <table:table-row>
          <table:table-cell table:style-name="Tableau1.A19" office:value-type="string">
            <text:p text:style-name="P2">Detail header </text:p>
          </table:table-cell>
          <table:table-cell table:style-name="Tableau1.B19" office:value-type="string">
            <text:p text:style-name="Standard"><text:span text:style-name="T3"><text:s/>Prints once at beginning of 2</text:span><text:span text:style-name="T13">nd</text:span><text:span text:style-name="T3"> data level</text:span></text:p>
          </table:table-cell>
        </table:table-row>
        <table:table-row>
          <table:table-cell table:style-name="Tableau1.A19" office:value-type="string">
            <text:p text:style-name="P2">Detail data </text:p>
          </table:table-cell>
          <table:table-cell table:style-name="Tableau1.B19" office:value-type="string">
            <text:p text:style-name="Standard"><text:span text:style-name="T3"><text:s/>Data of 2</text:span><text:span text:style-name="T13">nd</text:span><text:span text:style-name="T3"> data level</text:span><text:span text:style-name="T6"> – repeats once for each detail record</text:span></text:p>
          </table:table-cell>
        </table:table-row>
        <table:table-row>
          <table:table-cell table:style-name="Tableau1.A19" office:value-type="string">
            <text:p text:style-name="P2">Detail footer </text:p>
          </table:table-cell>
          <table:table-cell table:style-name="Tableau1.B19" office:value-type="string">
            <text:p text:style-name="Standard"><text:span text:style-name="T3"><text:s/>Prints once at end of 2</text:span><text:span text:style-name="T13">nd</text:span><text:span text:style-name="T3"> data level</text:span></text:p>
          </table:table-cell>
        </table:table-row>
        <table:table-row>
          <table:table-cell table:style-name="Tableau1.A19" office:value-type="string">
            <text:p text:style-name="P2">Subdetail header </text:p>
          </table:table-cell>
          <table:table-cell table:style-name="Tableau1.B19" office:value-type="string">
            <text:p text:style-name="Standard"><text:span text:style-name="T3"><text:s/>Prints once at beginning of 3</text:span><text:span text:style-name="T13">rd</text:span><text:span text:style-name="T3"> data level</text:span></text:p>
          </table:table-cell>
        </table:table-row>
        <table:table-row>
          <table:table-cell table:style-name="Tableau1.A19" office:value-type="string">
            <text:p text:style-name="P2">Subdetail data </text:p>
          </table:table-cell>
          <table:table-cell table:style-name="Tableau1.B19" office:value-type="string">
            <text:p text:style-name="Standard"><text:span text:style-name="T3"><text:s/>Data of 3</text:span><text:span text:style-name="T13">rd</text:span><text:span text:style-name="T3"> data level</text:span><text:span text:style-name="T6"> – repeats once for each subdetail record</text:span></text:p>
          </table:table-cell>
        </table:table-row>
        <table:table-row>
          <table:table-cell table:style-name="Tableau1.A19" office:value-type="string">
            <text:p text:style-name="P2">Subdetail footer </text:p>
          </table:table-cell>
          <table:table-cell table:style-name="Tableau1.B19" office:value-type="string">
            <text:p text:style-name="Standard"><text:span text:style-name="T3"><text:s/>Prints once at end of 3</text:span><text:span text:style-name="T13">rd</text:span><text:span text:style-name="T3"> data level</text:span></text:p>
          </table:table-cell>
        </table:table-row>
        <table:table-row>
          <table:table-cell table:style-name="Tableau1.A19" office:value-type="string">
            <text:p text:style-name="P2">Overlay </text:p>
          </table:table-cell>
          <table:table-cell table:style-name="Tableau1.B19" office:value-type="string">
            <text:p text:style-name="P2"><text:s/>Prints once on each page lower layer</text:p>
          </table:table-cell>
        </table:table-row>
        <table:table-row>
          <table:table-cell table:style-name="Tableau1.A19" office:value-type="string">
            <text:p text:style-name="P2">Column header </text:p>
          </table:table-cell>
          <table:table-cell table:style-name="Tableau1.B19" office:value-type="string">
            <text:p text:style-name="P2"><text:s/>Prints once at beginning each column</text:p>
          </table:table-cell>
        </table:table-row>
        <table:table-row>
          <table:table-cell table:style-name="Tableau1.A19" office:value-type="string">
            <text:p text:style-name="P2">Column footer </text:p>
          </table:table-cell>
          <table:table-cell table:style-name="Tableau1.B19" office:value-type="string">
            <text:p text:style-name="P2"><text:s/>Prints once at end each column</text:p>
          </table:table-cell>
        </table:table-row>
        <table:table-row>
          <table:table-cell table:style-name="Tableau1.A19" office:value-type="string">
            <text:p text:style-name="P2">Group header </text:p>
          </table:table-cell>
          <table:table-cell table:style-name="Tableau1.B19" office:value-type="string">
            <text:p text:style-name="P2"><text:s/>Group title prints once at beginning of group</text:p>
          </table:table-cell>
        </table:table-row>
        <table:table-row>
          <table:table-cell table:style-name="Tableau1.A19" office:value-type="string">
            <text:p text:style-name="P2">Group footer </text:p>
          </table:table-cell>
          <table:table-cell table:style-name="Tableau1.B19" office:value-type="string">
            <text:p text:style-name="P2"><text:s/>Prints once after group</text:p>
          </table:table-cell>
        </table:table-row>
        <table:table-row>
          <table:table-cell table:style-name="Tableau1.A20" office:value-type="string">
            <text:p text:style-name="Standard"><text:span text:style-name="T6">Cross</text:span><text:span text:style-name="T3"> header</text:span></text:p>
            <text:p text:style-name="Standard"><text:span text:style-name="T6">Cross</text:span><text:span text:style-name="T3"> data</text:span></text:p>
            <text:p text:style-name="Standard"><text:span text:style-name="T6">Cross</text:span><text:span text:style-name="T3"> footer</text:span></text:p>
          </table:table-cell>
          <table:table-cell table:style-name="Tableau1.B20" office:value-type="string">
            <text:p text:style-name="Standard"><text:span text:style-name="T3"><text:s/>This group of bands is designed for creatin</text:span><text:span text:style-name="T6">g crosstab</text:span><text:span text:style-name="T3"> report</text:span><text:span text:style-name="T6">s</text:span><text:span text:style-name="T3"> </text:span><text:span text:style-name="T6">which have </text:span><text:span text:style-name="T3">variable amount </text:span><text:span text:style-name="T6">of </text:span><text:span text:style-name="T3">column</text:span><text:span text:style-name="T6">s on the page.</text:span></text:p>
          </table:table-cell>
        </table:table-row>
      </table:table>
      <text:p text:style-name="Standard"><text:soft-page-break/></text:p>
      <text:p text:style-name="P40">There is several band editors (for data-band, group header, and cross-data bands).</text:p>
      <text:p text:style-name="P32">Data-band editor allows you to choose available dataset for the band or assign «virtual» dataset to it. When assigning virtual dataset, you should set number of records in it. When building report, band with virtual dataset will be printed as many times as many records in this dataset.</text:p>
      <text:p text:style-name="P32">Group header editor allows you to set grouping condition based on the fields of DB table, or on any expression.</text:p>
      <text:p text:style-name="P32">In context menu of «Band» object you can set the following options (depending of band type):</text:p>
      <text:list xml:id="list149691439" text:style-name="L4">
        <text:list-item>
          <text:p text:style-name="P72"><text:span text:style-name="T7">Stretch</text:span><text:span text:style-name="T4"> </text:span><text:span text:style-name="T6">-</text:span><text:span text:style-name="T3"> height </text:span><text:span text:style-name="T6">of band determined by maximum height of objects in the band, “Text” Objects stretch and word wrap options must also be set to on. <text:s/>Primary use would be in limiting horizontal size of a datafield and extending the band (row) height as required.</text:span></text:p>
        </text:list-item>
        <text:list-item>
          <text:p text:style-name="P72"><text:span text:style-name="T7">Breaked</text:span><text:span text:style-name="T9"> </text:span><text:span text:style-name="T6">–</text:span><text:span text:style-name="T3"> Will </text:span><text:span text:style-name="T6">try to fill any unused space on Page before creating a new Page.</text:span></text:p>
        </text:list-item>
        <text:list-item>
          <text:p text:style-name="P72"><text:span text:style-name="T7">Force new Page</text:span><text:span text:style-name="T9"> </text:span><text:span text:style-name="T6">–</text:span><text:span text:style-name="T3"> </text:span><text:span text:style-name="T6">will force the band’s contents to be printed on a new Page each time it is required.</text:span></text:p>
        </text:list-item>
        <text:list-item>
          <text:p text:style-name="P72"><text:span text:style-name="T7">O</text:span><text:span text:style-name="T5">n first page –</text:span><text:span text:style-name="T6"> band prints on first page (page header &amp; page footer only).</text:span></text:p>
        </text:list-item>
        <text:list-item>
          <text:p text:style-name="P72"><text:span text:style-name="T7">O</text:span><text:span text:style-name="T5">n last page –</text:span><text:span text:style-name="T3"> </text:span><text:span text:style-name="T6">band prints on last page (page footer only).</text:span></text:p>
        </text:list-item>
        <text:list-item>
          <text:p text:style-name="P72"><text:span text:style-name="T7">R</text:span><text:span text:style-name="T5">epeat </text:span><text:span text:style-name="T7">on</text:span><text:span text:style-name="T5"> all page</text:span><text:span text:style-name="T7">s</text:span><text:span text:style-name="T4"> </text:span><text:span text:style-name="T3">–</text:span><text:span text:style-name="T6"> this option is only available for band types Master header, Detail header, Subdetail header, Group header, Cross header. If the amount of data under on of these headers requires a new Page these headers will be included on that Page.</text:span></text:p>
        </text:list-item>
      </text:list>
      <text:p text:style-name="P14"/>
      <text:h text:style-name="Heading_20_3" text:outline-level="3"><text:span text:style-name="T11"><draw:frame draw:style-name="fr1" draw:name="Image3" text:anchor-type="as-char" svg:width="0.923cm" svg:height="0.69cm" draw:z-index="2"><draw:image xlink:href="Pictures/200000070000039C000002AC1E311EA3.svm" xlink:type="simple" xlink:show="embed" xlink:actuate="onLoad"/></draw:frame></text:span><text:span text:style-name="T9"> «Picture» object</text:span></text:h>
      <text:p text:style-name="P31"><text:span text:style-name="T3">Designed for insertion </text:span><text:span text:style-name="T6">of </text:span><text:span text:style-name="T3">graphic</text:span><text:span text:style-name="T6">s in the report</text:span><text:span text:style-name="T3"> file. Formats </text:span><text:span text:style-name="T6">supported include BMP/WMF/ICO </text:span><text:span text:style-name="T3">(</text:span><text:span text:style-name="T6">and JPG, dependant on Delphi</text:span><text:span text:style-name="T3"> </text:span><text:span text:style-name="T6">version</text:span><text:span text:style-name="T3">)</text:span><text:span text:style-name="T6">. Object’s editor allows you to choose file with picture and clear picture contents.</text:span><text:span text:style-name="T3"> </text:span><text:span text:style-name="T6">You can also use pictures from BLOb field of DB table. To do this, put reference to this field into memo of object, for example</text:span><text:span text:style-name="T3">:</text:span><text:span text:style-name="T6"> [Table1.</text:span><text:span text:style-name="T3">"</text:span><text:span text:style-name="T6">GraphicField</text:span><text:span text:style-name="T3">"</text:span><text:span text:style-name="T6">]. Memo editor may be invoked by pressing Ctrl+Enter key on «Picture» object or by Object inspector.</text:span></text:p>
      <text:p text:style-name="P31"><text:span text:style-name="T6">The </text:span><text:span text:style-name="T3">context menu </text:span><text:span text:style-name="T6">of the picture </text:span><text:span text:style-name="T3">object </text:span><text:span text:style-name="T6">allows you to set the</text:span><text:span text:style-name="T3"> following</text:span><text:span text:style-name="T6"> options:</text:span></text:p>
      <text:list xml:id="list941541547" text:style-name="L5">
        <text:list-item>
          <text:p text:style-name="P70"><text:span text:style-name="T7">Stretch</text:span><text:span text:style-name="T4"> </text:span><text:span text:style-name="T5">–</text:span><text:span text:style-name="T3"> drawing </text:span><text:span text:style-name="T6">will </text:span><text:span text:style-name="T3">stretch</text:span><text:span text:style-name="T6"> to fill the rectangle.</text:span></text:p>
        </text:list-item>
        <text:list-item>
          <text:p text:style-name="P70"><text:span text:style-name="T7">Maintain Aspect ratio </text:span><text:span text:style-name="T5">–</text:span><text:span text:style-name="T3"> </text:span><text:span text:style-name="T6">if stretch is selected</text:span><text:span text:style-name="T3"> drawing</text:span><text:span text:style-name="T6"> proportions are</text:span><text:span text:style-name="T3"> preserve</text:span><text:span text:style-name="T6">d.</text:span></text:p>
        </text:list-item>
        <text:list-item>
          <text:p text:style-name="P70"><text:span text:style-name="T7">Center </text:span><text:span text:style-name="T5">–</text:span><text:span text:style-name="T3"> </text:span><text:span text:style-name="T6">centers the drawing in the rectangle.</text:span></text:p>
        </text:list-item>
      </text:list>
      <text:p text:style-name="P5"/>
      <text:h text:style-name="Heading_20_3" text:outline-level="3"><text:span text:style-name="T11"><draw:frame draw:style-name="fr1" draw:name="Image4" text:anchor-type="as-char" svg:width="0.87cm" svg:height="0.609cm" draw:z-index="3"><draw:image xlink:href="Pictures/20000007000003670000025D16C85C9D.svm" xlink:type="simple" xlink:show="embed" xlink:actuate="onLoad"/></draw:frame></text:span><text:span text:style-name="T9"> «SubReport» object</text:span></text:h>
      <text:p text:style-name="P31"><text:span text:style-name="T6">S</text:span><text:span text:style-name="T3">ubreport </text:span><text:span text:style-name="T6">object</text:span><text:span text:style-name="T3"> </text:span><text:span text:style-name="T6">is a placeholder for another </text:span><text:span text:style-name="T3">report</text:span><text:span text:style-name="T6">s, which are </text:span><text:span text:style-name="T3">situated </text:span><text:span text:style-name="T6">on a </text:span><text:span text:style-name="T3">separate page </text:span><text:span text:style-name="T6">a</text:span><text:span text:style-name="T3">ttached to </text:span><text:span text:style-name="T6">main report. These pages display in the subreport object </text:span><text:span text:style-name="T3">instead </text:span><text:span text:style-name="T6">of being shown as a separate page of the report. When you place a subreport object the reference to the correct page is automatically created for you and a new page tab is added to the page window. Typical use of the subreport is where sub details are placed under sub details or in a side by side situation.</text:span></text:p>
      <text:p text:style-name="P31"><text:span text:style-name="T6">Subreport objects can be placed side-by-side. If you want place subreport objects one-under-other, spread it on separate data-bands.</text:span><text:span text:style-name="T3"> </text:span><text:span text:style-name="T6">There is some limitation of using subreports:</text:span></text:p>
      <text:list xml:id="list1371119656" text:style-name="L6">
        <text:list-item>
          <text:p text:style-name="P78">Don’t use columns in subreports.</text:p>
        </text:list-item>
        <text:list-item>
          <text:p text:style-name="P79"><text:span text:style-name="T6">Don’t use </text:span><text:span text:style-name="T3">ReportTitle, ReportSummary, PageHeader, PageFooter, ColumnXXX</text:span><text:span text:style-name="T6"> bands.</text:span></text:p>
        </text:list-item>
        <text:list-item>
          <text:p text:style-name="P78">Don’t use breaked bands.</text:p>
        </text:list-item>
        <text:list-item>
          <text:p text:style-name="P78">Don’t use groups.</text:p>
        </text:list-item>
      </text:list>
      <text:p text:style-name="P14"/>
      <text:h text:style-name="Heading_20_3" text:outline-level="3"><text:span text:style-name="T11"><draw:frame draw:style-name="fr1" draw:name="Image5" text:anchor-type="as-char" svg:width="0.79cm" svg:height="0.764cm" draw:z-index="4"><draw:image xlink:href="Pictures/2000000700000318000002FCB7C41F3F.svm" xlink:type="simple" xlink:show="embed" xlink:actuate="onLoad"/></draw:frame></text:span><text:span text:style-name="T9"> «Line» object</text:span></text:h>
      <text:p text:style-name="P31"><text:span text:style-name="T3">The </text:span><text:span text:style-name="T6">“</text:span><text:span text:style-name="T3">Line</text:span><text:span text:style-name="T6">”</text:span><text:span text:style-name="T3"> object is used to draw horizontal or vertical lines. The thickness and color are changeable. To draw a Line click on the drawline object</text:span><text:span text:style-name="T6">.</text:span><text:span text:style-name="T3"> </text:span><text:span text:style-name="T6">When</text:span><text:span text:style-name="T3"> you move the mouse </text:span><text:soft-page-break/><text:span text:style-name="T3">over the currently active </text:span><text:span text:style-name="T6">p</text:span><text:span text:style-name="T3">age the cursor will change to a pencil</text:span><text:span text:style-name="T6">.</text:span><text:span text:style-name="T3"> </text:span><text:span text:style-name="T6">C</text:span><text:span text:style-name="T3">lick </text:span><text:span text:style-name="T6">and hold down mouse button </text:span><text:span text:style-name="T3">where you wish to start the </text:span><text:span text:style-name="T6">l</text:span><text:span text:style-name="T3">ine</text:span><text:span text:style-name="T6">, then move mouse</text:span><text:span text:style-name="T3"> where you want it to end</text:span><text:span text:style-name="T6">, and release mouse button</text:span><text:span text:style-name="T3">. When finished drawing lines click the select tool. To change the color or thickness of the Line use the tools in the frame formatting toolbar.</text:span></text:p>
      <text:p text:style-name="P5"/>
      <text:h text:style-name="Heading_20_3" text:outline-level="3"><text:span text:style-name="T11"><draw:frame draw:style-name="fr1" draw:name="Image6" text:anchor-type="as-char" svg:width="0.898cm" svg:height="0.711cm" draw:z-index="5"><draw:image xlink:href="Pictures/2000000700000382000002C707D60F18.svm" xlink:type="simple" xlink:show="embed" xlink:actuate="onLoad"/></draw:frame></text:span><text:span text:style-name="T9"> «CheckBox» object</text:span></text:h>
      <text:p text:style-name="P31"><text:span text:style-name="T3">Appears as a rectangle with an </text:span><text:span text:style-name="T6">“</text:span><text:span text:style-name="T3">X</text:span><text:span text:style-name="T6">”.</text:span><text:span text:style-name="T3"> </text:span><text:span text:style-name="T6">In </text:span><text:span text:style-name="T3">object</text:span><text:span text:style-name="T6">’s memo</text:span><text:span text:style-name="T3"> </text:span><text:span text:style-name="T6">editor place a </text:span><text:span text:style-name="T3">reference </text:span><text:span text:style-name="T6">to a</text:span><text:span text:style-name="T3"> variable or </text:span><text:span text:style-name="T6">a</text:span><text:span text:style-name="T3"> field </text:span><text:span text:style-name="T6">of a table, w</text:span><text:span text:style-name="T3">hich </text:span><text:span text:style-name="T6">are Boolean values.</text:span><text:span text:style-name="T3"> </text:span><text:span text:style-name="T6">When the value is true the “X” will display if value is false rectangle will be empty.</text:span></text:p>
      <text:p text:style-name="P31"><text:span text:style-name="T6">For using this object in run-time, you should use </text:span><text:span text:style-name="T3">TfrCheckBoxObject</text:span><text:span text:style-name="T6"> component from FR components palette. If opened report contains non-plugged components, you'll get an error message.</text:span></text:p>
      <text:p text:style-name="P5"/>
      <text:h text:style-name="Heading_20_3" text:outline-level="3"><text:span text:style-name="T11"><draw:frame draw:style-name="fr1" draw:name="Image7" text:anchor-type="as-char" svg:width="0.87cm" svg:height="0.637cm" draw:z-index="6"><draw:image xlink:href="Pictures/20000007000003670000027723F83D0F.svm" xlink:type="simple" xlink:show="embed" xlink:actuate="onLoad"/></draw:frame></text:span><text:span text:style-name="T9"> «RichText» object</text:span></text:h>
      <text:p text:style-name="P31"><text:span text:style-name="T3">Designed for insertion </text:span><text:span text:style-name="T6">of RTF (Rich Text format) </text:span><text:span text:style-name="T3">document</text:span><text:span text:style-name="T6">s created externally in other applications such as MS-Word into the report</text:span><text:span text:style-name="T3">.</text:span><text:span text:style-name="T6"> It will retain all the formatting of the RTF file. The RTF editor is based on the delphi\demos\richedit component, it allows </text:span><text:span text:style-name="T3">all bas</text:span><text:span text:style-name="T6">ic</text:span><text:span text:style-name="T3"> operation</text:span><text:span text:style-name="T6">s</text:span><text:span text:style-name="T3"> o</text:span><text:span text:style-name="T6">n</text:span><text:span text:style-name="T3"> text - change </text:span><text:span text:style-name="T6">font</text:span><text:span text:style-name="T3">, smoothing, create labelled list. </text:span><text:span text:style-name="T6">It allows you to enter </text:span><text:span text:style-name="T3">variable</text:span><text:span text:style-name="T6">s</text:span><text:span text:style-name="T3">, en</text:span><text:span text:style-name="T6">closed in</text:span><text:span text:style-name="T3"> square bracket</text:span><text:span text:style-name="T6">s,</text:span><text:span text:style-name="T3"> as </text:span><text:span text:style-name="T6">in “</text:span><text:span text:style-name="T3">Text</text:span><text:span text:style-name="T6">” object.</text:span></text:p>
      <text:p text:style-name="P31"><text:span text:style-name="T6">You can also use RTF’s from BLOb field of DB table. To do this, put reference to this field into memo of object, for example</text:span><text:span text:style-name="T3">:</text:span><text:span text:style-name="T6"> [Table1.</text:span><text:span text:style-name="T3">"</text:span><text:span text:style-name="T6">RichField</text:span><text:span text:style-name="T3">"</text:span><text:span text:style-name="T6">]. Memo editor may be invoked by pressing Ctrl+Enter key on «RichText» object or by Object inspector. </text:span></text:p>
      <text:p text:style-name="P32">If text out of object’s bounds, extras strings will not printed.</text:p>
      <text:p text:style-name="P31"><text:span text:style-name="T6">For using this object in run-time, you should use </text:span><text:span text:style-name="T3">TfrRichObject</text:span><text:span text:style-name="T6"> component from FR components palette. If opened report contains non-plugged components, you'll get an error message.</text:span></text:p>
      <text:p text:style-name="P12"/>
      <text:h text:style-name="Heading_20_3" text:outline-level="3"><text:span text:style-name="T11"><draw:frame draw:style-name="fr1" draw:name="Image8" text:anchor-type="as-char" svg:width="0.898cm" svg:height="0.609cm" draw:z-index="7"><draw:image xlink:href="Pictures/20000007000003820000025DB605734D.svm" xlink:type="simple" xlink:show="embed" xlink:actuate="onLoad"/></draw:frame></text:span><text:span text:style-name="T9"> «OLE» object</text:span></text:h>
      <text:p text:style-name="P31"><text:span text:style-name="T3">Designed for insertion </text:span><text:span text:style-name="T6">of an OLE </text:span><text:span text:style-name="T3">object </text:span><text:span text:style-name="T6">in</text:span><text:span text:style-name="T3"> document.</text:span><text:span text:style-name="T4"> </text:span><text:span text:style-name="T6">The “OLE” object’s e</text:span><text:span text:style-name="T3">ditor allow</text:span><text:span text:style-name="T6">s</text:span><text:span text:style-name="T3"> insert</text:span><text:span text:style-name="T6">ion of a</text:span><text:span text:style-name="T3"> new </text:span><text:span text:style-name="T6">OLE </text:span><text:span text:style-name="T3">object</text:span><text:span text:style-name="T6">.</text:span><text:span text:style-name="T3"> </text:span><text:span text:style-name="T6">Click on insert in the editor to invoke the </text:span><text:span text:style-name="T3">standard </text:span><text:span text:style-name="T6">OLE insert dialog</text:span><text:span text:style-name="T3"> window where you will be presented with a list of available ole objects.</text:span></text:p>
      <text:p text:style-name="P31"><text:span text:style-name="T6">You can also use OLE objects from BLOb field of DB table. To do this, put reference to this field into memo of object, for example</text:span><text:span text:style-name="T3">:</text:span><text:span text:style-name="T6"> [Table1.</text:span><text:span text:style-name="T3">"</text:span><text:span text:style-name="T6">OLEField</text:span><text:span text:style-name="T3">"</text:span><text:span text:style-name="T6">]. Memo editor can be showed by pressing Ctrl+Enter key on «RichText» object or by Object inspector.</text:span></text:p>
      <text:p text:style-name="P32">«Stretched» option in context menu of object allows you to show data from Excel grid correctly in some cases.</text:p>
      <text:p text:style-name="P31"><text:span text:style-name="T6">For using this object in run-time, you should use </text:span><text:span text:style-name="T3">Tfr</text:span><text:span text:style-name="T6">OLE</text:span><text:span text:style-name="T3">Object</text:span><text:span text:style-name="T6"> component from FR components palette. If opened report contains non-plugged components, you'll get an error message.</text:span></text:p>
      <text:p text:style-name="P12"/>
      <text:h text:style-name="Heading_20_3" text:outline-level="3"><text:span text:style-name="T11"><draw:frame draw:style-name="fr1" draw:name="Image9" text:anchor-type="as-char" svg:width="0.87cm" svg:height="0.788cm" draw:z-index="8"><draw:image xlink:href="Pictures/2000000700000367000003160B952A6F.svm" xlink:type="simple" xlink:show="embed" xlink:actuate="onLoad"/></draw:frame></text:span><text:span text:style-name="T9"> «Chart» object</text:span></text:h>
      <text:p text:style-name="P31"><text:span text:style-name="T3">Designed for insertion </text:span><text:span text:style-name="T6">of </text:span><text:span text:style-name="T3">graphic </text:span><text:span text:style-name="T6">ch</text:span><text:span text:style-name="T3">arts or diagram</text:span><text:span text:style-name="T6">s</text:span><text:span text:style-name="T3"> </text:span><text:span text:style-name="T6">in</text:span><text:span text:style-name="T3"> </text:span><text:span text:style-name="T6">a </text:span><text:span text:style-name="T3">document.</text:span><text:span text:style-name="T6"> The Type tab of the chart editor allows you to pick from six types of charts and their display options. </text:span></text:p>
      <text:p text:style-name="P31"><text:span text:style-name="T6">For link chart to the data fields, you should set names of two "Text" objects, which contents will be used as chart's value and legend string for each value.</text:span><text:span text:style-name="T3"> </text:span><text:span text:style-name="T6">When building report, contents of these objects will be accumulated in the memo of chart object. The Data tab allows you to supply the names of these objects. I.e. for legend might be “memo1”, for values might be “memo6”. <text:s/></text:span></text:p>
      <text:p text:style-name="P32"><text:soft-page-break/>«Chart» object allows you to create «Top-10» charts. This chart represents several biggest values and summary of other values not included in chart. To do this, set number of top values on «Data» tab of chart editor and set legend name for non-included values («Others» word is usual used).</text:p>
      <text:p text:style-name="P32">The Marks tab of the chart editor allows you to pick what type of marker will be shown on the chart value is the default. If any other selection is made the show marks option of the display tab must be set.</text:p>
      <text:p text:style-name="P32">If «Text» object which used as chart’s value contains formatted value (for example, <text:s text:c="25"/>«10 000.00» or «$100.00»), FR attempts to expand numeric value from this string. It skips all non-digit symbols at begin and end of string, then skips all symbols - digit separators (usually «spaces»). If you set more advanced formatting (for example, «10000km2»), you can’t using these objects as chart values. You should create non-visible object with same contents, but with no formatting, and use this object as chart value. You can hide object by Objects inspector (set Visible property of object to 0).</text:p>
      <text:p text:style-name="P32">You can use two kinds of charts: single and multiple. Multiple charts show several charts on one coordinate grid. When used single charts, memo of chart object contains the following strings:</text:p>
      <text:p text:style-name="P14"><text:span text:style-name="T7">Header</text:span><text:span text:style-name="T5">1;</text:span><text:span text:style-name="T7">Header</text:span><text:span text:style-name="T5">2;</text:span><text:span text:style-name="T7">Header</text:span><text:span text:style-name="T5">3</text:span></text:p>
      <text:p text:style-name="P14"><text:span text:style-name="T7">Value</text:span><text:span text:style-name="T5">1;</text:span><text:span text:style-name="T7">Value</text:span><text:span text:style-name="T5">2;</text:span><text:span text:style-name="T7">Value</text:span><text:span text:style-name="T5">3</text:span></text:p>
      <text:p text:style-name="P5"/>
      <text:p text:style-name="P12">When used multiple charts, memo of chart object contains the following strings:</text:p>
      <text:p text:style-name="P14"><text:span text:style-name="T7">Header</text:span><text:span text:style-name="T5">1;</text:span><text:span text:style-name="T7">Header</text:span><text:span text:style-name="T5">2;</text:span><text:span text:style-name="T7">Header</text:span><text:span text:style-name="T5">3</text:span></text:p>
      <text:p text:style-name="P14"><text:span text:style-name="T7">Value</text:span><text:span text:style-name="T5">1.1;</text:span><text:span text:style-name="T7">Value</text:span><text:span text:style-name="T5">2.1<text:tab/><text:tab/><text:tab/><text:tab/><text:tab/><text:tab/>(</text:span><text:span text:style-name="T7">first chart</text:span><text:span text:style-name="T5">)</text:span></text:p>
      <text:p text:style-name="P14"><text:span text:style-name="T7">Value</text:span><text:span text:style-name="T5">2.1;</text:span><text:span text:style-name="T7">Value</text:span><text:span text:style-name="T5">2.2;</text:span><text:span text:style-name="T7">Value</text:span><text:span text:style-name="T5">2.3<text:tab/><text:tab/><text:tab/><text:tab/>(</text:span><text:span text:style-name="T7">second</text:span><text:span text:style-name="T5"> </text:span><text:span text:style-name="T7">chart</text:span><text:span text:style-name="T5">)</text:span></text:p>
      <text:p text:style-name="P14"><text:span text:style-name="T7">Value</text:span><text:span text:style-name="T5">3.1;</text:span><text:span text:style-name="T7">Value</text:span><text:span text:style-name="T5">3.2;</text:span><text:span text:style-name="T7">Value</text:span><text:span text:style-name="T5">3.3;</text:span><text:span text:style-name="T7">Value</text:span><text:span text:style-name="T5">3.4;</text:span><text:span text:style-name="T7">Value</text:span><text:span text:style-name="T5">3.5</text:span><text:span text:style-name="T7"><text:tab/><text:tab/></text:span><text:span text:style-name="T5">(</text:span><text:span text:style-name="T7">third chart</text:span><text:span text:style-name="T5">)</text:span></text:p>
      <text:p text:style-name="P5"/>
      <text:p text:style-name="P32">In this case, you’ll get three charts: first with two points, second with three points and third with five points.</text:p>
      <text:p text:style-name="P32">You can also build chart by editing its memo. Just put appropriate values into memo of object.</text:p>
      <text:p text:style-name="P32">This component is available in Delphi 3 and above. If you want use it in Delphi 2, you should install TeeChart component first, then correct FR.INC file and recompile FR library.</text:p>
      <text:p text:style-name="P31"><text:span text:style-name="T6">For using this object in run-time, you should use </text:span><text:span text:style-name="T3">TfrChartObject</text:span><text:span text:style-name="T6"> component from FR components palette. If opened report contains non-plugged components, you'll get an error message.</text:span></text:p>
      <text:p text:style-name="P5"/>
      <text:h text:style-name="Heading_20_3" text:outline-level="3"><text:span text:style-name="T11"><draw:frame draw:style-name="fr1" draw:name="Image10" text:anchor-type="as-char" svg:width="0.923cm" svg:height="0.764cm" draw:z-index="9"><draw:image xlink:href="Pictures/200000070000039C000002FC0933829D.svm" xlink:type="simple" xlink:show="embed" xlink:actuate="onLoad"/></draw:frame></text:span><text:span text:style-name="T9"> «Shape» object</text:span></text:h>
      <text:p text:style-name="P31"><text:span text:style-name="T3">Designed for insertion</text:span><text:span text:style-name="T6"> of </text:span><text:span text:style-name="T3">geometrical </text:span><text:span text:style-name="T6">shapes in the report. i.e.</text:span><text:span text:style-name="T3"> (rectangle, </text:span><text:span text:style-name="T6">rounded </text:span><text:span text:style-name="T3">rectangle, ellipse, triangle)</text:span><text:span text:style-name="T6">. When you place a shape object the default dialog editor will prompt you for the desired shape, you may set the thickness of the shape border and the fill color by using the color and size tools in the frame formatting toolbar. Note the triangle shape does not allow full background color fill instead it produces a band of color across the middle of the triangle.</text:span></text:p>
      <text:p text:style-name="P31"><text:span text:style-name="T6">For using this object in run-time, you should use </text:span><text:span text:style-name="T3">TfrShapeObject</text:span><text:span text:style-name="T6"> component from FR component palette. If opened report contains non-plugged components, you'll get an error message.</text:span></text:p>
      <text:p text:style-name="P12"/>
      <text:h text:style-name="Heading_20_3" text:outline-level="3"><text:span text:style-name="T15"><draw:frame draw:style-name="fr3" draw:name="Objet2" text:anchor-type="as-char" svg:width="0.609cm" svg:height="0.686cm" draw:z-index="14"><draw:object-ole xlink:href="./ObjBFFFD2E2" xlink:type="simple" xlink:show="embed" xlink:actuate="onLoad"/><draw:image xlink:href="./ObjectReplacements/ObjBFFFD2E2" xlink:type="simple" xlink:show="embed" xlink:actuate="onLoad"/></draw:frame></text:span><text:span text:style-name="T9"> «Barcode» object</text:span></text:h>
      <text:p text:style-name="P31"><text:span text:style-name="T3">Designed for insertion</text:span><text:span text:style-name="T6"> of bar codes in the report. You can use 2 of 5 interleaved, Code39, Code39 Extended, Code128A,B, Code93, Code93 Extended, MSI, PostNet, Codebar, EAN8, EAN13 bar codes.</text:span></text:p>
      <text:p text:style-name="P31"><text:span text:style-name="T6">For using this object in run-time, you should use </text:span><text:span text:style-name="T3">TfrBarcodeObject</text:span><text:span text:style-name="T6"> component from FR component palette. If opened report contains non-plugged components, you'll get an error message.</text:span></text:p>
      <text:p text:style-name="P12"/>
      <text:h text:style-name="P97" text:outline-level="1">2. DESIGNER BASICS</text:h>
      <text:p text:style-name="P31"><text:span text:style-name="T6">FreeReport is supplied with a built in report designer</text:span><text:span text:style-name="T4">,</text:span><text:span text:style-name="T9"> </text:span><text:span text:style-name="T6">which is accessed at design time by double clicking the mouse on the TfrReport </text:span><text:span text:style-name="T3">component </text:span><text:span text:style-name="T6">on the project form</text:span><text:span text:style-name="T3">.</text:span><text:span text:style-name="T4"> </text:span><text:span text:style-name="T6">The designer allows quick and easy access to report designing and previewing reports within the Delphi IDE.</text:span><text:span text:style-name="T9"> </text:span><text:span text:style-name="T6">The designer was created with dockable panels</text:span><text:span text:style-name="T3"> (</text:span><text:span text:style-name="T6">toolbars), </text:span><text:span text:style-name="T3">which </text:span><text:span text:style-name="T6">may be</text:span><text:span text:style-name="T3"> change</text:span><text:span text:style-name="T6">d to suite the user taste</text:span><text:span text:style-name="T3">.</text:span><text:span text:style-name="T6"> </text:span><text:span text:style-name="T3">Information </text:span><text:span text:style-name="T6">about the </text:span><text:span text:style-name="T3">panel</text:span><text:span text:style-name="T6">s are kept in </text:span><text:span text:style-name="T3"><text:s/>memory </text:span><text:span text:style-name="T6">while using the designer, when the designer is closed the tool bar properties are written to the windows registry so the will be used when you re-enter the design window.</text:span><text:span text:style-name="T3">.</text:span></text:p>
      <text:p text:style-name="P14"><text:span text:style-name="T3"><text:tab/></text:span><text:span text:style-name="T6">To</text:span><text:span text:style-name="T3"> use </text:span><text:span text:style-name="T6">the </text:span><text:span text:style-name="T3">designer</text:span><text:span text:style-name="T6"> for enduser runtime requirements it is </text:span><text:span text:style-name="T3">necessary </text:span><text:span text:style-name="T6">to place a</text:span><text:span text:style-name="T3"> </text:span><text:span text:style-name="T6">TfrDesigner component on the underlying form in the project, </text:span><text:span text:style-name="T3">or </text:span><text:span text:style-name="T6">place a reference to FR_Desgn in the</text:span><text:span text:style-name="T3"> </text:span><text:span text:style-name="T9">uses</text:span><text:span text:style-name="T6"> list of the project form’s </text:span><text:span text:style-name="T3">module</text:span><text:span text:style-name="T6">. This gives the end user the ability to design and edit reports.</text:span></text:p>
      <text:p text:style-name="P12"/>
      <text:p text:style-name="P11"><draw:frame draw:style-name="fr1" draw:name="Image11" text:anchor-type="as-char" svg:width="19.366cm" svg:height="15.448cm" draw:z-index="10"><draw:image xlink:href="Pictures/2000000700004BA300003C58189C697C.svm" xlink:type="simple" xlink:show="embed" xlink:actuate="onLoad"/></draw:frame></text:p>
      <text:h text:style-name="P99" text:outline-level="2">2.1. USING THE KEYBOARD</text:h>
      <text:list xml:id="list1719060551" text:style-name="L7">
        <text:list-item>
          <text:p text:style-name="P77"><text:span text:style-name="T6">Arrow keys</text:span><text:span text:style-name="T3"> – </text:span><text:span text:style-name="T6">move to next</text:span><text:span text:style-name="T3"> object.</text:span></text:p>
        </text:list-item>
        <text:list-item>
          <text:p text:style-name="P77"><text:span text:style-name="T6">Ctrl + </text:span><text:span text:style-name="T3">Arrowkey</text:span><text:span text:style-name="T6">s - moves selected object(s) in direction of arrow</text:span><text:span text:style-name="T3">.</text:span></text:p>
        </text:list-item>
        <text:list-item>
          <text:p text:style-name="P77"><text:span text:style-name="T6">Shift + </text:span><text:span text:style-name="T3">Arrowkey</text:span><text:span text:style-name="T6">s </text:span><text:span text:style-name="T3">- </text:span><text:span text:style-name="T6">increase or decrease dimension of selected object(s) in arrow direction.</text:span></text:p>
        </text:list-item>
        <text:list-item>
          <text:p text:style-name="P77"><text:span text:style-name="T6">Enter - brings up editor of selected object</text:span><text:span text:style-name="T3">.</text:span></text:p>
        </text:list-item>
        <text:list-item>
          <text:p text:style-name="P77"><text:span text:style-name="T6">Del</text:span><text:span text:style-name="T3"> </text:span><text:span text:style-name="T6">-</text:span><text:span text:style-name="T3"> </text:span><text:span text:style-name="T6">delete selected object</text:span><text:span text:style-name="T3">.</text:span></text:p>
        </text:list-item>
        <text:list-item>
          <text:p text:style-name="P77"><text:span text:style-name="T6">Ctrl + Enter</text:span><text:span text:style-name="T3"> - </text:span><text:span text:style-name="T6">brings up memo editor of selected object</text:span><text:span text:style-name="T3">.</text:span></text:p>
        </text:list-item>
        <text:list-item>
          <text:p text:style-name="P77"><text:span text:style-name="T6">Ctrl + 1..9</text:span><text:span text:style-name="T3"> </text:span><text:span text:style-name="T6">-</text:span><text:span text:style-name="T3"> </text:span><text:span text:style-name="T6">sets frame thickness of selected object</text:span><text:span text:style-name="T3">.</text:span></text:p>
        </text:list-item>
        <text:list-item>
          <text:p text:style-name="P77"><text:span text:style-name="T6">Ctrl + Z</text:span><text:span text:style-name="T3"> </text:span><text:span text:style-name="T6">-</text:span><text:span text:style-name="T3"> </text:span><text:span text:style-name="T6">undo last action</text:span><text:span text:style-name="T3">.</text:span></text:p>
        </text:list-item>
        <text:list-item>
          <text:p text:style-name="P77"><text:span text:style-name="T6">Ctrl + Y</text:span><text:span text:style-name="T3"> </text:span><text:span text:style-name="T6">-</text:span><text:span text:style-name="T3"> </text:span><text:span text:style-name="T6">redo cancelled action.</text:span></text:p>
        </text:list-item>
        <text:list-item>
          <text:p text:style-name="P77"><text:span text:style-name="T6">Ctrl + G</text:span><text:span text:style-name="T3"> </text:span><text:span text:style-name="T6">-</text:span><text:span text:style-name="T3"> </text:span><text:span text:style-name="T6">toggles grid on/off.</text:span></text:p>
        </text:list-item>
        <text:list-item>
          <text:p text:style-name="P77"><text:span text:style-name="T6">Ctrl + B</text:span><text:span text:style-name="T3"> </text:span><text:span text:style-name="T6">-</text:span><text:span text:style-name="T3"> </text:span><text:span text:style-name="T6">toggles align to grid option on/off.</text:span></text:p>
        </text:list-item>
        <text:list-item>
          <text:p text:style-name="P67">Ctrl + F - turn object’s framing off.</text:p>
        </text:list-item>
        <text:list-item>
          <text:p text:style-name="P67">Ctrl + D - turn object’s framing on.</text:p>
        </text:list-item>
        <text:list-item>
          <text:p text:style-name="P77"><text:span text:style-name="T6">Ctrl + X</text:span><text:span text:style-name="T3"> - cut </text:span><text:span text:style-name="T6">to clipboard</text:span><text:span text:style-name="T3">.</text:span></text:p>
        </text:list-item>
        <text:list-item>
          <text:p text:style-name="P77"><text:span text:style-name="T6">Ctrl + V</text:span><text:span text:style-name="T3"> </text:span><text:span text:style-name="T6">-</text:span><text:span text:style-name="T3"> </text:span><text:span text:style-name="T6">paste from clipboard</text:span><text:span text:style-name="T3">.</text:span></text:p>
        </text:list-item>
        <text:list-item>
          <text:p text:style-name="P77"><text:span text:style-name="T6">Ctrl + C</text:span><text:span text:style-name="T3"> </text:span><text:span text:style-name="T6">-</text:span><text:span text:style-name="T3"> copy</text:span><text:span text:style-name="T6"> to clipboard</text:span><text:span text:style-name="T3">.</text:span></text:p>
        </text:list-item>
        <text:list-item>
          <text:p text:style-name="P77"><text:span text:style-name="T6">Ctrl + A</text:span><text:span text:style-name="T3"> </text:span><text:span text:style-name="T6">-</text:span><text:span text:style-name="T3"> </text:span><text:span text:style-name="T6">select all objects on Page.</text:span></text:p>
        </text:list-item>
        <text:list-item>
          <text:p text:style-name="P67">Ctrl + N - create new empty report.</text:p>
        </text:list-item>
        <text:list-item>
          <text:p text:style-name="P67">Ctrl + O - open report file.</text:p>
        </text:list-item>
        <text:list-item>
          <text:p text:style-name="P67">Ctrl + S - save report file.</text:p>
        </text:list-item>
        <text:list-item>
          <text:p text:style-name="P77"><text:span text:style-name="T6">Ctrl + P - </text:span><text:span text:style-name="T3">pre</text:span><text:span text:style-name="T6">view report</text:span><text:span text:style-name="T3">.</text:span></text:p>
        </text:list-item>
      </text:list>
      <text:p text:style-name="Standard"/>
      <text:h text:style-name="P100" text:outline-level="2">2.2. USING THE MOUSE</text:h>
      <text:list xml:id="list1556238384" text:style-name="L8">
        <text:list-item>
          <text:p text:style-name="P73"><text:span text:style-name="T3">Left </text:span><text:span text:style-name="T6">c</text:span><text:span text:style-name="T3">lick - </text:span><text:span text:style-name="T6"><text:s/>in Page window </text:span><text:span text:style-name="T3">select</text:span><text:span text:style-name="T6">s</text:span><text:span text:style-name="T3"> object; </text:span><text:span text:style-name="T6">in visual component palette selects object to insert – after select LeftClick over Page window <text:s/></text:span><text:span text:style-name="T3">insert</text:span><text:span text:style-name="T6">s</text:span><text:span text:style-name="T3"> new object.</text:span></text:p>
        </text:list-item>
        <text:list-item>
          <text:p text:style-name="P73"><text:span text:style-name="T3">Right </text:span><text:span text:style-name="T6">c</text:span><text:span text:style-name="T3">lick – </text:span><text:span text:style-name="T6">brings up </text:span><text:span text:style-name="T3">context menu </text:span><text:span text:style-name="T6">for selected </text:span><text:span text:style-name="T3">object.</text:span></text:p>
        </text:list-item>
        <text:list-item>
          <text:p text:style-name="P73"><text:span text:style-name="T3">Double </text:span><text:span text:style-name="T6">c</text:span><text:span text:style-name="T3">lick – </text:span><text:span text:style-name="T6">brings up default </text:span><text:span text:style-name="T3">editor </text:span><text:span text:style-name="T6">of selected </text:span><text:span text:style-name="T3">object. </text:span><text:span text:style-name="T6">D</text:span><text:span text:style-name="T3">ouble</text:span><text:span text:style-name="T6"> click</text:span><text:span text:style-name="T3"> </text:span><text:span text:style-name="T6">over free space on Page brings up the Page option dialog, where you may set the Page options i.e. margins, size etc. </text:span></text:p>
        </text:list-item>
        <text:list-item>
          <text:p text:style-name="P73"><text:span text:style-name="T6">Shift + </text:span><text:span text:style-name="T3">left </text:span><text:span text:style-name="T6">c</text:span><text:span text:style-name="T3">lick – </text:span><text:span text:style-name="T6">toggle object’s selection</text:span><text:span text:style-name="T3">.</text:span></text:p>
        </text:list-item>
        <text:list-item>
          <text:p text:style-name="P73"><text:span text:style-name="T6">Ctrl + </text:span><text:span text:style-name="T3">left </text:span><text:span text:style-name="T6">c</text:span><text:span text:style-name="T3">lick – </text:span><text:span text:style-name="T6">draws selection rectangle. All object that fits in this rectangle will be selected after you release mouse key.</text:span></text:p>
        </text:list-item>
        <text:list-item>
          <text:p text:style-name="P61">To scale several selected objects, drag red square on the right-bottom corner of object’s group.</text:p>
        </text:list-item>
      </text:list>
      <text:p text:style-name="P14"/>
      <text:h text:style-name="P103" text:outline-level="2">2.3. REPORT VARIABLES <text:s/></text:h>
      <text:p text:style-name="P31"><text:span text:style-name="T3">Th</text:span><text:span text:style-name="T6">ere are many reasons for the use of named Variables in reports, an example would be to create names for cryptic field names like n1 n2 n3 in an underlying data base. When looking at such names in a report design they don’t make much sense it would be much better to have something like LastName, MiddleName, FirstName to insert as an object than the cryptic names.</text:span></text:p>
      <text:p text:style-name="P32">These variables can be more than just replacements for field names; they could be mathematical expressions like sums or rounded values, dates, time, string concatenation etc. </text:p>
      <text:p text:style-name="P32">To work with a list of variables it is first necessary to create it. To show the available variable list, choose “File|Variable list” in report designer’s menu. </text:p>
      <text:p text:style-name="P31"><text:span text:style-name="T6">If no variables created, left drop-do</text:span><text:span text:style-name="T3">w</text:span><text:span text:style-name="T6">n list of Variable categories will be empty and the variable list below it will be empty. The drop-down list on the right displays the available datasets and the window below shows available data fields of the selected dataset.</text:span></text:p>
      <text:p text:style-name="P16"><text:soft-page-break/></text:p>
      <text:p text:style-name="P19"><draw:frame draw:style-name="fr1" draw:name="Image12" text:anchor-type="as-char" svg:width="8.758cm" svg:height="9.366cm" draw:z-index="11"><draw:image xlink:href="Pictures/2000000700002237000024987217FB70.svm" xlink:type="simple" xlink:show="embed" xlink:actuate="onLoad"/></draw:frame></text:p>
      <text:p text:style-name="P16"/>
      <text:p text:style-name="P32">To create a variable list click on the “Variables” button at the bottom left of the variable List editor and the Variables list window appears as below.</text:p>
      <text:p text:style-name="P34"/>
      <text:p text:style-name="P17"><draw:frame draw:style-name="fr1" draw:name="Image13" text:anchor-type="as-char" svg:width="6.726cm" svg:height="7.735cm" draw:z-index="12"><draw:image xlink:href="Pictures/2000000700001A4700001E386A29723D.svm" xlink:type="simple" xlink:show="embed" xlink:actuate="onLoad"/></draw:frame></text:p>
      <text:p text:style-name="P16"/>
      <text:p text:style-name="P12"><text:tab/>In Variables list editor you should type categories and its variables in the following format:</text:p>
      <text:p text:style-name="P14"><text:span text:style-name="T6">CATEGORY</text:span><text:span text:style-name="T3">1</text:span></text:p>
      <text:p text:style-name="P14"><text:span text:style-name="T3"><text:s text:c="2"/></text:span><text:span text:style-name="T6">Variable</text:span><text:span text:style-name="T3">1</text:span></text:p>
      <text:p text:style-name="P14"><text:span text:style-name="T6"><text:s/></text:span><text:span text:style-name="T3"><text:s/></text:span><text:span text:style-name="T6">Variable</text:span><text:span text:style-name="T3">2</text:span></text:p>
      <text:p text:style-name="P14"><text:span text:style-name="T3">^ </text:span><text:span text:style-name="T6">space is required</text:span><text:span text:style-name="T3">!</text:span></text:p>
      <text:p text:style-name="P14"><text:span text:style-name="T6">CATEGORY</text:span><text:span text:style-name="T3"> 2</text:span></text:p>
      <text:p text:style-name="P14"><text:span text:style-name="T6"><text:s/></text:span><text:span text:style-name="T3"><text:s/></text:span><text:span text:style-name="T6">Variable</text:span><text:span text:style-name="T3"> 1</text:span></text:p>
      <text:p text:style-name="P14"><text:span text:style-name="T6"><text:s/></text:span><text:span text:style-name="T3"><text:s/></text:span><text:span text:style-name="T6">Variable</text:span><text:span text:style-name="T3"> 2</text:span></text:p>
      <text:p text:style-name="P12">etc.</text:p>
      <text:p text:style-name="P12"/>
      <text:p text:style-name="P32"><text:soft-page-break/>You should define at least one category. When finished press Ok and you will be returned to the Variables editor. </text:p>
      <text:p text:style-name="P31"><text:span text:style-name="T6">The next step is to assign values to all created variables. </text:span><text:span text:style-name="T3">To attach any variable to any data field select the variable name in the left hand list then select the desired datafield in the right hand list</text:span><text:span text:style-name="T6">.</text:span></text:p>
      <text:p text:style-name="P32">The drop-down list on the right displays the available datasets and the window below shows available data fields of the selected dataset. The last available category in the dataset drop-down list is the “Other”. When selecting it, you’ll get access to the following data:</text:p>
      <text:list xml:id="list1924558221" text:style-name="L9">
        <text:list-item>
          <text:p text:style-name="P74"><text:span text:style-name="T6">Page#</text:span><text:span text:style-name="T3"> (built-in function</text:span><text:span text:style-name="T6"> returns current Page number</text:span><text:span text:style-name="T3">).</text:span></text:p>
        </text:list-item>
        <text:list-item>
          <text:p text:style-name="P74"><text:span text:style-name="T6">E</text:span><text:span text:style-name="T3">xpression </text:span><text:span text:style-name="T6">allows creation of expression in the “Expression” textbox.</text:span></text:p>
        </text:list-item>
        <text:list-item>
          <text:p text:style-name="P74"><text:span text:style-name="T6">D</text:span><text:span text:style-name="T3">ate </text:span><text:span text:style-name="T6">(built in function returns current date).</text:span></text:p>
        </text:list-item>
        <text:list-item>
          <text:p text:style-name="P74"><text:span text:style-name="T6">Ti</text:span><text:span text:style-name="T3">me </text:span><text:span text:style-name="T6">(built in function returns current time).</text:span></text:p>
        </text:list-item>
        <text:list-item>
          <text:p text:style-name="P74"><text:span text:style-name="T6">Line#</text:span><text:span text:style-name="T3"> </text:span><text:span text:style-name="T6">(built in function returns current row number of report dataset).</text:span></text:p>
        </text:list-item>
        <text:list-item>
          <text:p text:style-name="P74"><text:span text:style-name="T6">Line</text:span><text:span text:style-name="T3"> through</text:span><text:span text:style-name="T6">#</text:span><text:span text:style-name="T3"> </text:span><text:span text:style-name="T6">(built-in function returns row through).</text:span></text:p>
        </text:list-item>
        <text:list-item>
          <text:p text:style-name="P74"><text:span text:style-name="T6">C</text:span><text:span text:style-name="T3">olumn</text:span><text:span text:style-name="T6"># (built-in function returns Column number).</text:span></text:p>
        </text:list-item>
        <text:list-item>
          <text:p text:style-name="P62">TotalPages (built in function returns number of pages in report). To use this function, you should set “Two-pass report” option in Report options dialog.</text:p>
        </text:list-item>
      </text:list>
      <text:p text:style-name="P18"><text:s/></text:p>
      <text:h text:style-name="P104" text:outline-level="2">2.4. REPORT OPTIONS</text:h>
      <text:p text:style-name="P32">To set Report Options choose “File|Report option” from designer’s menu.</text:p>
      <text:p text:style-name="P30">The dropdown list at the top of the dialog box lists all available printers on the system. If there is no printer available installed in your system you can select “Default printer” which allows you to use any paper dimension but it will be impossible to print. It will only allow you to work with report in the designer and make preview. </text:p>
      <text:p text:style-name="P31"><text:span text:style-name="T3">If</text:span><text:span text:style-name="T6"> “Select when report loaded” option is checked then printer information is stored with the report and when this report is loaded that printer will automatically be selected. If that printer is not found on the system then the windows system default printer will be selected.</text:span></text:p>
      <text:p text:style-name="P32">The “Two pass report” option must be checked if you need to use “total pages” function in the report, i.e. print “Page xx from yy”.</text:p>
      <text:p text:style-name="P44">When you select a printer the Page window in the report designer shows the available printable area for the Page size and printer selected.</text:p>
      <text:p text:style-name="P2"/>
      <text:h text:style-name="P104" text:outline-level="2">2.5. PAGE OPTIONS</text:h>
      <text:p text:style-name="P32">To set the page options for the current page of report, choose “File|Page options” in designer’s menu, or Dblclick on an empty spot on the page. </text:p>
      <text:p text:style-name="P31"><text:span text:style-name="T6">You can select paper format from the drop-down list of paper formats supported by the current printer.</text:span><text:span text:style-name="T3"> If </text:span><text:span text:style-name="T6">the current </text:span><text:span text:style-name="T3">printer support</text:span><text:span text:style-name="T6">s custom paper sizes and you select custom from the list you will be able to enter the width and height of the custom size. Any other choice uses preset sizes. You may also choose the orientation for the Page. </text:span><text:span text:style-name="T10">Note</text:span><text:span text:style-name="T6"> All printers may not support custom paper sizes, </text:span><text:span text:style-name="T3"><text:s/>(for example, </text:span><text:span text:style-name="T6">printer </text:span><text:span text:style-name="T3">driver </text:span><text:span text:style-name="T6">“HP LaserJet 6L” does </text:span><text:span text:style-name="T3">not </text:span><text:span text:style-name="T6">support page </text:span><text:span text:style-name="T3">dimension</text:span><text:span text:style-name="T6">s </text:span><text:span text:style-name="T3">less than 76 * 127</text:span><text:span text:style-name="T6"> mm</text:span><text:span text:style-name="T3">; </text:span><text:span text:style-name="T6">printer </text:span><text:span text:style-name="T3">driver </text:span><text:span text:style-name="T6">“HP LaserJet</text:span><text:span text:style-name="T3"> 4</text:span><text:span text:style-name="T6">L” does </text:span><text:span text:style-name="T3">not support</text:span><text:span text:style-name="T6"> custom size at</text:span><text:span text:style-name="T3"> at all).</text:span></text:p>
      <text:p text:style-name="P31"><text:span text:style-name="T3">On </text:span><text:span text:style-name="T6">“Margins” tab of dialog <text:s/>you may select whether or not to use margins and the size of the margins. </text:span><text:span text:style-name="T3">If the </text:span><text:span text:style-name="T6">“</text:span><text:span text:style-name="T3">Don’t use</text:span><text:span text:style-name="T6">”</text:span><text:span text:style-name="T3"> option is selected</text:span><text:span text:style-name="T6">,</text:span><text:span text:style-name="T3"> no printable area border will be shown in the designer’s Page window</text:span><text:span text:style-name="T6">, and all page contents will be printed correctly on any printer. But object’s sizes will be not the same on different printers.</text:span></text:p>
      <text:p text:style-name="P31"><text:span text:style-name="T3">If you leave the option unchecked and have all the margin settings at zero the pageborder will reflect the maximum printable area for the selected printer. You may find some chopping when you switch between reports designed for one printer to another, particularly between ink-jet and dot matrix</text:span><text:span text:style-name="T6">.</text:span><text:span text:style-name="T3"> Ink-jet printers usually have a smaller printable area than a dot matrix due to the way they feed the paper. </text:span></text:p>
      <text:p text:style-name="Îñíîâíîé_20_òåêñò_20_ñ_20_îòñòóïîì_20_2"><text:span text:style-name="T16">If margins is set to non-zero values,</text:span><text:span text:style-name="T17"> hash marked border will show in the report designer’s </text:span><text:span text:style-name="T16">p</text:span><text:span text:style-name="T17">age window. </text:span><text:span text:style-name="T16"><text:s/>If you use dot matrix printers, pay close attention to the printable area: some dot matrix printers will not print if the object to be printed overruns the printable area, others will produce pages with the over-</text:span><text:soft-page-break/><text:span text:style-name="T16">run printed on them. <text:s/>This obviously produces weird looking reports. In this case, you should set margins manually.</text:span></text:p>
      <text:p text:style-name="P31"><text:span text:style-name="T3">On </text:span><text:span text:style-name="T6">the “Options” tab of the dialog you may set more options for the page. You may set the number of columns across the page width and the space between them. If “Print on previous page” flag set to true this will allow a new page to start printing on the unused space of the previous page.</text:span></text:p>
      <text:p text:style-name="P5"/>
      <text:h text:style-name="P101" text:outline-level="2">2.6. Fr object INSPECTOR</text:h>
      <text:p text:style-name="P31"><text:span text:style-name="T6">The Object Inspector allows you to manipulate some object properties:</text:span><text:span text:style-name="T3"> set object</text:span><text:span text:style-name="T6"> name</text:span><text:span text:style-name="T3">, </text:span><text:span text:style-name="T6">it’s</text:span><text:span text:style-name="T3"> position</text:span><text:span text:style-name="T6">,</text:span><text:span text:style-name="T3"> dimension</text:span><text:span text:style-name="T6">s</text:span><text:span text:style-name="T3"> </text:span><text:span text:style-name="T6">and</text:span><text:span text:style-name="T3"> visibility</text:span><text:span text:style-name="T6">. I</text:span><text:span text:style-name="T3">nspector </text:span><text:span text:style-name="T6">works like Delphi’s</text:span><text:span text:style-name="T3"> </text:span><text:span text:style-name="T6">Object Inspector. Like </text:span><text:span text:style-name="T3">the </text:span><text:span text:style-name="T6">other toolbars</text:span><text:span text:style-name="T3">, </text:span><text:span text:style-name="T6">it may be showed</text:span><text:span text:style-name="T3"> or </text:span><text:span text:style-name="T6">hided. To show Object inspector, choose “Tools|ToolBars|Object Inspector” in designer’s menu. To shrink Object Inspector, dblClick on its title bar; dblClick again and it will expand.</text:span></text:p>
      <text:p text:style-name="P5"/>
      <text:h text:style-name="P100" text:outline-level="2">2.7. HIGHLIGHTNING</text:h>
      <text:p text:style-name="P31"><text:span text:style-name="T3">For those</text:span><text:span text:style-name="T6"> reports </text:span><text:span text:style-name="T3">, </text:span><text:span text:style-name="T6">which you would like to have objects change their font color, background color etc. based on a specific condition or expression, click the </text:span><text:span text:style-name="T12"><draw:frame draw:style-name="fr1" draw:name="Image14" text:anchor-type="as-char" svg:width="0.737cm" svg:height="0.847cm" draw:z-index="0"><draw:image xlink:href="Pictures/20000007000002E30000034954C94503.svm" xlink:type="simple" xlink:show="embed" xlink:actuate="onLoad"/></draw:frame></text:span><text:span text:style-name="T6"> button in the Text formatting toolbar. <text:s/>This will bring up the “Highlight attributes” dialog where you may enter the conditions to be satisfied in the text box and select the various options available.</text:span></text:p>
      <text:p text:style-name="P31"><text:span text:style-name="T6">For example</text:span><text:span text:style-name="T3">, </text:span><text:span text:style-name="T6">assume it is necessary to</text:span><text:span text:style-name="T3"> pick out</text:span><text:span text:style-name="T6"> orders</text:span><text:span text:style-name="T3"> exced</text:span><text:span text:style-name="T6">ing </text:span><text:span text:style-name="T3"><text:s/></text:span><text:span text:style-name="T6">$</text:span><text:span text:style-name="T3">1</text:span><text:span text:style-name="T6">,</text:span><text:span text:style-name="T3">000</text:span><text:span text:style-name="T6">.00</text:span><text:span text:style-name="T3">, </text:span><text:span text:style-name="T6">Demo </text:span><text:span text:style-name="T3">report 3- level </text:span><text:span text:style-name="T6">is an example of this. To achieve this, select rectangle</text:span><text:span text:style-name="T3"> contain</text:span><text:span text:style-name="T6">ing </text:span><text:span text:style-name="T3">sum order, </text:span><text:span text:style-name="T6">click on the highlight button in the formatting toolbar.</text:span><text:span text:style-name="T4"> </text:span><text:span text:style-name="T6">In the textbox of the dialog</text:span><text:span text:style-name="T3"> </text:span><text:span text:style-name="T6">type</text:span><text:span text:style-name="T3"> </text:span><text:span text:style-name="T6">the </text:span><text:span text:style-name="T3">condition</text:span><text:span text:style-name="T6"> “</text:span><text:span text:style-name="T3">Value &gt; 1000</text:span><text:span text:style-name="T6">” without quotes.</text:span><text:span text:style-name="T3"> </text:span><text:span text:style-name="T6">Select appropriate font &amp; background color then click Ok. Your report will now show any orders over $1000.00 highlighted with the chosen color</text:span><text:span text:style-name="T3">. </text:span><text:span text:style-name="T6">T</text:span><text:span text:style-name="T3">ry various combinations </text:span><text:span text:style-name="T6">of font styles </text:span><text:span text:style-name="T3">with</text:span><text:span text:style-name="T6"> background colors </text:span><text:span text:style-name="T3">to achieve </text:span><text:span text:style-name="T6">the results you need.</text:span></text:p>
      <text:p text:style-name="P5"/>
      <text:h text:style-name="P104" text:outline-level="2">2.8. DESIGNER OPTIONS</text:h>
      <text:p text:style-name="P31"><text:span text:style-name="T3">T</text:span><text:span text:style-name="T6">o </text:span><text:span text:style-name="T3"><text:s/>set </text:span><text:span text:style-name="T6">the default options for the report designer choose “Tools|Options” menu command. Here you can</text:span><text:span text:style-name="T3"> set </text:span><text:span text:style-name="T6">grid size, report measurement units: pixels</text:span><text:span text:style-name="T3">, millimete</text:span><text:span text:style-name="T6">rs and</text:span><text:span text:style-name="T3"> inch</text:span><text:span text:style-name="T6">es. Grid size </text:span><text:span text:style-name="T3">18 p</text:span><text:span text:style-name="T6">ixels</text:span><text:span text:style-name="T3"> correspond</text:span><text:span text:style-name="T6">s to </text:span><text:span text:style-name="T3">5</text:span><text:span text:style-name="T6">mm. You can a</text:span><text:span text:style-name="T3">lso </text:span><text:span text:style-name="T6">control how the sel</text:span><text:span text:style-name="T3">ect</text:span><text:span text:style-name="T6">ed object appears on screen, either frame or inverse color. </text:span><text:span text:style-name="T3">If Coloured </text:span><text:span text:style-name="T6">Buttons is turned </text:span><text:span text:style-name="T3">off, then all </text:span><text:span text:style-name="T6">Buttons</text:span><text:span text:style-name="T3"> become black-white</text:span><text:span text:style-name="T6">; </text:span><text:span text:style-name="T3">Editing after insertion govern</text:span><text:span text:style-name="T6">s the default action when inserting objects as to whether the default editor for the object appears after insertion or not.</text:span><text:span text:style-name="T3"> </text:span><text:span text:style-name="T6">If inserting a large amount of empty rectangles turn this option off. Snap to grid snaps objects to the nearest grid point when moving them. </text:span><text:span text:style-name="T10">Note:</text:span><text:span text:style-name="T6"> even though screen measurements may be in units other than mm, when setting margin sizes in Page option they are still in mm.</text:span></text:p>
      <text:p text:style-name="P5"/>
      <text:h text:style-name="P104" text:outline-level="2">2.9. EXTRA TOOLS</text:h>
      <text:p text:style-name="Îñíîâíîé_20_òåêñò_20_ñ_20_îòñòóïîì_20_2"><text:span text:style-name="T17">The report designer </text:span><text:span text:style-name="T16">may </text:span><text:span text:style-name="T17">ha</text:span><text:span text:style-name="T16">ve</text:span><text:span text:style-name="T17"> additional tools that expand the designers environment</text:span><text:span text:style-name="T16">.</text:span><text:span text:style-name="T17"> </text:span><text:span text:style-name="T16">T</text:span><text:span text:style-name="T17">hey may be called from the tools menu or you may display them in their own toolbar. To display the toolbar</text:span><text:span text:style-name="T16">, choose “</text:span><text:span text:style-name="T17">Tools</text:span><text:span text:style-name="T16">|</text:span><text:span text:style-name="T17">ToolBars</text:span><text:span text:style-name="T16">|</text:span><text:span text:style-name="T17">Tools</text:span><text:span text:style-name="T16">”</text:span><text:span text:style-name="T17">.</text:span></text:p>
      <text:p text:style-name="P31"><text:span text:style-name="T6">By default designer have one tool which allows you to place DB fields on the report. Select the fields you wish to insert by holding down the Ctrl key and leftclick on the desired fields</text:span><text:span text:style-name="T3">. </text:span><text:span text:style-name="T6">Select the orientation and whether or not to insert headers then click Ok. All the objects will be inserted as a group in the report window with each rectangle containing the correct text or field reference.</text:span></text:p>
      <text:h text:style-name="P97" text:outline-level="1">3. Preview DESCRIPTION</text:h>
      <text:list xml:id="list1792478059" text:style-name="L10">
        <text:list-item>
          <text:p text:style-name="P75"><text:span text:style-name="T3">Open file report</text:span><text:span text:style-name="T6">:</text:span><text:span text:style-name="T3"> Ctrl+L, </text:span><text:span text:style-name="T6">or c</text:span><text:span text:style-name="T3">lick </text:span><text:span text:style-name="T6">open button</text:span><text:span text:style-name="T3"> </text:span><text:span text:style-name="T6">in toolbar</text:span><text:span text:style-name="T3">.</text:span></text:p>
        </text:list-item>
        <text:list-item>
          <text:p text:style-name="P75"><text:span text:style-name="T3">Preserve report </text:span><text:span text:style-name="T6">to</text:span><text:span text:style-name="T3"> file</text:span><text:span text:style-name="T6">:</text:span><text:span text:style-name="T3"> Ctrl+S, </text:span><text:span text:style-name="T6">toolbar button</text:span><text:span text:style-name="T3">. If </text:span><text:span text:style-name="T6">export filter components have been placed in the underlying Delphi Form then the list box will display available formats.</text:span></text:p>
        </text:list-item>
        <text:list-item>
          <text:p text:style-name="P75"><text:span text:style-name="T3">Edit report:</text:span><text:span text:style-name="T6"> Ctrl+E, </text:span><text:span text:style-name="T3">context menu. Th</text:span><text:span text:style-name="T6">i</text:span><text:span text:style-name="T3">s command accessible, if</text:span><text:span text:style-name="T6"> underlying Delphi form</text:span><text:span text:style-name="T3"> </text:span><text:span text:style-name="T6">has the TfrDesigner component</text:span><text:span text:style-name="T3">.</text:span></text:p>
        </text:list-item>
        <text:list-item>
          <text:p text:style-name="P75"><text:span text:style-name="T3">Add page: </text:span><text:span text:style-name="T6">Insert, </text:span><text:span text:style-name="T3">context menu. Th</text:span><text:span text:style-name="T6">i</text:span><text:span text:style-name="T3">s command accessible, if</text:span><text:span text:style-name="T6"> underlying Delphi form</text:span><text:span text:style-name="T3"> </text:span><text:span text:style-name="T6">has the TfrDesigner component</text:span><text:span text:style-name="T3">.</text:span></text:p>
        </text:list-item>
        <text:list-item>
          <text:p text:style-name="P75"><text:span text:style-name="T6">Delete </text:span><text:span text:style-name="T3">page: </text:span><text:span text:style-name="T6">Delete, </text:span><text:span text:style-name="T3">context menu. Th</text:span><text:span text:style-name="T6">i</text:span><text:span text:style-name="T3">s command accessible, if</text:span><text:span text:style-name="T6"> underlying Delphi form</text:span><text:span text:style-name="T3"> </text:span><text:span text:style-name="T6">has the TfrDesigner component</text:span><text:span text:style-name="T3">.</text:span></text:p>
        </text:list-item>
        <text:list-item>
          <text:p text:style-name="P75"><text:span text:style-name="T3">Search text: </text:span><text:span text:style-name="T6">Ctrl+F, toolbar button</text:span><text:span text:style-name="T3">.</text:span><text:span text:style-name="T6"> </text:span><text:span text:style-name="T3">Repeated search - </text:span><text:span text:style-name="T6">F3.</text:span></text:p>
        </text:list-item>
        <text:list-item>
          <text:p text:style-name="P75"><text:span text:style-name="T6">Print</text:span><text:span text:style-name="T3"> report</text:span><text:span text:style-name="T6">:</text:span><text:span text:style-name="T3"> Ctrl+P, </text:span><text:span text:style-name="T6">toolbar button</text:span><text:span text:style-name="T3">.</text:span></text:p>
        </text:list-item>
        <text:list-item>
          <text:p text:style-name="P75"><text:span text:style-name="T3">Change </text:span><text:span text:style-name="T6">scale:</text:span><text:span text:style-name="T3"> </text:span><text:span text:style-name="T6">c</text:span><text:span text:style-name="T3">lick on </text:span><text:span text:style-name="T6">scale button, </text:span><text:span text:style-name="T3">context menu</text:span><text:span text:style-name="T6">, spacebar</text:span><text:span text:style-name="T3">.</text:span></text:p>
        </text:list-item>
        <text:list-item>
          <text:p text:style-name="P63">Rightclick shows context menu.</text:p>
        </text:list-item>
        <text:list-item>
          <text:p text:style-name="P75"><text:span text:style-name="T6">R</text:span><text:span text:style-name="T3">eport</text:span><text:span text:style-name="T6"> navigation keys</text:span><text:span text:style-name="T3">:</text:span></text:p>
        </text:list-item>
      </text:list>
      <text:p text:style-name="P40">Scroll bars, Arrow keys - window scrolling;</text:p>
      <text:p text:style-name="P41">Page Up, Page Down - up/down (large piece);</text:p>
      <text:p text:style-name="P42"><text:span text:style-name="T3">Ctrl+PageUp,</text:span><text:span text:style-name="T6"> </text:span><text:span text:style-name="T3">PageDown, </text:span><text:span text:style-name="T6"><text:s/></text:span><text:span text:style-name="T3">Click <text:s/>right lower corner - page up/down;</text:span></text:p>
      <text:p text:style-name="P42"><text:span text:style-name="T3">Home/End - depend</text:span><text:span text:style-name="T6">s on which scrollbar is active</text:span><text:span text:style-name="T3">;</text:span></text:p>
      <text:p text:style-name="P39"><text:span text:style-name="T6">Ctrl + Home, End - go</text:span><text:span text:style-name="T3"> </text:span><text:span text:style-name="T6">to</text:span><text:span text:style-name="T3"> beginning/end </text:span><text:span text:style-name="T6">of </text:span><text:span text:style-name="T3">report.</text:span></text:p>
      <text:h text:style-name="P96" text:outline-level="1">4. CREATING REPORTS</text:h>
      <text:p text:style-name="P32">Before creating any report, place TfrDBDataset or TfrUserDataset component on Delphi form. You must have as many TfrxxxDataset components as much data bands in your report, and link it to Delphi’s TDataSource-&gt;TDataset components (if you dealing with DB data).</text:p>
      <text:h text:style-name="P99" text:outline-level="2">4.1. SIMPLE REPORT (LIST)</text:h>
      <text:p text:style-name="P32">This is a simplest kind of report. For creating it, you should place «Master data» band on the page, then place objects with appropriate data on it:</text:p>
      <text:p text:style-name="P32"/>
      <text:p text:style-name="P20"><draw:frame draw:style-name="fr1" draw:name="Image15" text:anchor-type="as-char" svg:width="5.858cm" svg:height="1.215cm" draw:z-index="0"><draw:image xlink:href="Pictures/20000007000016E2000004C1BC8C0B41.svm" xlink:type="simple" xlink:show="embed" xlink:actuate="onLoad"/></draw:frame></text:p>
      <text:p text:style-name="P35"/>
      <text:p text:style-name="P32">You also should connect «Master data» band to appropriate dataset (TfrDBDataset or TfrUserDataset components). Example of this and other reports you can see in demo.</text:p>
      <text:p text:style-name="P5"/>
      <text:h text:style-name="P104" text:outline-level="2">4.2. MASTER-DETAIL REPORT</text:h>
      <text:p text:style-name="P32">For creating this report, place «Master data» and «Detail data» bands on the page, then place objects with appropriate data on these bands. Does not matter, in which order you place bands on the page - «Master data» band will be printed first. If appropriate detail list is empty, master record will be skipped. If you don't want this, turn on the option «Print if detail empty» of «Master data» band.</text:p>
      <text:p text:style-name="P32">You can print new master data on new page - just turn on «Start new page» option of the band.</text:p>
      <text:p text:style-name="P5"/>
      <text:h text:style-name="P104" text:outline-level="2">4.3. MASTER-DETAIL-SUBDETAIL REPORT</text:h>
      <text:p text:style-name="P32">For creating this report, place «Master data», «Detail data» and «Subdetail data» bands on the page, then place objects with appropriate data on these bands. All principles are like to the master-detail report.</text:p>
      <text:p text:style-name="P5"/>
      <text:h text:style-name="P104" text:outline-level="2">4.4. CROSS-TAB REPORT</text:h>
      <text:p text:style-name="P32">This report is intended for printing table with variable number of columns. During report building, all off-bounds columns will be printed on new page (like in MS Excel). For creating this report, place «Master data» and «Cross data» bands on the page. Place object in the cross of these bands. This object will be printed as the cell of cross-table. That's all! If you want, place «Cross header» and «Cross footer» bands in your report. «Cross footer» band is usable if you want to print sum of data in the row. «Cross header» band can prints on each page, if it has «Print on all pages» option.</text:p>
      <text:p text:style-name="P5"/>
      <text:h text:style-name="P104" text:outline-level="2">4.5. REPORTS WITH VARIABLE ROW HEIGHT</text:h>
      <text:p text:style-name="P32">Height of data row may be variable in some reports. Example of this - bill, with long goods names.</text:p>
      <text:p text:style-name="P32">FR can print these reports. If band has variable height, you should turn on the «Stretched» option of the band. You also should turn on this option for all stretched objects in the band. If calculated height of band smaller than its initial height, nothing happens. Otherwise, objects with this option will be stretched - its bottoms will be stretched to band bottom.</text:p>
      <text:p text:style-name="P5"/>
      <text:h text:style-name="P104" text:outline-level="2">4.6. REPORTS WITH MULTIPLE DATA STRINGS</text:h>
      <text:p text:style-name="P32">FR don't allow you to place two identical bands on the page. Except of this - you can place many data-bands (master data, detail data, subdetail data) and their headers &amp; footers on the page. During report building, identical bands prints together. This allows you to create reports with data row which consist of several identical data-bands (each of these bands can be of variable height). If entire data row exceeds the bottom of page, it <text:s/>prints at the next page.</text:p>
      <text:p text:style-name="P32">All written is right, if top data band has data source, and other not have. Otherwise, we get case of Master-detail-detail report.</text:p>
      <text:p text:style-name="P5"/>
      <text:h text:style-name="P104" text:outline-level="2"><text:soft-page-break/>4.7. MULTICOLUMN REPORTS</text:h>
      <text:p text:style-name="P32">Just set number of columns in «Page options» dialog in designer.</text:p>
      <text:p text:style-name="P5"/>
      <text:h text:style-name="P104" text:outline-level="2">4.8. MULTIPAGE REPORTS</text:h>
      <text:p text:style-name="P32">FR can print reports consisting of several pages, e.g. title page and others. For adding and removing page, use toolbar buttons or menu of designer. If you want to print several multipage reports (each report for each data record in some dataset), set TfrReport.ReportType property to rtMultiple, and assign appropriate dataset (TfrxxxDataset) to TfrReport.Dataset property.</text:p>
      <text:p text:style-name="P5"/>
      <text:h text:style-name="P104" text:outline-level="2">4.9. NESTED REPORTS</text:h>
      <text:p text:style-name="P32">Nested report is report with «Subreport» object placed in it. «Subreport» object is reference to the other report, placed in other page. During report building, on the place of «Subreport» object appropriate report will be printed. </text:p>
      <text:p text:style-name="P31"><text:span text:style-name="T6">Subreport objects can be placed side-by-side. If you want place subreport objects one-under-other, spread it on separate data-bands.</text:span><text:span text:style-name="T3"> </text:span><text:span text:style-name="T6">There is some limitation of using subreports:</text:span></text:p>
      <text:list xml:id="list998623717" text:style-name="L11">
        <text:list-item>
          <text:p text:style-name="P64">Don’t use columns in subreports.</text:p>
        </text:list-item>
        <text:list-item>
          <text:p text:style-name="P76"><text:span text:style-name="T6">Don’t use </text:span><text:span text:style-name="T3">ReportTitle, ReportSummary, PageHeader, PageFooter, ColumnXXX</text:span><text:span text:style-name="T6"> bands.</text:span></text:p>
        </text:list-item>
        <text:list-item>
          <text:p text:style-name="P64">Don’t use breaked bands.</text:p>
        </text:list-item>
        <text:list-item>
          <text:p text:style-name="P64">Don’t use groups.</text:p>
        </text:list-item>
      </text:list>
      <text:p text:style-name="P12"/>
      <text:h text:style-name="P104" text:outline-level="2">4.10. MASTER-DETAIL-DETAIL REPORTS</text:h>
      <text:p text:style-name="P32">For creating this report, place «Master data» and two «Detail data» bands on the page. Link all bands to the appropriate datasets. You can also create «Master-Detail-Detail-Detail», «Master-Master», «Master-Detail-SubDetail-SubDetail» reports etc.</text:p>
      <text:p text:style-name="P5"/>
      <text:h text:style-name="P104" text:outline-level="2">4.11. COMPOSITE REPORTS</text:h>
      <text:p text:style-name="P32">Composite report is report included several other reports. For creating composite report, you should use TfrCompositeReport object. Place it on the form and fill its «Reports» property in run-time by references to the other reports. Reports will be printed sequentially. If page of report have «Print to previous page» option, it will be printed at remained space at the last page of previous report.</text:p>
      <text:p text:style-name="P5"/>
      <text:h text:style-name="P104" text:outline-level="2">4.12. REPORTS WITH BREAKED BANDS</text:h>
      <text:p text:style-name="P32">Let's create simple report. It will contain two fields: first, named «Program», and second, named «Description». If we take a look on the created report, we see that page surface used not fully - there is a lot of empty space at the bottom of page. In our case we want to carry long memos onto the next page. This will be done, if «Breaked» option of the band is set.</text:p>
      <text:p text:style-name="P5"/>
      <text:h text:style-name="P104" text:outline-level="2">4.13. REPORTS WITH MEMO FIELDS AND PICTURES</text:h>
      <text:p text:style-name="P32">If you want to show BLOb data in the object, insert reference to appropriate field to object's memo. If you want to show BLOb data from non-DB source, you must do this in OnEnterRect event handler. Example of this may be found in demo, «Text file» report.</text:p>
      <text:p text:style-name="P5"/>
      <text:h text:style-name="P104" text:outline-level="2">4.14. REPORTS WITHOUT BANDS</text:h>
      <text:p text:style-name="P32">If you want print a free-form report, containing data from only one record, you can don't use bands. All the objects placed directly on the page, will be printed at their places.</text:p>
      <text:p text:style-name="P5"><text:soft-page-break/></text:p>
      <text:h text:style-name="P104" text:outline-level="2">4.15. REPORTS WITH GROUPS</text:h>
      <text:p text:style-name="P32">Groups used for grouping data by some criteria. You can use any FR expression as group condition (usually used expression based on DB fields). When this expression changes, FR forms new group.</text:p>
      <text:p text:style-name="P32">For creating this report, place «Group header» and «Master data» bands on the page. Assign appropriate dataset to «Master data» band. In editor of «Group header» band type grouping expression. For example, to print customers list grouped on first letter of customer name, type the following expression: Copy([CustomerName], 1, 1), where [CustomerName] is reference to appropriate DB field. Note: dataset used for «Master data» band should be sorted on grouping condition. You can do this by using queries with ORDER BY statement.</text:p>
      <text:p text:style-name="P34"/>
      <text:p text:style-name="P14"><text:span text:style-name="T18"><draw:frame draw:style-name="fr1" draw:name="Image16" text:anchor-type="as-char" svg:width="3.903cm" svg:height="2.909cm" draw:z-index="0"><draw:image xlink:href="Pictures/2000000700000F4100000B5E446446DD.svm" xlink:type="simple" xlink:show="embed" xlink:actuate="onLoad"/></draw:frame></text:span><text:span text:style-name="T19"> <text:s/><text:tab/></text:span><text:span text:style-name="T6">will be printed as</text:span><text:span text:style-name="T19"> <text:tab/></text:span><text:span text:style-name="T18"><draw:frame draw:style-name="fr1" draw:name="Image17" text:anchor-type="as-char" svg:width="6.278cm" svg:height="3.096cm" draw:z-index="0"><draw:image xlink:href="Pictures/200000070000188700000C180711713B.svm" xlink:type="simple" xlink:show="embed" xlink:actuate="onLoad"/></draw:frame></text:span></text:p>
      <text:p text:style-name="P34"/>
      <text:p text:style-name="P12">There are some limitations of using groups:</text:p>
      <text:list xml:id="list1185525491" text:style-name="L12">
        <text:list-item>
          <text:p text:style-name="P65">Don’t use groups in the subreports.</text:p>
        </text:list-item>
        <text:list-item>
          <text:p text:style-name="P65">Group can be top-level list only.</text:p>
        </text:list-item>
      </text:list>
      <text:p text:style-name="P12"/>
      <text:h text:style-name="P103" text:outline-level="2">4.16. REPORTS WITH CHARTS </text:h>
      <text:p text:style-name="P31"><text:span text:style-name="T6">To build a report displaying charts it is necessary to have one data band i.e. master connected to appropriate TfrDataset. The band would have various rectangle objects placed on it. If you have used FR’s Object inspector you should have noticed that each rectangle placed on a band receives a name i.e. first rectangle placed in a report is memo1, 2</text:span><text:span text:style-name="T14">nd</text:span><text:span text:style-name="T6"> is memo2 etc., these are the names you will supply to the chart object. A chart object is placed in it’s own band. Lets assume we have a master data band with a number of memo objects placed on it. Place a second master data band on the report and connect this band to the virtual dataset. On this band place a chart object. In the chart object editor select the type of report and options on the display tab, on the data tab enter the name of the memo to be used for the legends, then enter the name of the memo which has the numerical data you wish to chart. If there is a large number of records you may wish to set the “top ten” group value to a small number. This will cut down the number of items shown on the chart, size the chart rectangle to a reasonable size for displaying the chart preview the report and see your results.</text:span><text:span text:style-name="T3"> </text:span><text:span text:style-name="T6">This is a brief summary of displaying a chart you may have to use variables in some cases depending on the type of values being supplied in the underlying data. </text:span></text:p>
      <text:h text:style-name="P97" text:outline-level="1">5. TfrDataStorage COMPONENT</text:h>
      <text:p text:style-name="P32">Component TfrDataStorage is intended to create databases, tables and queries in run-time mode, setup of a list of accessible fields, creation of lookup-fields, master-detail relationship. This component allows to execute the same activity, as in Delphi IDE. The information is saved together with the report form.</text:p>
      <text:p text:style-name="P32">When component is connected, "Data Manager" and "Parameters dialog" added to the list of Designer Tools. First allows to work with the data - to determine the databases, tables and queries and edit them. The second tool is intended for editing the parameters of the query. All databases, tables and queries created with this tool are in datamodule of «ReportData», which one is accessible in run-time mode. For each table or query there is a data source for FreeReport with the same name, as well as for the table, but signed underlines ahead.</text:p>
      <text:p text:style-name="P32">Data manager supports BDE, Interbase Express (IBX) and ActiveX Data Objects (ADO). IBX&amp;ADO does'nt requires BDE. To activate appropriate DB engine, uncomment appropriate line in FR.INC file.</text:p>
      <text:p text:style-name="P32"/>
      <text:h text:style-name="P99" text:outline-level="2">5.1. CREATING DATABASE</text:h>
      <text:p text:style-name="P12"><text:tab/>Creating database is necessary if you using ADO or IBX data components. Before creating any tables or queries, you should create database first.</text:p>
      <text:p text:style-name="P12"><text:tab/>To create new database, start the tool "Data Manager". In the appeared window click on "New database" button. After that the dialog box "Database parameters" will open. If you using ADO or IBX, set the name of database component and choose appropriate DB file. If you using BDE, set the name of database component, set alias name, which you want to add to the alias list, and choose appropriate DB driver.</text:p>
      <text:p text:style-name="P12"><text:tab/>You can also set DB parameters, such as user name and password for connection to SQL-based DBs. Note: different drivers uses different parameter names. For example, to connect to Interbase SQL server through BDE native driver, use the following parameters:</text:p>
      <text:p text:style-name="P32">SERVER NAME=Path to your *.gdb file</text:p>
      <text:p text:style-name="P32">USER NAME=SYSDBA</text:p>
      <text:p text:style-name="P32">PASSWORD=masterkey</text:p>
      <text:p text:style-name="P7"/>
      <text:p text:style-name="P12">To connect to Interbase SQL server through IBX, use the following parameters:</text:p>
      <text:p text:style-name="P32">user_name=SYSDBA</text:p>
      <text:p text:style-name="P32">password=masterkey</text:p>
      <text:p text:style-name="P12"/>
      <text:p text:style-name="P12"><text:tab/>When "Login prompt" checkbox is turned on, database login dialog will appears when you connecting to the SQL server. If you also set user name and password in database parameters, you can turn this option off. This automatically connected to DB.</text:p>
      <text:p text:style-name="P7"/>
      <text:h text:style-name="P100" text:outline-level="2">5.2. CREATING TABLE</text:h>
      <text:p text:style-name="P32">For creation of the new table start the tool "Data Manager". In the appeared window click on "New table" button. After that the dialog box "Select table" will open. You can choose necessary table from available DB's or load it directly from the file (only if using local Paradox or DBase tables with BDE). After the table is selected, the dialog box "Table Properties" will open. Here it is possible to set a table name (by default is offered "Table" + first free number). TDataSource and TfrDBDataSet created together with the table. The name of TfrDBDataSet, as well as for the table, but signed underlines ahead. </text:p>
      <text:p text:style-name="P32">Also in this window you can execute fields editor, select index for the table (if table have secondary indexes), set filter expression. To set Master dataset for the table you can select necessary data set from a "Master" list, and in line "Field Master" select fields from a Master dataset (or, clicked in a right part of line to call dialog box for visual linkage of fields).</text:p>
      <text:p text:style-name="P13"/>
      <text:h text:style-name="P100" text:outline-level="2">5.3. CREATING QUERY</text:h>
      <text:p text:style-name="P32">For creation of the new query start the tool "Date Manager". In the appeared window click on "New query" button. After that the dialog box "Query Properties" will open. Here it is possible to set a query name (by default is offered "Query" + first free number). TDataSource and TfrDBDataSet created together with the query. The name of TfrDBDataSet, as well as for the query, but signed underlines ahead.</text:p>
      <text:p text:style-name="P32">The "Alias" drop-down list contains path of the database tables, on which the query is built. Here there can be a value from a drop-down list or path to the catalog with the tables. It is a field it is possible to leave empty, in this case alias or path it is necessary to indicate in the text of the query. After that it necessary to type the text of the inquiry in a field "SQL Text". If in the text of the query consist the parameters (i.e. identifiers signed ":" in a start of a name), each parameter is necessary for describing in the editor of parameters. </text:p>
      <text:p text:style-name="P32">Also in this window you can execute fields editor and set Master dataset. To set the Master dataset for the query you can select from a list "Master" the necessary data set. Thus text of the query should be <text:soft-page-break/>contained parameters - names of fields from a Master-source. Besides each parameter should have an option "Assign from a Master-source". </text:p>
      <text:p text:style-name="P32">At clicking on "OK" button <text:s/>the regularity of the query is checked up. If in the text of the query or in the description of parameters there is an error, the applicable warning will be issued and the editing of properties of the query will proceed.</text:p>
      <text:p text:style-name="P13"/>
      <text:h text:style-name="P100" text:outline-level="2">5.4. FIELDS EDITOR</text:h>
      <text:p text:style-name="P32">In this editor is possible to fill in a list of accessible fields of the table or query. If the list is empty, all fields will be accessible. </text:p>
      <text:p text:style-name="P32">To add fields to the list click on "Add fields" button. From the appeared window select <text:s/>fields and click "OK" button. For selection of group of fields click the mouse on the first field of group, then at the pushed button "Shift" - on last. To add a lookup-field, use the "Add lookup" button. See "Creating lookup field".</text:p>
      <text:p text:style-name="P32">For deleting selected fields from a list use "Delete" button.</text:p>
      <text:p text:style-name="P13"/>
      <text:h text:style-name="P100" text:outline-level="2">5.5. CREATING lookup FIELDS</text:h>
      <text:p text:style-name="P32">For what the lookup-fields necessary, we shall explains on an example. </text:p>
      <text:p text:style-name="P32">Let's allow, there are two database tables: the table "Orders" with fields N, Date, ClientID, Amount and table "Clients" with fields ID, Name, Address. Table "Orders" is contained the information on the orders (number, date, identifier of the client who has made the order, and sum of the order). Table "Clients" is contained the information on clients (identifier of the client, full name, address). To create the elementary report on the table "Orders" like Number of the order - Date - Name of the client - Sum, it is required to link both tables on fields ClientID - &gt; ID. This problem is decided by creation of a lookup-field, which one is added to the table "Orders" and represents the link on a field Name of the table "Clients".</text:p>
      <text:p text:style-name="P32">Dialog box of creation of a lookup-field is accessible from the editor of fields. For creation of a lookup-field it is necessary to set it name and type, and also the size (in case is selected the string type). <text:s/>Further it is necessary to fill in following fields: </text:p>
      <text:p text:style-name="P32">- Primary key field - field in an source dataset, which one as the link on a field from a lookup-dataset. In our example it will be by a field ClientID. </text:p>
      <text:p text:style-name="P40">- Datasource - lookup-data set. </text:p>
      <text:p text:style-name="P40">- Lookup <text:s/>key - field in a lookup-dataset being key. In our example it is a field ID. </text:p>
      <text:p text:style-name="P32">- It is necessary to substitute a resultant field - field of a lookup-set, which one in an source data set. In our example it is a field Name. </text:p>
      <text:p text:style-name="P32">After that in the table "Orders" there is a dummy field with a given name, which one contains decryption of a field ClientID. You can access to this field, as to a common field, but only for reading.</text:p>
      <text:p text:style-name="P6"/>
      <text:h text:style-name="P100" text:outline-level="2">5.6. QUERY PARAMETERS EDITOR</text:h>
      <text:p text:style-name="P32">In this dialog box is possible to assign the type to each parameter, and also to point, whence to take an parameter value: from a master-dataset, from dialog box, or at once to assign particular value. In a case, when parameter takes from a master-dataset, the dataset should contain a field with a name conterminous to a name of parameter. Besides it is a field should be in a list of accessible fields (see fields editor). Thus it is optional to indicate the type of parameter.</text:p>
      <text:p text:style-name="P6"/>
      <text:h text:style-name="P100" text:outline-level="2">5.7. JOINING DATA</text:h>
      <text:p text:style-name="P32">In this dialog box is possible visually to link fields master and detail of data sets. When the data sets are connected with each by Master-Detail, at moving on master data set the detail data set is filtering. So it consist only the records that have relation to master data set. For link fields of data sets select fields from list at left side (detail dataset), then select field from list at right side (master dataset), and click "Add" <text:soft-page-break/>button. Thus the link fields moved to the lower list. To clear lower list push "Clear" button. The linked fields should have the identical type and to be primary key.</text:p>
      <text:p text:style-name="P12"/>
      <text:h text:style-name="P100" text:outline-level="2">5.8. PARAMETERS DIALOG</text:h>
      <text:p text:style-name="P32">If the report contains as the data source one or several queries with parameters, which one have an option "Request value" (see editor of query parameters), before creating the report on a screen will be show dialog box of parameters input values. In dialog box all parameters will be collected, which one meet in all queries indispensable for construction of the report. </text:p>
      <text:p text:style-name="P32">By default for input the value of parameter used command element "Edit box", which one has an description - name of parameter. If some parameters, the command elements are injected the self under the self. It is inconvenient - because parameter name is abbreviated English word. In this case it is possible to take advantage of the Dialogs designer. </text:p>
      <text:p text:style-name="P32">The dialog box will be accessible, if the report is true in it requires. The empty report or report which is not inclusive of the links to the queries with parameters, does not show dialog box.</text:p>
      <text:p text:style-name="P2"/>
      <text:h text:style-name="P100" text:outline-level="2">5.9. DESIGNER OF PARAMETERS DIALOG</text:h>
      <text:p text:style-name="P32">The Dialogs designer is very good means for change appearance of Dialog box of parameters input values. It allows to arrange control objects of dialog box in the necessary order, to change the descriptions (by default used parameters name). Besides the designer allows to replace the type of a command element for parameters input values - <text:s/>by default command element is "Edit box".</text:p>
      <text:p text:style-name="P32">The designer does not allow to add new objects or to remove existing. It is possible only to change their position and sizes, to set properties (for example, parameters font). All operations are make by the mouse. The mouse works like in designer of report form.</text:p>
      <text:p text:style-name="P32">To set properties of object, make a double click by the mouse on a them. In the appeared dialog box it is possible to set the text, which one will be showing in object. The conversation also can be called, if some one-type objects are selected. If the selected object - command element, than in <text:s/>properties dialog box becomes accessible the switch "Object type". </text:p>
      <text:p text:style-name="P32">It is possible to select three types: </text:p>
      <text:p text:style-name="P32">- Edit box - represents line, in which one it is possible to type any text. If in a field "Text" of dialog box something is typed, this value will be imaged in edit box of input dialog box.</text:p>
      <text:p text:style-name="P32">- The list - represents a drop-down list. The useful thing, if is necessary to submit the user selection from several values. If the line of a list contains a character ";", in a list the part of line up to a semicolon will be show, and by selection of this value actually in parameter the part of line after a semicolon will be show. In such a way conveniently, for example to select month: at usage of a list with lines such as "January; 1", "February; 2" in a list the titles of months will be show, and in parameter numbers will get. </text:p>
      <text:p text:style-name="P32">- Lookup the list - is convenient for using for selection of value from the reference book (database tables with a primary key field and field inclusive a title). For setup lookup it is necessary to select the table, its primary key field, which one will be substituted in parameter, and the field, which one will be show in drop down list.</text:p>
      <text:p text:style-name="P32"/>
      <text:p text:style-name="P33">It is possible to change the sizes of the form - it is necessary only to allow, that after execute below of dialog box will be added button "OK".</text:p>
      <text:h text:style-name="P98" text:outline-level="1">6. PROGRAMMING</text:h>
      <text:p text:style-name="P21"/>
      <text:h text:style-name="Heading_20_2" text:outline-level="2"><text:span text:style-name="T20">6.1. USING INFORMATION FROM NON DATABASE </text:span><text:span text:style-name="T23">SOURCES</text:span><text:span text:style-name="T20">. EVENTS</text:span></text:h>
      <text:p text:style-name="P14"><text:span text:style-name="T3"><text:tab/></text:span><text:span text:style-name="T19">Frequently you may find the need to extract data from other </text:span><text:span text:style-name="T22">sources</text:span><text:span text:style-name="T19">, not having a relation to databases (for example, file, array or string grid). This is the purpose of the TfrUserDataset component, it generates the events OnFirst, OnNext, OnCheckEOF to handle navigation in this type of data. You should also create event handlers for the OnGetValue and OnEnterRectangle events of the TfrReport component.</text:span></text:p>
      <text:p text:style-name="P14"><text:span text:style-name="T24"><text:tab/></text:span><text:span text:style-name="T19">An event, OnGetValue, is triggered </text:span><text:span text:style-name="T22">each</text:span><text:span text:style-name="T19"> time, a Text object encounters a variable and it needs to be given a value. If the variable encountered has a known value, it is </text:span><text:span text:style-name="T22">processed</text:span><text:span text:style-name="T19"> internally. <text:s/></text:span><text:span text:style-name="T22">Otherwise</text:span><text:span text:style-name="T19"> it must be handled </text:span><text:span text:style-name="T22">externally</text:span><text:span text:style-name="T19">, for example:</text:span></text:p>
      <text:p text:style-name="P22"/>
      <text:p text:style-name="P14"><text:span text:style-name="T26">procedure</text:span><text:span text:style-name="T25"> TForm1.Doc1GetValue(</text:span><text:span text:style-name="T26">const</text:span><text:span text:style-name="T25"> ParName: </text:span><text:span text:style-name="T26">string</text:span><text:span text:style-name="T25">; </text:span><text:span text:style-name="T26">var</text:span><text:span text:style-name="T25"> ParValue: Variant);</text:span></text:p>
      <text:p text:style-name="P24">begin</text:p>
      <text:p text:style-name="P14"><text:span text:style-name="T25"><text:s text:c="2"/></text:span><text:span text:style-name="T26">if</text:span><text:span text:style-name="T25"> ParName = 'Var1' </text:span><text:span text:style-name="T26">then</text:span></text:p>
      <text:p text:style-name="P25"><text:s text:c="4"/>ParValue := '1'</text:p>
      <text:p text:style-name="P14"><text:span text:style-name="T25"><text:s text:c="2"/></text:span><text:span text:style-name="T26">else</text:span><text:span text:style-name="T25"> </text:span><text:span text:style-name="T26">if</text:span><text:span text:style-name="T25"> ParName = 'Var2' </text:span><text:span text:style-name="T26">then</text:span></text:p>
      <text:p text:style-name="P25"><text:s text:c="4"/>ParValue := 2</text:p>
      <text:p text:style-name="P14"><text:span text:style-name="T26">end</text:span><text:span text:style-name="T25">;</text:span></text:p>
      <text:p text:style-name="P5"/>
      <text:p text:style-name="P34">OnEnterRect event handler called each time before object is drawn. It is most useful for filling object's memo or picture (for "Picture" object). This is an example of OnEnterRect event handler:</text:p>
      <text:p text:style-name="P5"/>
      <text:p text:style-name="P14"><text:span text:style-name="T26">procedure </text:span><text:span text:style-name="T25">TForm1.Doc1EnterRect(Memo: TStringList; View: TView);</text:span></text:p>
      <text:p text:style-name="P24">begin</text:p>
      <text:p text:style-name="P14"><text:span text:style-name="T25"><text:s text:c="2"/></text:span><text:span text:style-name="T26">if</text:span><text:span text:style-name="T25"> Memo.Count &gt; 0 </text:span><text:span text:style-name="T26">then</text:span></text:p>
      <text:p text:style-name="P14"><text:span text:style-name="T25"><text:s text:c="4"/></text:span><text:span text:style-name="T26">if</text:span><text:span text:style-name="T25"> Memo[0] = '[Memo]' </text:span><text:span text:style-name="T26">then</text:span></text:p>
      <text:p text:style-name="P25"><text:s text:c="6"/>Memo.Assign(Table1Memo)</text:p>
      <text:p text:style-name="P14"><text:span text:style-name="T25"><text:s text:c="4"/></text:span><text:span text:style-name="T26">else</text:span><text:span text:style-name="T25"> </text:span><text:span text:style-name="T26">if</text:span><text:span text:style-name="T25"> (Memo[0] = '[Picture]') </text:span><text:span text:style-name="T26">and</text:span><text:span text:style-name="T25"> (View is TPictureView) </text:span><text:span text:style-name="T26">then</text:span></text:p>
      <text:p text:style-name="P25"><text:s text:c="5"/>(View as TPictureView).Picture.Assign(Table1Picture);</text:p>
      <text:p text:style-name="P14"><text:span text:style-name="T26">end</text:span><text:span text:style-name="T25">;</text:span></text:p>
      <text:p text:style-name="P5"/>
      <text:p text:style-name="P34">An OnUserFunction event handler is called whenever a function is found in expression or variable containing function call. Function may take up to three parameters, which are listed in elements p1…p3. This is an example of OnUserFunction event handler:</text:p>
      <text:p text:style-name="P5"/>
      <text:p text:style-name="P14"><text:span text:style-name="T26">procedure</text:span><text:span text:style-name="T25"> TForm1.Doc1UserFunction(</text:span><text:span text:style-name="T26">const</text:span><text:span text:style-name="T25"> name: </text:span><text:span text:style-name="T26">string</text:span><text:span text:style-name="T25">; p1, p2, p3: Variant;</text:span></text:p>
      <text:p text:style-name="P14"><text:span text:style-name="T25"><text:s/></text:span><text:span text:style-name="T26">var</text:span><text:span text:style-name="T25"> val: </text:span><text:span text:style-name="T26">string</text:span><text:span text:style-name="T25">);</text:span></text:p>
      <text:p text:style-name="P14"><text:span text:style-name="T26">var</text:span><text:span text:style-name="T25"> </text:span></text:p>
      <text:p text:style-name="P25"><text:s text:c="2"/>d: Double;</text:p>
      <text:p text:style-name="P24">begin</text:p>
      <text:p text:style-name="P14"><text:span text:style-name="T25"><text:s/></text:span><text:span text:style-name="T26">if</text:span><text:span text:style-name="T25"> name &lt;&gt; 'CRAZYMONEY' </text:span><text:span text:style-name="T26">then</text:span><text:span text:style-name="T25"> exit;</text:span></text:p>
      <text:p text:style-name="P25"><text:s/>d := Parser.Calc(p1);</text:p>
      <text:p text:style-name="P14"><text:span text:style-name="T27"><text:s/>// </text:span><text:span text:style-name="T28">To use parser, include </text:span><text:span text:style-name="T27">FR_Pars</text:span><text:span text:style-name="T28"> in your </text:span><text:span text:style-name="T29">uses</text:span><text:span text:style-name="T28"> clause</text:span></text:p>
      <text:p text:style-name="P14"><text:span text:style-name="T25"><text:s/></text:span><text:span text:style-name="T26">if</text:span><text:span text:style-name="T25"> d &gt; 10000 </text:span><text:span text:style-name="T26">then</text:span></text:p>
      <text:p text:style-name="P14"><text:span text:style-name="T30"><text:s text:c="2"/></text:span><text:span text:style-name="T25"><text:s/>val := '''' + FormatFloat('#,##0.00',d) + ' - </text:span><text:span text:style-name="T30">wow</text:span><text:span text:style-name="T25">!' + ''''</text:span></text:p>
      <text:p text:style-name="P14"><text:span text:style-name="T25"><text:s/></text:span><text:span text:style-name="T26">else</text:span></text:p>
      <text:p text:style-name="P14"><text:span text:style-name="T30"><text:s text:c="2"/></text:span><text:span text:style-name="T25"><text:s/>val := '''' + FormatFloat('#,##0.00',d) + '''';</text:span></text:p>
      <text:p text:style-name="P14"><text:span text:style-name="T27"><text:s/>// </text:span><text:span text:style-name="T28">result is</text:span><text:span text:style-name="T27"> </text:span><text:span text:style-name="T28">formatted string</text:span></text:p>
      <text:p text:style-name="P14"><text:span text:style-name="T26">end</text:span><text:span text:style-name="T25">;</text:span></text:p>
      <text:p text:style-name="P5"/>
      <text:h text:style-name="P102" text:outline-level="2"><text:soft-page-break/>6.2. DESCRIPTION of BUILT-IN FUNCTIONS</text:h>
      <text:p text:style-name="P14"><text:span text:style-name="T24"><text:tab/></text:span><text:span text:style-name="T19">FreeReport contains expression parser, which goal is to </text:span><text:span text:style-name="T22">calculate</text:span><text:span text:style-name="T19"> values passed in the text string like «1 + 2 * (3 + 4)». It </text:span><text:span text:style-name="T22">processes</text:span><text:span text:style-name="T19"> mathematical and logical expressions, string </text:span><text:span text:style-name="T22">operations</text:span><text:span text:style-name="T19">, </text:span><text:span text:style-name="T22">external</text:span><text:span text:style-name="T19"> variables and functions.</text:span></text:p>
      <text:p text:style-name="P31"><text:span text:style-name="T19">Parser uses 1 and 0 instead of True and False. It has two </text:span><text:span text:style-name="T22">properties</text:span><text:span text:style-name="T19"> for event handlers - OnGetValue and OnGetFunction, identical to TfrReport events. </text:span></text:p>
      <text:p text:style-name="P31"><text:span text:style-name="T22">Parser module</text:span><text:span text:style-name="T19"> can be </text:span><text:span text:style-name="T22">used</text:span><text:span text:style-name="T19"> independently of FR, just add FR_Pars to the </text:span><text:span text:style-name="T21">uses</text:span><text:span text:style-name="T19"> clause of the module you wish to use it with.</text:span></text:p>
      <text:p text:style-name="P5"/>
      <text:h text:style-name="P105" text:outline-level="3">Using strings and variables</text:h>
      <text:p text:style-name="P31"><text:span text:style-name="T22">You can use string constants in </text:span><text:span text:style-name="T19">expressions. A</text:span><text:span text:style-name="T22">s</text:span><text:span text:style-name="T19"> </text:span><text:span text:style-name="T22">in</text:span><text:span text:style-name="T19"> Pascal, string is a sequence of characters, rounded by single quotes, for example: ‘Hello, World!'. If a string </text:span><text:span text:style-name="T22">contains</text:span><text:span text:style-name="T19"> a single quote, it is necessary to </text:span><text:span text:style-name="T22">duplicate it</text:span><text:span text:style-name="T19">: ‘What's new' becomes ‘What''s new'.</text:span></text:p>
      <text:p text:style-name="P31"><text:span text:style-name="T19">You can also use variables or DB fields in expressions, for example: “[Total amount] / 2” is a valid expression. A valid variable can be a field from </text:span><text:span text:style-name="T22">any</text:span><text:span text:style-name="T19"> accessible </text:span><text:span text:style-name="T22">table</text:span><text:span text:style-name="T19">. Reference to a field should have the following format: [FormName.TableName.”FieldName”], where FormName is </text:span><text:span text:style-name="T22">form</text:span><text:span text:style-name="T19"> name or data module name, where the table is located; TableName is name of the </text:span><text:span text:style-name="T22">table</text:span><text:span text:style-name="T19">; FieldName is a field name in the table. If a field name does not </text:span><text:span text:style-name="T22">contain</text:span><text:span text:style-name="T19"> blanks, then the quotes may be omitted. If the parameter FormName is not used, FR searches for the table on the current </text:span><text:span text:style-name="T22">form</text:span><text:span text:style-name="T19"> (or data module). If the parameter TableName is not used, FR search for FieldName </text:span><text:span text:style-name="T22">in</text:span><text:span text:style-name="T19"> current </text:span><text:span text:style-name="T22">table</text:span><text:span text:style-name="T19"> (current for band, in which expression is contained).</text:span></text:p>
      <text:p text:style-name="P5"/>
      <text:h text:style-name="P105" text:outline-level="3">Aggregate functions*</text:h>
      <text:p text:style-name="P45">Aggregate functions can be used in ReportSummary, PageFooter, MasterFooter, DetailFooter, SubdetailFooter, GroupFooter, CrossFooter bands.</text:p>
      <text:p text:style-name="P46"/>
      <text:list xml:id="list1874923937" text:style-name="L13">
        <text:list-item>
          <text:p text:style-name="P80"><text:span text:style-name="T7">Sum(&lt;expression&gt; [, band] [,1]).</text:span><text:span text:style-name="T9"> </text:span><text:span text:style-name="T32">Calculates</text:span><text:span text:style-name="T6"> the sum of the values passed in expression for band row given. If the band parameter</text:span><text:span text:style-name="T7"> </text:span><text:span text:style-name="T6">is not set, sum </text:span><text:span text:style-name="T32">defaults to</text:span><text:span text:style-name="T6"> all of data values (on the bands MasterData, <text:s/>DetailData, SubdetailData); </text:span><text:span text:style-name="T32">otherwise</text:span><text:span text:style-name="T6"> a sum r</text:span><text:span text:style-name="T32">efers</text:span><text:span text:style-name="T6"> only to data on the named band. If “1” parameter is used, calculates sum for non-visible objects too. Example: <text:s/>Sum([Part total], Band1), Sum([Part total] + [Part price]).</text:span></text:p>
        </text:list-item>
        <text:list-item>
          <text:p text:style-name="P80"><text:span text:style-name="T7">Sum(&lt;field&gt;).</text:span><text:span text:style-name="T8"> </text:span><text:span text:style-name="T7">A Sum</text:span><text:span text:style-name="T6"> of a named field.</text:span><text:span text:style-name="T7"> <text:s/></text:span><text:span text:style-name="T6">A field Name can be short, or long, </text:span><text:span text:style-name="T32">containing</text:span><text:span text:style-name="T6"> a </text:span><text:span text:style-name="T32">form</text:span><text:span text:style-name="T6"> name and datamodule </text:span><text:span text:style-name="T32">set</text:span><text:span text:style-name="T6"> (in which case the names are separated by dots). A sum performs for all of the named datasets records. Example: Sum(CustomerData.Customer.CustNo), Sum(Table1.Amount).</text:span></text:p>
        </text:list-item>
        <text:list-item>
          <text:p text:style-name="P80"><text:span text:style-name="T7">Avg, Min, Max.</text:span><text:span text:style-name="T8"> </text:span><text:span text:style-name="T6">Syntax is analogous to the Sum function. Function Avg </text:span><text:span text:style-name="T32">calculates</text:span><text:span text:style-name="T6"> average arithmetic, function Min returns minimum, function Max is maximum value from row.</text:span></text:p>
        </text:list-item>
        <text:list-item>
          <text:p text:style-name="P80"><text:span text:style-name="T7">Count[band].</text:span><text:span text:style-name="T8"> </text:span><text:span text:style-name="T6">Returns count of strings given. Example: Count(Band1).</text:span></text:p>
        </text:list-item>
        <text:list-item>
          <text:p text:style-name="P80"><text:span text:style-name="T7">Count(&lt;dataset&gt;).</text:span><text:span text:style-name="T9"> </text:span><text:span text:style-name="T6">Returns amount of records </text:span><text:span text:style-name="T32">in</text:span><text:span text:style-name="T6"> a named dataset. A named dataset’s Name can contain the form name, </text:span><text:span text:style-name="T32">on </text:span><text:span text:style-name="T6">which it is located. Example: Count(CustomerData.Customer)</text:span><text:span text:style-name="T9">, </text:span><text:span text:style-name="T6">Count(Table1).</text:span></text:p>
        </text:list-item>
      </text:list>
      <text:p text:style-name="P48"/>
      <text:h text:style-name="P105" text:outline-level="3">String functions</text:h>
      <text:list xml:id="list1513172372" text:style-name="L14">
        <text:list-item>
          <text:p text:style-name="P81"><text:span text:style-name="T7">Str(&lt;value&gt;).</text:span><text:span text:style-name="T9"> <text:s/></text:span><text:span text:style-name="T6">Converts number given in value to a string.</text:span></text:p>
        </text:list-item>
        <text:list-item>
          <text:p text:style-name="P81"><text:span text:style-name="T7">Copy(&lt;string&gt;, &lt;from&gt;, &lt;count&gt;).</text:span><text:span text:style-name="T8"> </text:span><text:span text:style-name="T6">Returns portion of string # of char in count, starts at from, (same as Delphi function).</text:span></text:p>
        </text:list-item>
        <text:list-item>
          <text:p text:style-name="P81"><text:span text:style-name="T7">If(&lt;expression&gt;, &lt;string1&gt;, &lt;string2&gt;).</text:span><text:span text:style-name="T8"> </text:span><text:span text:style-name="T6">Returns string string1, if expression expression </text:span><text:span text:style-name="T32">true</text:span><text:span text:style-name="T6">; </text:span><text:span text:style-name="T32">otherwise</text:span><text:span text:style-name="T6"> returns string string2.</text:span></text:p>
        </text:list-item>
        <text:list-item>
          <text:p text:style-name="P81"><text:soft-page-break/><text:span text:style-name="T7">FormatFloat(&lt;formatstr&gt;, &lt;value&gt;)*.</text:span><text:span text:style-name="T8"> </text:span><text:span text:style-name="T6">Converts a numerical significance value </text:span><text:span text:style-name="T32">in</text:span><text:span text:style-name="T6"> string, making use of mask in formatstr. The possible values of formatstr described </text:span><text:span text:style-name="T32">in</text:span><text:span text:style-name="T6"> Delphi documentation, «Formatting strings» topic.</text:span></text:p>
        </text:list-item>
        <text:list-item>
          <text:p text:style-name="P81"><text:span text:style-name="T7">FormatDateTime(&lt;formatstr&gt;, &lt;value&gt;)*.</text:span><text:span text:style-name="T8"> </text:span><text:span text:style-name="T6">Converts a date/time value </text:span><text:span text:style-name="T32">in</text:span><text:span text:style-name="T6"> string, making use of mask in formatstr. The possible values of formatstr described </text:span><text:span text:style-name="T32">in</text:span><text:span text:style-name="T6"> Delphi documentation, «Formatting strings» topic.</text:span></text:p>
        </text:list-item>
        <text:list-item>
          <text:p text:style-name="P81"><text:span text:style-name="T7">StrToDate(&lt;value&gt;)*.</text:span><text:span text:style-name="T9"> </text:span><text:span text:style-name="T6">Converts string </text:span><text:span text:style-name="T32">in</text:span><text:span text:style-name="T6"> value to date</text:span><text:span text:style-name="T9">.</text:span></text:p>
        </text:list-item>
        <text:list-item>
          <text:p text:style-name="P81"><text:span text:style-name="T7">StrToTime(&lt;value&gt;)*.</text:span><text:span text:style-name="T8"> </text:span><text:span text:style-name="T6">Converts string invalue to time.</text:span></text:p>
        </text:list-item>
        <text:list-item>
          <text:p text:style-name="P81"><text:span text:style-name="T7">UpperCase(&lt;value&gt;)*.</text:span><text:span text:style-name="T8"> </text:span><text:span text:style-name="T6">Converts the string symbols to upper case.</text:span></text:p>
        </text:list-item>
        <text:list-item>
          <text:p text:style-name="P81"><text:span text:style-name="T7">LowerCase(&lt;value&gt;)*.</text:span><text:span text:style-name="T8"> </text:span><text:span text:style-name="T6">Converts the string symbols to lower case.</text:span></text:p>
        </text:list-item>
        <text:list-item>
          <text:p text:style-name="P81"><text:span text:style-name="T7">NameCase(&lt;value&gt;)*.</text:span><text:span text:style-name="T8"> </text:span><text:span text:style-name="T6">Converts the string symbols to lower case, and </text:span><text:span text:style-name="T32">first</text:span><text:span text:style-name="T6"> symbol is </text:span><text:span text:style-name="T32">in</text:span><text:span text:style-name="T6"> upper case.</text:span></text:p>
        </text:list-item>
      </text:list>
      <text:p text:style-name="P49"/>
      <text:h text:style-name="P106" text:outline-level="3">Arithmetic functions</text:h>
      <text:list xml:id="list1073776492" text:style-name="L15">
        <text:list-item>
          <text:p text:style-name="P82"><text:span text:style-name="T7">Int(&lt;value&gt;).</text:span><text:span text:style-name="T6"> Returns whole part of number value.</text:span></text:p>
        </text:list-item>
        <text:list-item>
          <text:p text:style-name="P82"><text:span text:style-name="T7">Frac(&lt;value&gt;).</text:span><text:span text:style-name="T6"> Returns fractional part of number.</text:span></text:p>
        </text:list-item>
        <text:list-item>
          <text:p text:style-name="P82"><text:span text:style-name="T7">Round(&lt;value&gt;).</text:span><text:span text:style-name="T6"> Returns rounded off significance.</text:span></text:p>
        </text:list-item>
        <text:list-item>
          <text:p text:style-name="P82"><text:span text:style-name="T7">value1 Mod value2.</text:span><text:span text:style-name="T6"> Returns remainder from dividing by value1. </text:span></text:p>
        </text:list-item>
      </text:list>
      <text:p text:style-name="P49"/>
      <text:h text:style-name="P105" text:outline-level="3">Other functions*</text:h>
      <text:list xml:id="list1339333660" text:style-name="L16">
        <text:list-item>
          <text:p text:style-name="P83"><text:span text:style-name="T7">Input(&lt;caption&gt; [,&lt;default&gt;]).</text:span><text:span text:style-name="T6"> </text:span><text:span text:style-name="T32">Shows dialog window with</text:span><text:span text:style-name="T6"> headstring “caption” and edit box. If “default” parameter is set, puts this string in edit box. After user clicks OK, returns input string.</text:span></text:p>
        </text:list-item>
        <text:list-item>
          <text:p text:style-name="P83"><text:span text:style-name="T7">Date.</text:span><text:span text:style-name="T6"> Returns date. </text:span></text:p>
        </text:list-item>
        <text:list-item>
          <text:p text:style-name="P83"><text:span text:style-name="T7">Time.</text:span><text:span text:style-name="T6"> Returns time. </text:span></text:p>
        </text:list-item>
        <text:list-item>
          <text:p text:style-name="P83"><text:span text:style-name="T7">Line#.</text:span><text:span text:style-name="T6"> Returns information about Line number; enumeration begins with group beginning. <text:s/>For example:</text:span></text:p>
        </text:list-item>
      </text:list>
      <text:p text:style-name="P50"><text:tab/>Master data</text:p>
      <text:list xml:id="list1186041543" text:style-name="L17">
        <text:list-item>
          <text:p text:style-name="P92">Detail data</text:p>
        </text:list-item>
        <text:list-item>
          <text:p text:style-name="P92">Detail data</text:p>
        </text:list-item>
        <text:list-item>
          <text:p text:style-name="P92">Detail data</text:p>
        </text:list-item>
      </text:list>
      <text:p text:style-name="P50"><text:tab/>Master data</text:p>
      <text:list xml:id="list1109761542" text:style-name="L18">
        <text:list-item>
          <text:p text:style-name="P93">Detail data</text:p>
        </text:list-item>
        <text:list-item>
          <text:p text:style-name="P93">Detail data</text:p>
        </text:list-item>
      </text:list>
      <text:list xml:id="list1411044186" text:style-name="L19">
        <text:list-item>
          <text:p text:style-name="P84"><text:span text:style-name="T7">LineThrough#.</text:span><text:span text:style-name="T6"> Returns information about Line number; enumeration begins with report beginning, <text:s/>for example:</text:span></text:p>
        </text:list-item>
      </text:list>
      <text:p text:style-name="P50"><text:tab/>Master data</text:p>
      <text:list xml:id="list582766344" text:style-name="L20">
        <text:list-item>
          <text:p text:style-name="P94">Detail data</text:p>
        </text:list-item>
        <text:list-item>
          <text:p text:style-name="P94">Detail data</text:p>
        </text:list-item>
        <text:list-item>
          <text:p text:style-name="P94">Detail data</text:p>
        </text:list-item>
      </text:list>
      <text:p text:style-name="P50"><text:tab/>Master data</text:p>
      <text:list xml:id="list426064699" text:style-name="L21">
        <text:list-item>
          <text:p text:style-name="P95">Detail data</text:p>
        </text:list-item>
        <text:list-item>
          <text:p text:style-name="P95">Detail data</text:p>
        </text:list-item>
      </text:list>
      <text:list xml:id="list418640800" text:style-name="L22">
        <text:list-item>
          <text:p text:style-name="P85"><text:span text:style-name="T7">Column#.</text:span><text:span text:style-name="T9"> </text:span><text:span text:style-name="T6">Returns current </text:span><text:span text:style-name="T32">column</text:span><text:span text:style-name="T6"> number </text:span><text:span text:style-name="T32">in</text:span><text:span text:style-name="T6"> cross-tab report.</text:span></text:p>
        </text:list-item>
        <text:list-item>
          <text:p text:style-name="P85"><text:span text:style-name="T7">Page#.</text:span><text:span text:style-name="T6"> Returns current page number.</text:span></text:p>
        </text:list-item>
        <text:list-item>
          <text:p text:style-name="P85"><text:span text:style-name="T7">TotalPages.</text:span><text:span text:style-name="T6"> Returns total amount of pages </text:span><text:span text:style-name="T32">in</text:span><text:span text:style-name="T6"> formed report. For use of this function a report must be two pass report.</text:span></text:p>
        </text:list-item>
      </text:list>
      <text:p text:style-name="P51"/>
      <text:p text:style-name="P55">Note 1. Do not leave space between function name and its opening braket.</text:p>
      <text:p text:style-name="Text_20_body"><text:span text:style-name="T34">Note 2. Functions, </text:span><text:span text:style-name="T33">marked</text:span><text:span text:style-name="T34"> by sign «*», is not built into parser (module FR_Pars).</text:span></text:p>
      <text:p text:style-name="P49"/>
      <text:h text:style-name="P102" text:outline-level="2"><text:soft-page-break/>6.3. INTERPRETER DESCRIPTION</text:h>
      <text:h text:style-name="P105" text:outline-level="3">Interpreter basics</text:h>
      <text:p text:style-name="P47">FreeReport contains built-in interpreter for handling of report building. Interpreter based on Pascal-like language with the following features:</text:p>
      <text:list xml:id="list1058757260" text:style-name="L23">
        <text:list-item>
          <text:p text:style-name="P89">operators: assignment (:=), if…then…else, while…do, repeat…until;</text:p>
        </text:list-item>
        <text:list-item>
          <text:p text:style-name="P89">begin…end blocks;</text:p>
        </text:list-item>
        <text:list-item>
          <text:p text:style-name="P89">untyped variables;</text:p>
        </text:list-item>
        <text:list-item>
          <text:p text:style-name="P89">accessing to the FR’s objects and its properties.</text:p>
        </text:list-item>
      </text:list>
      <text:p text:style-name="P50"/>
      <text:p text:style-name="P56">Each object (visual object or band) can contain one or more operators (script). Script editor accessible in memo editor when “Script” check is turn on. Script runs each time before object printed. You can use the following properties of visual objects:</text:p>
      <text:list xml:id="list1340368166" text:style-name="L24">
        <text:list-item>
          <text:p text:style-name="P86"><text:span text:style-name="T6">Left, Top, Width, Height – position and sizes</text:span><text:span text:style-name="T3">;</text:span></text:p>
        </text:list-item>
        <text:list-item>
          <text:p text:style-name="P86"><text:span text:style-name="T6">Flags – object’s options</text:span><text:span text:style-name="T3">;</text:span></text:p>
        </text:list-item>
        <text:list-item>
          <text:p text:style-name="P86"><text:span text:style-name="T6">Visible - visibility</text:span><text:span text:style-name="T3">;</text:span></text:p>
        </text:list-item>
        <text:list-item>
          <text:p text:style-name="P86"><text:span text:style-name="T6">FrameTyp – type of object’s frame</text:span><text:span text:style-name="T3"> (1 – </text:span><text:span text:style-name="T6">right line</text:span><text:span text:style-name="T3">, 2 - </text:span><text:span text:style-name="T6">top</text:span><text:span text:style-name="T3">, 4 - </text:span><text:span text:style-name="T6">left</text:span><text:span text:style-name="T3">, 8 - </text:span><text:span text:style-name="T6">bottom</text:span><text:span text:style-name="T3">);</text:span></text:p>
        </text:list-item>
        <text:list-item>
          <text:p text:style-name="P86"><text:span text:style-name="T6">FrameWidth, FrameColor – width and color of object’s frame</text:span><text:span text:style-name="T3">;</text:span></text:p>
        </text:list-item>
        <text:list-item>
          <text:p text:style-name="P86"><text:span text:style-name="T6">FillColor – background color of object</text:span><text:span text:style-name="T3">;</text:span></text:p>
        </text:list-item>
        <text:list-item>
          <text:p text:style-name="P91">Text - Memo contents.</text:p>
        </text:list-item>
      </text:list>
      <text:p text:style-name="P49"/>
      <text:p text:style-name="P57">Text objects has additional fields:</text:p>
      <text:list xml:id="list413166861" text:continue-list="list1340368166" text:style-name="L24">
        <text:list-item text:start-value="1">
          <text:p text:style-name="P86"><text:span text:style-name="T6">FontName, FontSize, FontColor – name, size and color of the font</text:span><text:span text:style-name="T3">;</text:span></text:p>
        </text:list-item>
        <text:list-item>
          <text:p text:style-name="P86"><text:span text:style-name="T6">FontStyle – font style</text:span><text:span text:style-name="T3"> (1 - </text:span><text:span text:style-name="T6">italic</text:span><text:span text:style-name="T3">, 2 - </text:span><text:span text:style-name="T6">bold</text:span><text:span text:style-name="T3">, 3 - </text:span><text:span text:style-name="T6">underline</text:span><text:span text:style-name="T3">);</text:span></text:p>
        </text:list-item>
        <text:list-item>
          <text:p text:style-name="P86"><text:span text:style-name="T6">Adjust – text alignment</text:span><text:span text:style-name="T3"> (1 - </text:span><text:span text:style-name="T6">right</text:span><text:span text:style-name="T3">, 2 - </text:span><text:span text:style-name="T6">center</text:span><text:span text:style-name="T3">, 3 - </text:span><text:span text:style-name="T6">width</text:span><text:span text:style-name="T3">, +4 – </text:span><text:span text:style-name="T6">vertical text</text:span><text:span text:style-name="T3">, +8 – </text:span><text:span text:style-name="T6">vertical centering</text:span><text:span text:style-name="T3">, +16 – </text:span><text:span text:style-name="T6">down align</text:span><text:span text:style-name="T3">).</text:span></text:p>
        </text:list-item>
      </text:list>
      <text:p text:style-name="P49"/>
      <text:p text:style-name="P47">You can also use variables in script. Variable can be of any type, with the name of max. 32 chars length. Name can consists of latin letters, digits and underscore. This variable can be showed in visual objects; you also can use report variables or DB fields in script. Script variables stored internally in the TfrVariables object. You can access to it by frVariables global variable declared in the FR_Class unit.</text:p>
      <text:p text:style-name="P47">If script contains more than one operator, you should use begin…end brakets, for example:</text:p>
      <text:p text:style-name="P52">begin</text:p>
      <text:p text:style-name="P53"><text:s text:c="2"/>FillColor := clGreen;</text:p>
      <text:p text:style-name="P53"><text:s text:c="2"/>FontColor := clWhite;</text:p>
      <text:p text:style-name="P52">end</text:p>
      <text:p text:style-name="P4"/>
      <text:h text:style-name="P105" text:outline-level="3">Using interpreter</text:h>
      <text:p text:style-name="P49"/>
      <text:p text:style-name="P48"><text:span text:style-name="T6">Here is some examples of using interpreter</text:span><text:span text:style-name="T3">:</text:span></text:p>
      <text:p text:style-name="P49"/>
      <text:list xml:id="list1838571102" text:style-name="L25">
        <text:list-item>
          <text:p text:style-name="P87"><text:span text:style-name="T6">To highlight sum of order</text:span><text:span text:style-name="T3">: </text:span><text:span text:style-name="T6">white, if sum less than </text:span><text:span text:style-name="T3">2000; </text:span><text:span text:style-name="T6">green</text:span><text:span text:style-name="T3">, </text:span><text:span text:style-name="T6">if sum is between</text:span><text:span text:style-name="T3"> 2000 </text:span><text:span text:style-name="T6">and</text:span><text:span text:style-name="T3"> 10000; </text:span><text:span text:style-name="T6">red</text:span><text:span text:style-name="T3">, </text:span><text:span text:style-name="T6">if sum is greather than</text:span><text:span text:style-name="T3"> 10000</text:span><text:span text:style-name="T6">, type the following script in object with sum</text:span><text:span text:style-name="T3">:</text:span></text:p>
        </text:list-item>
      </text:list>
      <text:p text:style-name="P48"/>
      <text:p text:style-name="P48"><text:span text:style-name="T31">if</text:span><text:span text:style-name="T30"> [Summa] &lt; 2000 </text:span><text:span text:style-name="T31">then</text:span></text:p>
      <text:p text:style-name="P53"><text:s text:c="2"/>FillColor := clTransparent</text:p>
      <text:p text:style-name="P48"><text:span text:style-name="T31">else</text:span><text:span text:style-name="T30"> </text:span><text:span text:style-name="T31">if</text:span><text:span text:style-name="T30"> [Summa] &lt; 10000 </text:span><text:span text:style-name="T31">then</text:span></text:p>
      <text:p text:style-name="P53"><text:s text:c="2"/>FillColor := clGreen</text:p>
      <text:p text:style-name="P48"><text:span text:style-name="T31">else</text:span><text:span text:style-name="T30"> </text:span></text:p>
      <text:p text:style-name="P53"><text:s text:c="2"/>FillColor := clRed</text:p>
      <text:p text:style-name="P54"/>
      <text:p text:style-name="P48"><text:soft-page-break/><text:span text:style-name="T6">[Summa] is your variable or field with actual sum of order. You can use numeric constants for choosing color</text:span><text:span text:style-name="T3">: </text:span></text:p>
      <text:p text:style-name="P48"><text:span text:style-name="T30">FillColor := 128 + 128*256 + 128*65536</text:span><text:span text:style-name="T6"> (gray color</text:span><text:span text:style-name="T3">).</text:span></text:p>
      <text:p text:style-name="P54"/>
      <text:p text:style-name="P54"/>
      <text:list xml:id="list1250718800" text:style-name="L26">
        <text:list-item>
          <text:p text:style-name="P88"><text:span text:style-name="T6">To show only data rows with order sum greather than </text:span><text:span text:style-name="T3">2000</text:span><text:span text:style-name="T6">, use the following code in the script of appropriate data-band (you can show its memo editor by Ctrl+Enter key)</text:span><text:span text:style-name="T3">:</text:span></text:p>
        </text:list-item>
      </text:list>
      <text:p text:style-name="P48"/>
      <text:p text:style-name="P48"><text:span text:style-name="T31">if</text:span><text:span text:style-name="T30"> [Summa] &gt; 2000 </text:span><text:span text:style-name="T31">then</text:span></text:p>
      <text:p text:style-name="P48"><text:span text:style-name="T30"><text:s text:c="2"/>Visible := 1 </text:span><text:span text:style-name="T31">else</text:span></text:p>
      <text:p text:style-name="P53"><text:s text:c="2"/>Visible := 0</text:p>
      <text:p text:style-name="P54"/>
      <text:p text:style-name="P54"/>
      <text:list xml:id="list412953381" text:style-name="L27">
        <text:list-item>
          <text:p text:style-name="P90">To show group condition in group footer, use the following code in group header band:</text:p>
        </text:list-item>
      </text:list>
      <text:p text:style-name="P49"/>
      <text:p text:style-name="P53">Condition := [Your_group_condition]</text:p>
      <text:p text:style-name="P50"/>
      <text:p text:style-name="P48"><text:span text:style-name="T6">and place the following string to the memo of “Text” object of group footer</text:span><text:span text:style-name="T3">:</text:span></text:p>
      <text:p text:style-name="P49"/>
      <text:p text:style-name="P48"><text:span text:style-name="T6">Total of</text:span><text:span text:style-name="T3"> </text:span><text:span text:style-name="T6">[Condition]</text:span></text:p>
      <text:p text:style-name="P53"/>
      <text:p text:style-name="P49"/>
      <text:list xml:id="list576315096" text:continue-numbering="true" text:style-name="L27">
        <text:list-item>
          <text:p text:style-name="P66">To set value of script variable programmatically, use frVariables reference, which defined in FR_Class unit. For example:</text:p>
        </text:list-item>
      </text:list>
      <text:p text:style-name="P14"/>
      <text:p text:style-name="P23">frVariables[‘SelectedMonth’] := ‘April’;</text:p>
      <text:p text:style-name="P23">frReport1.ShowReport;</text:p>
      <text:p text:style-name="P23"/>
      <text:p text:style-name="P14"><text:span text:style-name="T6">Then, place the following line in desired “Text” object</text:span><text:span text:style-name="T3">:</text:span></text:p>
      <text:p text:style-name="P5"/>
      <text:p text:style-name="P14"><text:span text:style-name="T6">Selected month</text:span><text:span text:style-name="T3">: </text:span><text:span text:style-name="T6">[SelectedMon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charset="x-symbol"/>
    <style:font-face style:name="Tahoma1" svg:font-family="Tahoma"/>
    <style:font-face style:name="Courier New" svg:font-family="'Courier New'" style:font-family-generic="modern"/>
    <style:font-face style:name="Courier New Cyr" svg:font-family="'Courier New Cyr'" style:font-family-generic="modern"/>
    <style:font-face style:name="Andale Sans UI" svg:font-family="'Andale Sans UI'"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Nimbus Sans L" svg:font-family="'Nimbus Sans 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Arial" fo:font-size="12pt" fo:language="ru" fo:country="RU" style:font-name-asian="Times New Roman Cyr" style:font-size-asian="12pt" style:font-name-complex="Times New Roman Cyr" style:font-size-complex="10pt"/>
    </style:style>
    <style:style style:name="Text_20_body" style:display-name="Text body" style:family="paragraph" style:parent-style-name="Standard" style:class="text">
      <style:paragraph-properties fo:margin="100%" fo:margin-left="0cm" fo:margin-right="-0.019cm" fo:text-align="justify" style:justify-single-word="false" fo:text-indent="0cm" style:auto-text-indent="false"/>
      <style:text-properties fo:color="#000000" fo:language="en" fo:country="US"/>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Cyr"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Cyr"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Cyr"/>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212cm" fo:margin-bottom="0.212cm">
        <style:tab-stops>
          <style:tab-stop style:position="19.502cm" style:type="right" style:leader-style="dotted" style:leader-text="."/>
        </style:tab-stops>
      </style:paragraph-properties>
      <style:text-properties fo:text-transform="uppercase" style:font-name="Times New Roman Cyr" fo:font-size="10pt" fo:font-weight="bold" style:font-size-asian="10pt" style:font-weight-asian="bold"/>
    </style:style>
    <style:style style:name="Contents_20_2" style:display-name="Contents 2" style:family="paragraph" style:parent-style-name="Standard" style:next-style-name="Standard" style:class="index">
      <style:paragraph-properties fo:margin="100%" fo:margin-left="0.423cm" fo:margin-right="0cm" fo:text-indent="0cm" style:auto-text-indent="false">
        <style:tab-stops>
          <style:tab-stop style:position="19.078cm" style:type="right" style:leader-style="dotted" style:leader-text="."/>
        </style:tab-stops>
      </style:paragraph-properties>
      <style:text-properties fo:font-variant="small-caps" style:font-name="Times New Roman Cyr" fo:font-size="10pt" style:font-size-asian="10pt"/>
    </style:style>
    <style:style style:name="Contents_20_3" style:display-name="Contents 3" style:family="paragraph" style:parent-style-name="Standard" style:next-style-name="Standard" style:class="index">
      <style:paragraph-properties fo:margin="100%" fo:margin-left="0.847cm" fo:margin-right="0cm" fo:text-indent="0cm" style:auto-text-indent="false">
        <style:tab-stops>
          <style:tab-stop style:position="18.655cm" style:type="right" style:leader-style="dotted" style:leader-text="."/>
        </style:tab-stops>
      </style:paragraph-properties>
      <style:text-properties style:font-name="Times New Roman Cyr"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100%" fo:margin-left="1.27cm" fo:margin-right="0cm" fo:text-indent="0cm" style:auto-text-indent="false">
        <style:tab-stops>
          <style:tab-stop style:position="18.232cm" style:type="right" style:leader-style="dotted" style:leader-text="."/>
        </style:tab-stops>
      </style:paragraph-properties>
      <style:text-properties style:font-name="Times New Roman Cyr" fo:font-size="9pt" style:font-size-asian="9pt"/>
    </style:style>
    <style:style style:name="Contents_20_5" style:display-name="Contents 5" style:family="paragraph" style:parent-style-name="Standard" style:next-style-name="Standard" style:class="index">
      <style:paragraph-properties fo:margin="100%" fo:margin-left="1.693cm" fo:margin-right="0cm" fo:text-indent="0cm" style:auto-text-indent="false">
        <style:tab-stops>
          <style:tab-stop style:position="17.808cm" style:type="right" style:leader-style="dotted" style:leader-text="."/>
        </style:tab-stops>
      </style:paragraph-properties>
      <style:text-properties style:font-name="Times New Roman Cyr" fo:font-size="9pt" style:font-size-asian="9pt"/>
    </style:style>
    <style:style style:name="Contents_20_6" style:display-name="Contents 6" style:family="paragraph" style:parent-style-name="Standard" style:next-style-name="Standard" style:class="index">
      <style:paragraph-properties fo:margin="100%" fo:margin-left="2.117cm" fo:margin-right="0cm" fo:text-indent="0cm" style:auto-text-indent="false">
        <style:tab-stops>
          <style:tab-stop style:position="17.385cm" style:type="right" style:leader-style="dotted" style:leader-text="."/>
        </style:tab-stops>
      </style:paragraph-properties>
      <style:text-properties style:font-name="Times New Roman Cyr" fo:font-size="9pt" style:font-size-asian="9pt"/>
    </style:style>
    <style:style style:name="Contents_20_7" style:display-name="Contents 7" style:family="paragraph" style:parent-style-name="Standard" style:next-style-name="Standard" style:class="index">
      <style:paragraph-properties fo:margin="100%" fo:margin-left="2.54cm" fo:margin-right="0cm" fo:text-indent="0cm" style:auto-text-indent="false">
        <style:tab-stops>
          <style:tab-stop style:position="16.962cm" style:type="right" style:leader-style="dotted" style:leader-text="."/>
        </style:tab-stops>
      </style:paragraph-properties>
      <style:text-properties style:font-name="Times New Roman Cyr" fo:font-size="9pt" style:font-size-asian="9pt"/>
    </style:style>
    <style:style style:name="Contents_20_8" style:display-name="Contents 8" style:family="paragraph" style:parent-style-name="Standard" style:next-style-name="Standard" style:class="index">
      <style:paragraph-properties fo:margin="100%" fo:margin-left="2.963cm" fo:margin-right="0cm" fo:text-indent="0cm" style:auto-text-indent="false">
        <style:tab-stops>
          <style:tab-stop style:position="16.538cm" style:type="right" style:leader-style="dotted" style:leader-text="."/>
        </style:tab-stops>
      </style:paragraph-properties>
      <style:text-properties style:font-name="Times New Roman Cyr" fo:font-size="9pt" style:font-size-asian="9pt"/>
    </style:style>
    <style:style style:name="Contents_20_9" style:display-name="Contents 9" style:family="paragraph" style:parent-style-name="Standard" style:next-style-name="Standard" style:class="index">
      <style:paragraph-properties fo:margin="100%" fo:margin-left="3.387cm" fo:margin-right="0cm" fo:text-indent="0cm" style:auto-text-indent="false">
        <style:tab-stops>
          <style:tab-stop style:position="16.115cm" style:type="right" style:leader-style="dotted" style:leader-text="."/>
        </style:tab-stops>
      </style:paragraph-properties>
      <style:text-properties style:font-name="Times New Roman Cyr" fo:font-size="9pt" style:font-size-asian="9pt"/>
    </style:style>
    <style:style style:name="Title" style:family="paragraph" style:parent-style-name="Standard" style:next-style-name="Standard" style:class="chapter">
      <style:paragraph-properties fo:margin-top="0.212cm" fo:margin-bottom="0.212cm"/>
      <style:text-properties fo:font-size="10pt" style:font-size-asian="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çàãîëîâîê_20_1" style:display-name="çàãîëîâîê 1" style:family="paragraph" style:parent-style-name="Standard" style:next-style-name="Standard">
      <style:paragraph-properties fo:margin-top="0.423cm" fo:margin-bottom="0.106cm" fo:keep-with-next="always"/>
      <style:text-properties fo:font-size="14pt" fo:font-weight="bold" style:letter-kerning="true" style:font-size-asian="14pt" style:font-weight-asian="bold"/>
    </style:style>
    <style:style style:name="çàãîëîâîê_20_2" style:display-name="çàãîëîâîê 2" style:family="paragraph" style:parent-style-name="Standard" style:next-style-name="Standard">
      <style:paragraph-properties fo:margin-top="0.423cm" fo:margin-bottom="0.106cm" fo:keep-with-next="always"/>
      <style:text-properties fo:font-style="italic" fo:font-weight="bold" style:font-style-asian="italic" style:font-weight-asian="bold"/>
    </style:style>
    <style:style style:name="çàãîëîâîê_20_3" style:display-name="çàãîëîâîê 3" style:family="paragraph" style:parent-style-name="Standard" style:next-style-name="Standard">
      <style:paragraph-properties fo:margin-top="0.423cm" fo:margin-bottom="0.106cm" fo:keep-with-next="always"/>
      <style:text-properties fo:font-weight="bold" style:font-weight-asian="bold"/>
    </style:style>
    <style:style style:name="çàãîëîâîê_20_5" style:display-name="çàãîëîâîê 5" style:family="paragraph" style:parent-style-name="Standard" style:next-style-name="Standard">
      <style:paragraph-properties fo:text-align="center" style:justify-single-word="false" fo:keep-with-next="always"/>
      <style:text-properties fo:font-weight="bold" style:font-weight-asian="bold"/>
    </style:style>
    <style:style style:name="îãëàâëåíèå_20_1" style:display-name="îãëàâëåíèå 1" style:family="paragraph" style:parent-style-name="Standard" style:next-style-name="Standard">
      <style:paragraph-properties fo:margin-top="0.212cm" fo:margin-bottom="0.212cm">
        <style:tab-stops>
          <style:tab-stop style:position="19.002cm" style:type="right" style:leader-style="dotted" style:leader-text="."/>
        </style:tab-stops>
      </style:paragraph-properties>
      <style:text-properties fo:text-transform="uppercase" fo:font-size="10pt" fo:font-weight="bold" style:font-size-asian="10pt" style:font-weight-asian="bold"/>
    </style:style>
    <style:style style:name="îãëàâëåíèå_20_2" style:display-name="îãëàâëåíèå 2" style:family="paragraph" style:parent-style-name="Standard" style:next-style-name="Standard">
      <style:paragraph-properties fo:margin="100%" fo:margin-left="0.423cm" fo:margin-right="0cm" fo:text-indent="0cm" style:auto-text-indent="false">
        <style:tab-stops>
          <style:tab-stop style:position="18.579cm" style:type="right" style:leader-style="dotted" style:leader-text="."/>
        </style:tab-stops>
      </style:paragraph-properties>
      <style:text-properties fo:font-variant="small-caps" fo:font-size="10pt" style:font-size-asian="10pt"/>
    </style:style>
    <style:style style:name="îãëàâëåíèå_20_3" style:display-name="îãëàâëåíèå 3" style:family="paragraph" style:parent-style-name="Standard" style:next-style-name="Standard">
      <style:paragraph-properties fo:margin="100%" fo:margin-left="0.847cm" fo:margin-right="0cm" fo:text-indent="0cm" style:auto-text-indent="false">
        <style:tab-stops>
          <style:tab-stop style:position="18.156cm" style:type="right" style:leader-style="dotted" style:leader-text="."/>
        </style:tab-stops>
      </style:paragraph-properties>
      <style:text-properties fo:font-size="10pt" fo:font-style="italic" style:font-size-asian="10pt" style:font-style-asian="italic"/>
    </style:style>
    <style:style style:name="îãëàâëåíèå_20_4" style:display-name="îãëàâëåíèå 4" style:family="paragraph" style:parent-style-name="Standard" style:next-style-name="Standard">
      <style:paragraph-properties fo:margin="100%" fo:margin-left="1.27cm" fo:margin-right="0cm" fo:text-indent="0cm" style:auto-text-indent="false">
        <style:tab-stops>
          <style:tab-stop style:position="17.732cm" style:type="right" style:leader-style="dotted" style:leader-text="."/>
        </style:tab-stops>
      </style:paragraph-properties>
      <style:text-properties fo:font-size="9pt" style:font-size-asian="9pt"/>
    </style:style>
    <style:style style:name="îãëàâëåíèå_20_5" style:display-name="îãëàâëåíèå 5" style:family="paragraph" style:parent-style-name="Standard" style:next-style-name="Standard">
      <style:paragraph-properties fo:margin="100%" fo:margin-left="1.693cm" fo:margin-right="0cm" fo:text-indent="0cm" style:auto-text-indent="false">
        <style:tab-stops>
          <style:tab-stop style:position="17.309cm" style:type="right" style:leader-style="dotted" style:leader-text="."/>
        </style:tab-stops>
      </style:paragraph-properties>
      <style:text-properties fo:font-size="9pt" style:font-size-asian="9pt"/>
    </style:style>
    <style:style style:name="îãëàâëåíèå_20_6" style:display-name="îãëàâëåíèå 6" style:family="paragraph" style:parent-style-name="Standard" style:next-style-name="Standard">
      <style:paragraph-properties fo:margin="100%" fo:margin-left="2.117cm" fo:margin-right="0cm" fo:text-indent="0cm" style:auto-text-indent="false">
        <style:tab-stops>
          <style:tab-stop style:position="16.886cm" style:type="right" style:leader-style="dotted" style:leader-text="."/>
        </style:tab-stops>
      </style:paragraph-properties>
      <style:text-properties fo:font-size="9pt" style:font-size-asian="9pt"/>
    </style:style>
    <style:style style:name="îãëàâëåíèå_20_7" style:display-name="îãëàâëåíèå 7" style:family="paragraph" style:parent-style-name="Standard" style:next-style-name="Standard">
      <style:paragraph-properties fo:margin="100%" fo:margin-left="2.54cm" fo:margin-right="0cm" fo:text-indent="0cm" style:auto-text-indent="false">
        <style:tab-stops>
          <style:tab-stop style:position="16.462cm" style:type="right" style:leader-style="dotted" style:leader-text="."/>
        </style:tab-stops>
      </style:paragraph-properties>
      <style:text-properties fo:font-size="9pt" style:font-size-asian="9pt"/>
    </style:style>
    <style:style style:name="îãëàâëåíèå_20_8" style:display-name="îãëàâëåíèå 8" style:family="paragraph" style:parent-style-name="Standard" style:next-style-name="Standard">
      <style:paragraph-properties fo:margin="100%" fo:margin-left="2.963cm" fo:margin-right="0cm" fo:text-indent="0cm" style:auto-text-indent="false">
        <style:tab-stops>
          <style:tab-stop style:position="16.039cm" style:type="right" style:leader-style="dotted" style:leader-text="."/>
        </style:tab-stops>
      </style:paragraph-properties>
      <style:text-properties fo:font-size="9pt" style:font-size-asian="9pt"/>
    </style:style>
    <style:style style:name="îãëàâëåíèå_20_9" style:display-name="îãëàâëåíèå 9" style:family="paragraph" style:parent-style-name="Standard" style:next-style-name="Standard">
      <style:paragraph-properties fo:margin="100%" fo:margin-left="3.387cm" fo:margin-right="0cm" fo:text-indent="0cm" style:auto-text-indent="false">
        <style:tab-stops>
          <style:tab-stop style:position="15.616cm" style:type="right" style:leader-style="dotted" style:leader-text="."/>
        </style:tab-stops>
      </style:paragraph-properties>
      <style:text-properties fo:font-size="9pt" style:font-size-asian="9pt"/>
    </style:style>
    <style:style style:name="Îñíîâíîé_20_òåêñò_20_2" style:display-name="Îñíîâíîé òåêñò 2" style:family="paragraph" style:parent-style-name="Standard">
      <style:paragraph-properties fo:text-align="justify" style:justify-single-word="false"/>
      <style:text-properties fo:color="#ff0000" fo:language="en" fo:country="US" fo:font-weight="bold" style:font-weight-asian="bold"/>
    </style:style>
    <style:style style:name="Îñíîâíîé_20_òåêñò_20_3" style:display-name="Îñíîâíîé òåêñò 3" style:family="paragraph" style:parent-style-name="Standard">
      <style:text-properties fo:color="#000000" fo:language="en" fo:country="US"/>
    </style:style>
    <style:style style:name="Îñíîâíîé_20_òåêñò_20_ñ_20_îòñòóïîì_20_2" style:display-name="Îñíîâíîé òåêñò ñ îòñòóïîì 2" style:family="paragraph" style:parent-style-name="Standard">
      <style:paragraph-properties fo:margin="100%" fo:margin-left="0cm" fo:margin-right="0cm" fo:text-align="justify" style:justify-single-word="false" fo:text-indent="1.27cm" style:auto-text-indent="false"/>
      <style:text-properties fo:color="#000000"/>
    </style:style>
    <style:style style:name="Îñíîâíîé_20_òåêñò_20_ñ_20_îòñòóïîì_20_3" style:display-name="Îñíîâíîé òåêñò ñ îòñòóïîì 3" style:family="paragraph" style:parent-style-name="Standard">
      <style:paragraph-properties fo:margin="100%" fo:margin-left="0cm" fo:margin-right="0cm" fo:text-indent="1.27cm" style:auto-text-indent="false"/>
      <style:text-properties fo:language="en" fo:country="US"/>
    </style:style>
    <style:style style:name="Internet_20_link" style:display-name="Internet link" style:family="text">
      <style:text-properties fo:color="#000080" style:text-underline-style="solid" style:text-underline-width="auto" style:text-underline-color="font-color"/>
    </style:style>
    <style:style style:name="WW-Îñíîâíîé_20_øðèôò" style:display-name="WW-Îñíîâíîé øðèôò" style:family="text"/>
    <style:style style:name="Italic_20_text" style:display-name="Italic text" style:family="text" style:parent-style-name="WW-Îñíîâíîé_20_øðèôò">
      <style:text-properties fo:color="#008000" style:font-name="Arial" fo:font-size="12pt" fo:language="en" fo:country="US" fo:font-style="italic" style:font-size-asian="12pt" style:font-style-asian="italic"/>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0.751cm" fo:margin-right="0.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dc:title>FreeReport documentation</dc:title>
    <meta:initial-creator>Alex</meta:initial-creator>
    <meta:creation-date>1999-09-21T19:46:00</meta:creation-date>
    <dc:date>2004-09-30T00:42:12</dc:date>
    <dc:language>ru-RU</dc:language>
    <meta:editing-cycles>11</meta:editing-cycles>
    <meta:editing-duration>PT1H25M4S</meta:editing-duration>
    <meta:document-statistic meta:table-count="1" meta:image-count="17" meta:object-count="2" meta:page-count="30" meta:paragraph-count="583" meta:word-count="10477" meta:character-count="62112" meta:non-whitespace-character-count="52715"/>
    <meta:user-defined meta:name="Info 1"/>
    <meta:user-defined meta:name="Info 2"/>
    <meta:user-defined meta:name="Info 3"/>
    <meta:user-defined meta:name="Info 4"/>
  </office:meta>
</office:document-meta>
</file>